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ffffff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solid" draw:fill-color="#ffffff"/>
    </style:style>
    <style:style style:name="T1" style:family="text">
      <style:text-properties fo:color="#000000" style:font-name="TimesNewRoman1" fo:font-size="11.1000003814697pt" style:font-size-asian="11.1000003814697pt" style:font-name-complex="TimesNewRoman1" style:font-size-complex="11.1000003814697pt"/>
    </style:style>
    <style:style style:name="T2" style:family="text">
      <style:text-properties fo:color="#000000" style:font-name="TimesNewRomanPS1" fo:font-size="16pt" fo:font-weight="bold" style:font-size-asian="16pt" style:font-name-complex="TimesNewRomanPS1" style:font-size-complex="16pt" style:font-weight-complex="bold"/>
    </style:style>
    <style:style style:name="T3" style:family="text">
      <style:text-properties fo:color="#ffffff" style:font-name="TimesNewRomanPS1" fo:font-size="10pt" fo:font-weight="bold" style:font-size-asian="10pt" style:font-name-complex="TimesNewRomanPS1" style:font-size-complex="10pt" style:font-weight-complex="bold"/>
    </style:style>
    <style:style style:name="T4" style:family="text">
      <style:text-properties fo:color="#000000" style:font-name="TimesNewRomanPS1" fo:font-size="10pt" fo:font-weight="bold" style:font-size-asian="10pt" style:font-name-complex="TimesNewRomanPS1" style:font-size-complex="10pt" style:font-weight-complex="bold"/>
    </style:style>
    <style:style style:name="T5" style:family="text">
      <style:text-properties fo:color="#000000" style:font-name="TimesNewRoman1" fo:font-size="10pt" style:font-size-asian="10pt" style:font-name-complex="TimesNewRoman1" style:font-size-complex="10pt"/>
    </style:style>
    <style:style style:name="T6" style:family="text">
      <style:text-properties fo:color="#000000" style:font-name="Arial1" fo:font-size="10pt" style:font-size-asian="10pt" style:font-name-complex="Arial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33cm" svg:x="3.251cm" svg:y="27.98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33cm" svg:x="11.548cm" svg:y="27.98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33cm" svg:x="17.56cm" svg:y="27.991cm">
          <draw:text-box>
            <text:p text:style-name="P1"><text:span text:style-name="T1">1 </text:span></text:p>
          </draw:text-box>
        </draw:frame>
        <draw:frame draw:style-name="gr1" draw:text-style-name="P2" draw:layer="layout" svg:width="14.556cm" svg:height="0.433cm" svg:x="3.251cm" svg:y="4.001cm">
          <draw:text-box>
            <text:p text:style-name="P1"><text:span text:style-name="T1">The following sections (B1 – B5) show the list of success indicators and their corresponding </text:span></text:p>
          </draw:text-box>
        </draw:frame>
        <draw:frame draw:style-name="gr1" draw:text-style-name="P2" draw:layer="layout" svg:width="14.687cm" svg:height="0.433cm" svg:x="3.251cm" svg:y="4.513cm">
          <draw:text-box>
            <text:p text:style-name="P1"><text:span text:style-name="T1">metrics. The list is taken from the output of a systematic review on evaluating SPI initiatives. </text:span></text:p>
          </draw:text-box>
        </draw:frame>
        <draw:polygon draw:style-name="gr2" draw:text-style-name="P3" draw:layer="layout" svg:width="12.785cm" svg:height="0.055cm" svg:x="4.11cm" svg:y="3.505cm" svg:viewBox="0 0 12786 56" draw:points="0,56 12786,56 12786,0 0,0">
          <text:p/>
        </draw:polygon>
        <draw:frame draw:style-name="gr3" draw:text-style-name="P4" draw:layer="layout" svg:width="14.285cm" svg:height="0.653cm" svg:x="4.111cm" svg:y="2.923cm">
          <draw:text-box>
            <text:p text:style-name="P1"><text:span text:style-name="T2">LIST OF SUCCESS INDICATORS AND METRICS </text:span></text:p>
          </draw:text-box>
        </draw:frame>
        <draw:polygon draw:style-name="gr2" draw:text-style-name="P3" draw:layer="layout" svg:width="0.182cm" svg:height="0.889cm" svg:x="3.098cm" svg:y="6.324cm" svg:viewBox="0 0 183 890" draw:points="0,890 183,890 183,0 0,0">
          <text:p/>
        </draw:polygon>
        <draw:polygon draw:style-name="gr2" draw:text-style-name="P3" draw:layer="layout" svg:width="0.182cm" svg:height="0.889cm" svg:x="6.553cm" svg:y="6.324cm" svg:viewBox="0 0 183 890" draw:points="0,890 183,890 183,0 0,0">
          <text:p/>
        </draw:polygon>
        <draw:polygon draw:style-name="gr2" draw:text-style-name="P3" draw:layer="layout" svg:width="3.273cm" svg:height="0.889cm" svg:x="3.28cm" svg:y="6.324cm" svg:viewBox="0 0 3274 890" draw:points="0,890 3274,890 3274,0 0,0">
          <text:p/>
        </draw:polygon>
        <draw:frame draw:style-name="gr3" draw:text-style-name="P4" draw:layer="layout" svg:width="7.173cm" svg:height="0.653cm" svg:x="3.251cm" svg:y="5.447cm">
          <draw:text-box>
            <text:p text:style-name="P1"><text:span text:style-name="T2">B1: Process measures </text:span></text:p>
          </draw:text-box>
        </draw:frame>
        <draw:polygon draw:style-name="gr2" draw:text-style-name="P3" draw:layer="layout" svg:width="0.182cm" svg:height="0.889cm" svg:x="6.752cm" svg:y="6.324cm" svg:viewBox="0 0 183 890" draw:points="0,890 183,890 183,0 0,0">
          <text:p/>
        </draw:polygon>
        <draw:polygon draw:style-name="gr2" draw:text-style-name="P3" draw:layer="layout" svg:width="0.182cm" svg:height="0.889cm" svg:x="17.504cm" svg:y="6.324cm" svg:viewBox="0 0 183 890" draw:points="0,890 183,890 183,0 0,0">
          <text:p/>
        </draw:polygon>
        <draw:polygon draw:style-name="gr2" draw:text-style-name="P3" draw:layer="layout" svg:width="10.57cm" svg:height="0.889cm" svg:x="6.934cm" svg:y="6.324cm" svg:viewBox="0 0 10571 890" draw:points="0,890 10571,890 10571,0 0,0">
          <text:p/>
        </draw:polygon>
        <draw:frame draw:style-name="gr4" draw:text-style-name="P5" draw:layer="layout" svg:width="3.596cm" svg:height="0.412cm" svg:x="3.594cm" svg:y="6.54cm">
          <draw:text-box>
            <text:p text:style-name="P1"><text:span text:style-name="T3">Success Indicator </text:span></text:p>
          </draw:text-box>
        </draw:frame>
        <draw:polygon draw:style-name="gr2" draw:text-style-name="P3" draw:layer="layout" svg:width="0.017cm" svg:height="0.017cm" svg:x="3.081cm" svg:y="6.303cm" svg:viewBox="0 0 18 18" draw:points="0,18 18,18 18,0 0,0">
          <text:p/>
        </draw:polygon>
        <draw:polygon draw:style-name="gr2" draw:text-style-name="P3" draw:layer="layout" svg:width="0.017cm" svg:height="0.017cm" svg:x="3.081cm" svg:y="6.303cm" svg:viewBox="0 0 18 18" draw:points="0,18 18,18 18,0 0,0">
          <text:p/>
        </draw:polygon>
        <draw:polygon draw:style-name="gr2" draw:text-style-name="P3" draw:layer="layout" svg:width="3.637cm" svg:height="0.017cm" svg:x="3.098cm" svg:y="6.303cm" svg:viewBox="0 0 3638 18" draw:points="0,18 3638,18 3638,0 0,0">
          <text:p/>
        </draw:polygon>
        <draw:polygon draw:style-name="gr2" draw:text-style-name="P3" draw:layer="layout" svg:width="0.017cm" svg:height="0.017cm" svg:x="6.735cm" svg:y="6.303cm" svg:viewBox="0 0 18 18" draw:points="0,18 18,18 18,0 0,0">
          <text:p/>
        </draw:polygon>
        <draw:polygon draw:style-name="gr2" draw:text-style-name="P3" draw:layer="layout" svg:width="10.939cm" svg:height="0.017cm" svg:x="6.752cm" svg:y="6.303cm" svg:viewBox="0 0 10940 18" draw:points="0,18 10940,18 10940,0 0,0">
          <text:p/>
        </draw:polygon>
        <draw:polygon draw:style-name="gr2" draw:text-style-name="P3" draw:layer="layout" svg:width="0.017cm" svg:height="0.017cm" svg:x="17.691cm" svg:y="6.303cm" svg:viewBox="0 0 18 18" draw:points="0,18 18,18 18,0 0,0">
          <text:p/>
        </draw:polygon>
        <draw:polygon draw:style-name="gr2" draw:text-style-name="P3" draw:layer="layout" svg:width="0.017cm" svg:height="0.017cm" svg:x="17.691cm" svg:y="6.303cm" svg:viewBox="0 0 18 18" draw:points="0,18 18,18 18,0 0,0">
          <text:p/>
        </draw:polygon>
        <draw:polygon draw:style-name="gr2" draw:text-style-name="P3" draw:layer="layout" svg:width="0.017cm" svg:height="0.893cm" svg:x="3.081cm" svg:y="6.32cm" svg:viewBox="0 0 18 894" draw:points="0,894 18,894 18,0 0,0">
          <text:p/>
        </draw:polygon>
        <draw:polygon draw:style-name="gr2" draw:text-style-name="P3" draw:layer="layout" svg:width="0.017cm" svg:height="0.893cm" svg:x="6.735cm" svg:y="6.32cm" svg:viewBox="0 0 18 894" draw:points="0,894 18,894 18,0 0,0">
          <text:p/>
        </draw:polygon>
        <draw:polygon draw:style-name="gr2" draw:text-style-name="P3" draw:layer="layout" svg:width="0.017cm" svg:height="0.893cm" svg:x="17.691cm" svg:y="6.32cm" svg:viewBox="0 0 18 894" draw:points="0,894 18,894 18,0 0,0">
          <text:p/>
        </draw:polygon>
        <draw:frame draw:style-name="gr4" draw:text-style-name="P5" draw:layer="layout" svg:width="4.879cm" svg:height="0.412cm" svg:x="10.346cm" svg:y="6.54cm">
          <draw:text-box>
            <text:p text:style-name="P1"><text:span text:style-name="T3">Commonly Used Metrics </text:span></text:p>
          </draw:text-box>
        </draw:frame>
        <draw:frame draw:style-name="gr4" draw:text-style-name="P5" draw:layer="layout" svg:width="2.009cm" svg:height="0.412cm" svg:x="4.161cm" svg:y="10.719cm">
          <draw:text-box>
            <text:p text:style-name="P1"><text:span text:style-name="T4">Efficiency </text:span></text:p>
          </draw:text-box>
        </draw:frame>
        <draw:frame draw:style-name="gr4" draw:text-style-name="P5" draw:layer="layout" svg:width="0.35cm" svg:height="0.39cm" svg:x="6.934cm" svg:y="7.451cm">
          <draw:text-box>
            <text:p text:style-name="P1"><text:span text:style-name="T5">i)</text:span></text:p>
          </draw:text-box>
        </draw:frame>
        <draw:frame draw:style-name="gr4" draw:text-style-name="P5" draw:layer="layout" svg:width="0.35cm" svg:height="0.395cm" svg:x="7.15cm" svg:y="7.446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7.88cm" svg:height="0.39cm" svg:x="7.569cm" svg:y="7.451cm">
          <draw:text-box>
            <text:p text:style-name="P1"><text:span text:style-name="T5">Rework efficiency = No. of defect / defect fixing effort </text:span></text:p>
          </draw:text-box>
        </draw:frame>
        <draw:frame draw:style-name="gr4" draw:text-style-name="P5" draw:layer="layout" svg:width="0.35cm" svg:height="0.39cm" svg:x="6.934cm" svg:y="7.917cm">
          <draw:text-box>
            <text:p text:style-name="P1"><text:span text:style-name="T5">ii)</text:span></text:p>
          </draw:text-box>
        </draw:frame>
        <draw:frame draw:style-name="gr4" draw:text-style-name="P5" draw:layer="layout" svg:width="0.35cm" svg:height="0.395cm" svg:x="7.247cm" svg:y="7.91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6.314cm" svg:height="0.39cm" svg:x="7.569cm" svg:y="7.917cm">
          <draw:text-box>
            <text:p text:style-name="P1"><text:span text:style-name="T5">Defect removal efficiency, DRE = E/(E+D) <text:s/></text:span></text:p>
          </draw:text-box>
        </draw:frame>
        <draw:frame draw:style-name="gr4" draw:text-style-name="P5" draw:layer="layout" svg:width="7.347cm" svg:height="0.39cm" svg:x="7.569cm" svg:y="8.382cm">
          <draw:text-box>
            <text:p text:style-name="P1"><text:span text:style-name="T5"><text:s text:c="4"/></text:span><text:span text:style-name="T5">- E is the number of errors found before delivery </text:span></text:p>
          </draw:text-box>
        </draw:frame>
        <draw:frame draw:style-name="gr4" draw:text-style-name="P5" draw:layer="layout" svg:width="7.127cm" svg:height="0.39cm" svg:x="7.569cm" svg:y="8.852cm">
          <draw:text-box>
            <text:p text:style-name="P1"><text:span text:style-name="T5"><text:s text:c="4"/></text:span><text:span text:style-name="T5">- D is the number of errors found after delivery </text:span></text:p>
          </draw:text-box>
        </draw:frame>
        <draw:frame draw:style-name="gr4" draw:text-style-name="P5" draw:layer="layout" svg:width="0.413cm" svg:height="0.39cm" svg:x="6.934cm" svg:y="9.317cm">
          <draw:text-box>
            <text:p text:style-name="P1"><text:span text:style-name="T5">iii)</text:span></text:p>
          </draw:text-box>
        </draw:frame>
        <draw:frame draw:style-name="gr4" draw:text-style-name="P5" draw:layer="layout" svg:width="0.35cm" svg:height="0.395cm" svg:x="7.345cm" svg:y="9.313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62cm" svg:height="0.39cm" svg:x="7.569cm" svg:y="9.317cm">
          <draw:text-box>
            <text:p text:style-name="P1"><text:span text:style-name="T5">Process efficiency (%) = No. of <text:s/>&lt;Phase&gt; category defects detected </text:span></text:p>
          </draw:text-box>
        </draw:frame>
        <draw:frame draw:style-name="gr4" draw:text-style-name="P5" draw:layer="layout" svg:width="8.503cm" svg:height="0.39cm" svg:x="7.569cm" svg:y="9.783cm">
          <draw:text-box>
            <text:p text:style-name="P1"><text:span text:style-name="T5">by <text:s/>&lt;Phase&gt; review / Total no. of &lt;Phase&gt; category defects </text:span></text:p>
          </draw:text-box>
        </draw:frame>
        <draw:frame draw:style-name="gr4" draw:text-style-name="P5" draw:layer="layout" svg:width="7.647cm" svg:height="0.39cm" svg:x="7.569cm" svg:y="10.249cm">
          <draw:text-box>
            <text:p text:style-name="P1"><text:span text:style-name="T5">&lt;Phase&gt; := SRS, Design, Code Review and Unit Test </text:span></text:p>
          </draw:text-box>
        </draw:frame>
        <draw:frame draw:style-name="gr4" draw:text-style-name="P5" draw:layer="layout" svg:width="0.396cm" svg:height="0.39cm" svg:x="6.934cm" svg:y="10.714cm">
          <draw:text-box>
            <text:p text:style-name="P1"><text:span text:style-name="T5">iv)</text:span></text:p>
          </draw:text-box>
        </draw:frame>
        <draw:frame draw:style-name="gr4" draw:text-style-name="P5" draw:layer="layout" svg:width="0.35cm" svg:height="0.395cm" svg:x="7.328cm" svg:y="10.709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8.977cm" svg:height="0.39cm" svg:x="7.569cm" svg:y="10.714cm">
          <draw:text-box>
            <text:p text:style-name="P1"><text:span text:style-name="T5">Inspection <text:s/>efficiency = Number of real defects found per hour </text:span></text:p>
          </draw:text-box>
        </draw:frame>
        <draw:frame draw:style-name="gr4" draw:text-style-name="P5" draw:layer="layout" svg:width="0.35cm" svg:height="0.39cm" svg:x="6.934cm" svg:y="11.184cm">
          <draw:text-box>
            <text:p text:style-name="P1"><text:span text:style-name="T5">v)</text:span></text:p>
          </draw:text-box>
        </draw:frame>
        <draw:frame draw:style-name="gr4" draw:text-style-name="P5" draw:layer="layout" svg:width="0.35cm" svg:height="0.395cm" svg:x="7.226cm" svg:y="11.179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10.027cm" svg:height="0.39cm" svg:x="7.569cm" svg:y="11.184cm">
          <draw:text-box>
            <text:p text:style-name="P1"><text:span text:style-name="T5">Fault Handling Efficiency (FHE) = Number of incoming fault events / </text:span></text:p>
          </draw:text-box>
        </draw:frame>
        <draw:frame draw:style-name="gr4" draw:text-style-name="P5" draw:layer="layout" svg:width="6.289cm" svg:height="0.39cm" svg:x="7.569cm" svg:y="11.649cm">
          <draw:text-box>
            <text:p text:style-name="P1"><text:span text:style-name="T5">number of events recorded as trouble report </text:span></text:p>
          </draw:text-box>
        </draw:frame>
        <draw:frame draw:style-name="gr4" draw:text-style-name="P5" draw:layer="layout" svg:width="0.396cm" svg:height="0.39cm" svg:x="6.934cm" svg:y="12.115cm">
          <draw:text-box>
            <text:p text:style-name="P1"><text:span text:style-name="T5">vi)</text:span></text:p>
          </draw:text-box>
        </draw:frame>
        <draw:frame draw:style-name="gr4" draw:text-style-name="P5" draw:layer="layout" svg:width="0.35cm" svg:height="0.395cm" svg:x="7.328cm" svg:y="12.11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565cm" svg:height="0.39cm" svg:x="7.569cm" svg:y="12.115cm">
          <draw:text-box>
            <text:p text:style-name="P1"><text:span text:style-name="T5">Fault Finding Efficiency (FFE) = Number of incoming fault events </text:span></text:p>
          </draw:text-box>
        </draw:frame>
        <draw:frame draw:style-name="gr4" draw:text-style-name="P5" draw:layer="layout" svg:width="9.337cm" svg:height="0.39cm" svg:x="7.569cm" svg:y="12.581cm">
          <draw:text-box>
            <text:p text:style-name="P1"><text:span text:style-name="T5">not recorded as trouble report because reason is an internal fault / </text:span></text:p>
          </draw:text-box>
        </draw:frame>
        <draw:frame draw:style-name="gr4" draw:text-style-name="P5" draw:layer="layout" svg:width="6.289cm" svg:height="0.39cm" svg:x="7.569cm" svg:y="13.046cm">
          <draw:text-box>
            <text:p text:style-name="P1"><text:span text:style-name="T5">number of events recorded as trouble report </text:span></text:p>
          </draw:text-box>
        </draw:frame>
        <draw:frame draw:style-name="gr4" draw:text-style-name="P5" draw:layer="layout" svg:width="0.493cm" svg:height="0.39cm" svg:x="6.934cm" svg:y="13.516cm">
          <draw:text-box>
            <text:p text:style-name="P1"><text:span text:style-name="T5">vii)</text:span></text:p>
          </draw:text-box>
        </draw:frame>
        <draw:frame draw:style-name="gr4" draw:text-style-name="P5" draw:layer="layout" svg:width="0.35cm" svg:height="0.395cm" svg:x="7.426cm" svg:y="13.511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027cm" svg:height="0.39cm" svg:x="7.57cm" svg:y="13.516cm">
          <draw:text-box>
            <text:p text:style-name="P1"><text:span text:style-name="T5">Test efficiency = No. of bugs found up to and including system </text:span></text:p>
          </draw:text-box>
        </draw:frame>
        <draw:polygon draw:style-name="gr2" draw:text-style-name="P3" draw:layer="layout" svg:width="0.017cm" svg:height="0.017cm" svg:x="3.081cm" svg:y="7.213cm" svg:viewBox="0 0 18 18" draw:points="0,18 18,18 18,0 0,0">
          <text:p/>
        </draw:polygon>
        <draw:polygon draw:style-name="gr2" draw:text-style-name="P3" draw:layer="layout" svg:width="3.637cm" svg:height="0.017cm" svg:x="3.098cm" svg:y="7.213cm" svg:viewBox="0 0 3638 18" draw:points="0,18 3638,18 3638,0 0,0">
          <text:p/>
        </draw:polygon>
        <draw:polygon draw:style-name="gr2" draw:text-style-name="P3" draw:layer="layout" svg:width="0.017cm" svg:height="0.017cm" svg:x="6.735cm" svg:y="7.213cm" svg:viewBox="0 0 18 18" draw:points="0,18 18,18 18,0 0,0">
          <text:p/>
        </draw:polygon>
        <draw:polygon draw:style-name="gr2" draw:text-style-name="P3" draw:layer="layout" svg:width="10.939cm" svg:height="0.017cm" svg:x="6.752cm" svg:y="7.213cm" svg:viewBox="0 0 10940 18" draw:points="0,18 10940,18 10940,0 0,0">
          <text:p/>
        </draw:polygon>
        <draw:polygon draw:style-name="gr2" draw:text-style-name="P3" draw:layer="layout" svg:width="0.017cm" svg:height="0.017cm" svg:x="17.691cm" svg:y="7.213cm" svg:viewBox="0 0 18 18" draw:points="0,18 18,18 18,0 0,0">
          <text:p/>
        </draw:polygon>
        <draw:polygon draw:style-name="gr2" draw:text-style-name="P3" draw:layer="layout" svg:width="0.017cm" svg:height="7.438cm" svg:x="3.081cm" svg:y="7.23cm" svg:viewBox="0 0 18 7439" draw:points="0,7439 18,7439 18,0 0,0">
          <text:p/>
        </draw:polygon>
        <draw:polygon draw:style-name="gr2" draw:text-style-name="P3" draw:layer="layout" svg:width="0.017cm" svg:height="7.438cm" svg:x="6.735cm" svg:y="7.23cm" svg:viewBox="0 0 18 7439" draw:points="0,7439 18,7439 18,0 0,0">
          <text:p/>
        </draw:polygon>
        <draw:polygon draw:style-name="gr2" draw:text-style-name="P3" draw:layer="layout" svg:width="0.017cm" svg:height="7.438cm" svg:x="17.691cm" svg:y="7.23cm" svg:viewBox="0 0 18 7439" draw:points="0,7439 18,7439 18,0 0,0">
          <text:p/>
        </draw:polygon>
        <draw:frame draw:style-name="gr4" draw:text-style-name="P5" draw:layer="layout" svg:width="7.271cm" svg:height="0.39cm" svg:x="7.57cm" svg:y="13.981cm">
          <draw:text-box>
            <text:p text:style-name="P1"><text:span text:style-name="T5">testing / No. of bugs found during and after testing </text:span></text:p>
          </draw:text-box>
        </draw:frame>
        <draw:frame draw:style-name="gr4" draw:text-style-name="P5" draw:layer="layout" svg:width="2.749cm" svg:height="0.412cm" svg:x="3.933cm" svg:y="18.69cm">
          <draw:text-box>
            <text:p text:style-name="P1"><text:span text:style-name="T4">Effectiveness </text:span></text:p>
          </draw:text-box>
        </draw:frame>
        <draw:frame draw:style-name="gr4" draw:text-style-name="P5" draw:layer="layout" svg:width="0.35cm" svg:height="0.39cm" svg:x="6.934cm" svg:y="14.906cm">
          <draw:text-box>
            <text:p text:style-name="P1"><text:span text:style-name="T5">i)</text:span></text:p>
          </draw:text-box>
        </draw:frame>
        <draw:frame draw:style-name="gr4" draw:text-style-name="P5" draw:layer="layout" svg:width="0.35cm" svg:height="0.395cm" svg:x="7.15cm" svg:y="14.901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472cm" svg:height="0.39cm" svg:x="7.569cm" svg:y="14.906cm">
          <draw:text-box>
            <text:p text:style-name="P1"><text:span text:style-name="T5">Total Defect Containment Effectiveness (TDCE) = Number of pre-</text:span></text:p>
          </draw:text-box>
        </draw:frame>
        <draw:frame draw:style-name="gr4" draw:text-style-name="P5" draw:layer="layout" svg:width="9.298cm" svg:height="0.39cm" svg:x="7.569cm" svg:y="15.371cm">
          <draw:text-box>
            <text:p text:style-name="P1"><text:span text:style-name="T5">release defects / (number of pre-release defects + number of post-</text:span></text:p>
          </draw:text-box>
        </draw:frame>
        <draw:frame draw:style-name="gr4" draw:text-style-name="P5" draw:layer="layout" svg:width="2.275cm" svg:height="0.39cm" svg:x="7.569cm" svg:y="15.837cm">
          <draw:text-box>
            <text:p text:style-name="P1"><text:span text:style-name="T5">release defects) </text:span></text:p>
          </draw:text-box>
        </draw:frame>
        <draw:frame draw:style-name="gr4" draw:text-style-name="P5" draw:layer="layout" svg:width="0.35cm" svg:height="0.39cm" svg:x="6.934cm" svg:y="16.303cm">
          <draw:text-box>
            <text:p text:style-name="P1"><text:span text:style-name="T5">ii)</text:span></text:p>
          </draw:text-box>
        </draw:frame>
        <draw:frame draw:style-name="gr4" draw:text-style-name="P5" draw:layer="layout" svg:width="0.35cm" svg:height="0.395cm" svg:x="7.248cm" svg:y="16.298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396cm" svg:height="0.39cm" svg:x="7.569cm" svg:y="16.303cm">
          <draw:text-box>
            <text:p text:style-name="P1"><text:span text:style-name="T5">Phase Containment Effectiveness for Phase i (PCEi) = Number of </text:span></text:p>
          </draw:text-box>
        </draw:frame>
        <draw:frame draw:style-name="gr4" draw:text-style-name="P5" draw:layer="layout" svg:width="9.984cm" svg:height="0.39cm" svg:x="7.569cm" svg:y="16.772cm">
          <draw:text-box>
            <text:p text:style-name="P1"><text:span text:style-name="T5">phase i errors / (number of phase i errors + number of phase i defects) </text:span></text:p>
          </draw:text-box>
        </draw:frame>
        <draw:frame draw:style-name="gr4" draw:text-style-name="P5" draw:layer="layout" svg:width="0.413cm" svg:height="0.39cm" svg:x="6.934cm" svg:y="17.238cm">
          <draw:text-box>
            <text:p text:style-name="P1"><text:span text:style-name="T5">iii)</text:span></text:p>
          </draw:text-box>
        </draw:frame>
        <draw:frame draw:style-name="gr4" draw:text-style-name="P5" draw:layer="layout" svg:width="0.35cm" svg:height="0.395cm" svg:x="7.345cm" svg:y="17.233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269cm" svg:height="0.39cm" svg:x="7.57cm" svg:y="17.238cm">
          <draw:text-box>
            <text:p text:style-name="P1"><text:span text:style-name="T5">Inspection Effectiveness = Identified real defects / the number of </text:span></text:p>
          </draw:text-box>
        </draw:frame>
        <draw:frame draw:style-name="gr4" draw:text-style-name="P5" draw:layer="layout" svg:width="4.282cm" svg:height="0.39cm" svg:x="7.57cm" svg:y="17.703cm">
          <draw:text-box>
            <text:p text:style-name="P1"><text:span text:style-name="T5">seeded defects (in inspection) </text:span></text:p>
          </draw:text-box>
        </draw:frame>
        <draw:frame draw:style-name="gr4" draw:text-style-name="P5" draw:layer="layout" svg:width="0.396cm" svg:height="0.39cm" svg:x="6.935cm" svg:y="18.169cm">
          <draw:text-box>
            <text:p text:style-name="P1"><text:span text:style-name="T5">iv)</text:span></text:p>
          </draw:text-box>
        </draw:frame>
        <draw:frame draw:style-name="gr4" draw:text-style-name="P5" draw:layer="layout" svg:width="0.35cm" svg:height="0.395cm" svg:x="7.328cm" svg:y="18.16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506cm" svg:height="0.39cm" svg:x="7.57cm" svg:y="18.169cm">
          <draw:text-box>
            <text:p text:style-name="P1"><text:span text:style-name="T5">Fault Handling Effectiveness (FHEff) = Number of incoming fault </text:span></text:p>
          </draw:text-box>
        </draw:frame>
        <draw:frame draw:style-name="gr4" draw:text-style-name="P5" draw:layer="layout" svg:width="9.874cm" svg:height="0.39cm" svg:x="7.57cm" svg:y="18.635cm">
          <draw:text-box>
            <text:p text:style-name="P1"><text:span text:style-name="T5">events not recorded as trouble report because there was no fault at all </text:span></text:p>
          </draw:text-box>
        </draw:frame>
        <draw:frame draw:style-name="gr4" draw:text-style-name="P5" draw:layer="layout" svg:width="9.281cm" svg:height="0.39cm" svg:x="7.57cm" svg:y="19.104cm">
          <draw:text-box>
            <text:p text:style-name="P1"><text:span text:style-name="T5">+ number of incoming fault events not recorded as trouble report </text:span></text:p>
          </draw:text-box>
        </draw:frame>
        <draw:frame draw:style-name="gr4" draw:text-style-name="P5" draw:layer="layout" svg:width="4.489cm" svg:height="0.39cm" svg:x="7.57cm" svg:y="19.57cm">
          <draw:text-box>
            <text:p text:style-name="P1"><text:span text:style-name="T5">because duplication of an issue </text:span></text:p>
          </draw:text-box>
        </draw:frame>
        <draw:frame draw:style-name="gr4" draw:text-style-name="P5" draw:layer="layout" svg:width="0.35cm" svg:height="0.39cm" svg:x="6.935cm" svg:y="20.035cm">
          <draw:text-box>
            <text:p text:style-name="P1"><text:span text:style-name="T5">v)</text:span></text:p>
          </draw:text-box>
        </draw:frame>
        <draw:frame draw:style-name="gr4" draw:text-style-name="P5" draw:layer="layout" svg:width="0.35cm" svg:height="0.395cm" svg:x="7.227cm" svg:y="20.031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231cm" svg:height="0.39cm" svg:x="7.57cm" svg:y="20.035cm">
          <draw:text-box>
            <text:p text:style-name="P1"><text:span text:style-name="T5">Fault Finding Effectiveness (FFEff) = Number of trouble reports </text:span></text:p>
          </draw:text-box>
        </draw:frame>
        <draw:frame draw:style-name="gr4" draw:text-style-name="P5" draw:layer="layout" svg:width="5.709cm" svg:height="0.39cm" svg:x="7.57cm" svg:y="20.501cm">
          <draw:text-box>
            <text:p text:style-name="P1"><text:span text:style-name="T5">which were not approved for correction </text:span></text:p>
          </draw:text-box>
        </draw:frame>
        <draw:frame draw:style-name="gr4" draw:text-style-name="P5" draw:layer="layout" svg:width="0.396cm" svg:height="0.39cm" svg:x="6.935cm" svg:y="20.967cm">
          <draw:text-box>
            <text:p text:style-name="P1"><text:span text:style-name="T5">vi)</text:span></text:p>
          </draw:text-box>
        </draw:frame>
        <draw:frame draw:style-name="gr4" draw:text-style-name="P5" draw:layer="layout" svg:width="0.35cm" svg:height="0.395cm" svg:x="7.328cm" svg:y="20.96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125cm" svg:height="0.39cm" svg:x="7.57cm" svg:y="20.967cm">
          <draw:text-box>
            <text:p text:style-name="P1"><text:span text:style-name="T5">Defect detection effectiveness = Individual defect detection rate </text:span></text:p>
          </draw:text-box>
        </draw:frame>
        <draw:frame draw:style-name="gr4" draw:text-style-name="P5" draw:layer="layout" svg:width="9.277cm" svg:height="0.39cm" svg:x="7.57cm" svg:y="21.436cm">
          <draw:text-box>
            <text:p text:style-name="P1"><text:span text:style-name="T5">(IDDR) = Number of real defects reported by individual subjects </text:span></text:p>
          </draw:text-box>
        </draw:frame>
        <draw:frame draw:style-name="gr4" draw:text-style-name="P5" draw:layer="layout" svg:width="0.493cm" svg:height="0.39cm" svg:x="6.934cm" svg:y="21.902cm">
          <draw:text-box>
            <text:p text:style-name="P1"><text:span text:style-name="T5">vii)</text:span></text:p>
          </draw:text-box>
        </draw:frame>
        <draw:frame draw:style-name="gr4" draw:text-style-name="P5" draw:layer="layout" svg:width="0.35cm" svg:height="0.395cm" svg:x="7.426cm" svg:y="21.897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84cm" svg:height="0.39cm" svg:x="7.57cm" svg:y="21.902cm">
          <draw:text-box>
            <text:p text:style-name="P1"><text:span text:style-name="T5">Fault-slip-through (FST) = Number of defects not found when it was </text:span></text:p>
          </draw:text-box>
        </draw:frame>
        <draw:polygon draw:style-name="gr2" draw:text-style-name="P3" draw:layer="layout" svg:width="0.017cm" svg:height="0.017cm" svg:x="3.081cm" svg:y="14.668cm" svg:viewBox="0 0 18 18" draw:points="0,18 18,18 18,0 0,0">
          <text:p/>
        </draw:polygon>
        <draw:polygon draw:style-name="gr2" draw:text-style-name="P3" draw:layer="layout" svg:width="3.637cm" svg:height="0.017cm" svg:x="3.098cm" svg:y="14.668cm" svg:viewBox="0 0 3638 18" draw:points="0,18 3638,18 3638,0 0,0">
          <text:p/>
        </draw:polygon>
        <draw:polygon draw:style-name="gr2" draw:text-style-name="P3" draw:layer="layout" svg:width="0.017cm" svg:height="0.017cm" svg:x="6.735cm" svg:y="14.668cm" svg:viewBox="0 0 18 18" draw:points="0,18 18,18 18,0 0,0">
          <text:p/>
        </draw:polygon>
        <draw:polygon draw:style-name="gr2" draw:text-style-name="P3" draw:layer="layout" svg:width="10.939cm" svg:height="0.017cm" svg:x="6.752cm" svg:y="14.668cm" svg:viewBox="0 0 10940 18" draw:points="0,18 10940,18 10940,0 0,0">
          <text:p/>
        </draw:polygon>
        <draw:polygon draw:style-name="gr2" draw:text-style-name="P3" draw:layer="layout" svg:width="0.017cm" svg:height="0.017cm" svg:x="17.691cm" svg:y="14.668cm" svg:viewBox="0 0 18 18" draw:points="0,18 18,18 18,0 0,0">
          <text:p/>
        </draw:polygon>
        <draw:polygon draw:style-name="gr2" draw:text-style-name="P3" draw:layer="layout" svg:width="0.017cm" svg:height="8.467cm" svg:x="3.081cm" svg:y="14.685cm" svg:viewBox="0 0 18 8468" draw:points="0,8468 18,8468 18,0 0,0">
          <text:p/>
        </draw:polygon>
        <draw:polygon draw:style-name="gr2" draw:text-style-name="P3" draw:layer="layout" svg:width="0.017cm" svg:height="0.017cm" svg:x="3.081cm" svg:y="23.152cm" svg:viewBox="0 0 18 18" draw:points="0,18 18,18 18,0 0,0">
          <text:p/>
        </draw:polygon>
        <draw:polygon draw:style-name="gr2" draw:text-style-name="P3" draw:layer="layout" svg:width="0.017cm" svg:height="0.017cm" svg:x="3.081cm" svg:y="23.152cm" svg:viewBox="0 0 18 18" draw:points="0,18 18,18 18,0 0,0">
          <text:p/>
        </draw:polygon>
        <draw:polygon draw:style-name="gr2" draw:text-style-name="P3" draw:layer="layout" svg:width="3.637cm" svg:height="0.017cm" svg:x="3.098cm" svg:y="23.152cm" svg:viewBox="0 0 3638 18" draw:points="0,18 3638,18 3638,0 0,0">
          <text:p/>
        </draw:polygon>
        <draw:polygon draw:style-name="gr2" draw:text-style-name="P3" draw:layer="layout" svg:width="0.017cm" svg:height="8.467cm" svg:x="6.735cm" svg:y="14.685cm" svg:viewBox="0 0 18 8468" draw:points="0,8468 18,8468 18,0 0,0">
          <text:p/>
        </draw:polygon>
        <draw:polygon draw:style-name="gr2" draw:text-style-name="P3" draw:layer="layout" svg:width="0.017cm" svg:height="0.017cm" svg:x="6.735cm" svg:y="23.152cm" svg:viewBox="0 0 18 18" draw:points="0,18 18,18 18,0 0,0">
          <text:p/>
        </draw:polygon>
        <draw:polygon draw:style-name="gr2" draw:text-style-name="P3" draw:layer="layout" svg:width="10.939cm" svg:height="0.017cm" svg:x="6.752cm" svg:y="23.152cm" svg:viewBox="0 0 10940 18" draw:points="0,18 10940,18 10940,0 0,0">
          <text:p/>
        </draw:polygon>
        <draw:polygon draw:style-name="gr2" draw:text-style-name="P3" draw:layer="layout" svg:width="0.017cm" svg:height="8.467cm" svg:x="17.691cm" svg:y="14.685cm" svg:viewBox="0 0 18 8468" draw:points="0,8468 18,8468 18,0 0,0">
          <text:p/>
        </draw:polygon>
        <draw:polygon draw:style-name="gr2" draw:text-style-name="P3" draw:layer="layout" svg:width="0.017cm" svg:height="0.017cm" svg:x="17.691cm" svg:y="23.152cm" svg:viewBox="0 0 18 18" draw:points="0,18 18,18 18,0 0,0">
          <text:p/>
        </draw:polygon>
        <draw:polygon draw:style-name="gr2" draw:text-style-name="P3" draw:layer="layout" svg:width="0.017cm" svg:height="0.017cm" svg:x="17.691cm" svg:y="23.152cm" svg:viewBox="0 0 18 18" draw:points="0,18 18,18 18,0 0,0">
          <text:p/>
        </draw:polygon>
        <draw:frame draw:style-name="gr4" draw:text-style-name="P5" draw:layer="layout" svg:width="2.779cm" svg:height="0.39cm" svg:x="7.569cm" svg:y="22.367cm">
          <draw:text-box>
            <text:p text:style-name="P1"><text:span text:style-name="T5">most cost-effective </text:span></text:p>
          </draw:text-box>
        </draw:frame>
        <draw:frame draw:style-name="gr1" draw:text-style-name="P2" draw:layer="layout" svg:width="0.388cm" svg:height="0.433cm" svg:x="3.882cm" svg:y="23.385cm">
          <draw:text-box>
            <text:p text:style-name="P1"><text:span text:style-name="T1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388cm" svg:height="0.433cm" svg:x="3.251cm" svg:y="27.98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33cm" svg:x="11.548cm" svg:y="27.98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33cm" svg:x="17.56cm" svg:y="27.991cm">
          <draw:text-box>
            <text:p text:style-name="P1"><text:span text:style-name="T1">2 </text:span></text:p>
          </draw:text-box>
        </draw:frame>
        <draw:polygon draw:style-name="gr2" draw:text-style-name="P3" draw:layer="layout" svg:width="0.182cm" svg:height="0.889cm" svg:x="3.098cm" svg:y="3.801cm" svg:viewBox="0 0 183 890" draw:points="0,890 183,890 183,0 0,0">
          <text:p/>
        </draw:polygon>
        <draw:polygon draw:style-name="gr2" draw:text-style-name="P3" draw:layer="layout" svg:width="0.182cm" svg:height="0.889cm" svg:x="6.553cm" svg:y="3.801cm" svg:viewBox="0 0 183 890" draw:points="0,890 183,890 183,0 0,0">
          <text:p/>
        </draw:polygon>
        <draw:polygon draw:style-name="gr2" draw:text-style-name="P3" draw:layer="layout" svg:width="3.273cm" svg:height="0.889cm" svg:x="3.28cm" svg:y="3.801cm" svg:viewBox="0 0 3274 890" draw:points="0,890 3274,890 3274,0 0,0">
          <text:p/>
        </draw:polygon>
        <draw:frame draw:style-name="gr3" draw:text-style-name="P4" draw:layer="layout" svg:width="6.97cm" svg:height="0.653cm" svg:x="3.251cm" svg:y="2.923cm">
          <draw:text-box>
            <text:p text:style-name="P1"><text:span text:style-name="T2">B2: Project measures </text:span></text:p>
          </draw:text-box>
        </draw:frame>
        <draw:polygon draw:style-name="gr2" draw:text-style-name="P3" draw:layer="layout" svg:width="0.182cm" svg:height="0.889cm" svg:x="6.752cm" svg:y="3.801cm" svg:viewBox="0 0 183 890" draw:points="0,890 183,890 183,0 0,0">
          <text:p/>
        </draw:polygon>
        <draw:polygon draw:style-name="gr2" draw:text-style-name="P3" draw:layer="layout" svg:width="0.182cm" svg:height="0.889cm" svg:x="17.504cm" svg:y="3.801cm" svg:viewBox="0 0 183 890" draw:points="0,890 183,890 183,0 0,0">
          <text:p/>
        </draw:polygon>
        <draw:polygon draw:style-name="gr2" draw:text-style-name="P3" draw:layer="layout" svg:width="10.57cm" svg:height="0.889cm" svg:x="6.934cm" svg:y="3.801cm" svg:viewBox="0 0 10571 890" draw:points="0,890 10571,890 10571,0 0,0">
          <text:p/>
        </draw:polygon>
        <draw:frame draw:style-name="gr4" draw:text-style-name="P5" draw:layer="layout" svg:width="3.596cm" svg:height="0.412cm" svg:x="3.594cm" svg:y="4.017cm">
          <draw:text-box>
            <text:p text:style-name="P1"><text:span text:style-name="T3">Success Indicator </text:span></text:p>
          </draw:text-box>
        </draw:frame>
        <draw:polygon draw:style-name="gr2" draw:text-style-name="P3" draw:layer="layout" svg:width="0.017cm" svg:height="0.017cm" svg:x="3.081cm" svg:y="3.784cm" svg:viewBox="0 0 18 18" draw:points="0,18 18,18 18,0 0,0">
          <text:p/>
        </draw:polygon>
        <draw:polygon draw:style-name="gr2" draw:text-style-name="P3" draw:layer="layout" svg:width="0.017cm" svg:height="0.017cm" svg:x="3.081cm" svg:y="3.784cm" svg:viewBox="0 0 18 18" draw:points="0,18 18,18 18,0 0,0">
          <text:p/>
        </draw:polygon>
        <draw:polygon draw:style-name="gr2" draw:text-style-name="P3" draw:layer="layout" svg:width="3.637cm" svg:height="0.017cm" svg:x="3.098cm" svg:y="3.784cm" svg:viewBox="0 0 3638 18" draw:points="0,18 3638,18 3638,0 0,0">
          <text:p/>
        </draw:polygon>
        <draw:polygon draw:style-name="gr2" draw:text-style-name="P3" draw:layer="layout" svg:width="0.017cm" svg:height="0.017cm" svg:x="6.735cm" svg:y="3.784cm" svg:viewBox="0 0 18 18" draw:points="0,18 18,18 18,0 0,0">
          <text:p/>
        </draw:polygon>
        <draw:polygon draw:style-name="gr2" draw:text-style-name="P3" draw:layer="layout" svg:width="10.939cm" svg:height="0.017cm" svg:x="6.752cm" svg:y="3.784cm" svg:viewBox="0 0 10940 18" draw:points="0,18 10940,18 10940,0 0,0">
          <text:p/>
        </draw:polygon>
        <draw:polygon draw:style-name="gr2" draw:text-style-name="P3" draw:layer="layout" svg:width="0.017cm" svg:height="0.017cm" svg:x="17.691cm" svg:y="3.784cm" svg:viewBox="0 0 18 18" draw:points="0,18 18,18 18,0 0,0">
          <text:p/>
        </draw:polygon>
        <draw:polygon draw:style-name="gr2" draw:text-style-name="P3" draw:layer="layout" svg:width="0.017cm" svg:height="0.017cm" svg:x="17.691cm" svg:y="3.784cm" svg:viewBox="0 0 18 18" draw:points="0,18 18,18 18,0 0,0">
          <text:p/>
        </draw:polygon>
        <draw:polygon draw:style-name="gr2" draw:text-style-name="P3" draw:layer="layout" svg:width="0.017cm" svg:height="0.889cm" svg:x="3.081cm" svg:y="3.801cm" svg:viewBox="0 0 18 890" draw:points="0,890 18,890 18,0 0,0">
          <text:p/>
        </draw:polygon>
        <draw:polygon draw:style-name="gr2" draw:text-style-name="P3" draw:layer="layout" svg:width="0.017cm" svg:height="0.889cm" svg:x="6.735cm" svg:y="3.801cm" svg:viewBox="0 0 18 890" draw:points="0,890 18,890 18,0 0,0">
          <text:p/>
        </draw:polygon>
        <draw:polygon draw:style-name="gr2" draw:text-style-name="P3" draw:layer="layout" svg:width="0.017cm" svg:height="0.889cm" svg:x="17.691cm" svg:y="3.801cm" svg:viewBox="0 0 18 890" draw:points="0,890 18,890 18,0 0,0">
          <text:p/>
        </draw:polygon>
        <draw:frame draw:style-name="gr4" draw:text-style-name="P5" draw:layer="layout" svg:width="4.879cm" svg:height="0.412cm" svg:x="10.346cm" svg:y="4.017cm">
          <draw:text-box>
            <text:p text:style-name="P1"><text:span text:style-name="T3">Commonly Used Metrics </text:span></text:p>
          </draw:text-box>
        </draw:frame>
        <draw:frame draw:style-name="gr4" draw:text-style-name="P5" draw:layer="layout" svg:width="1.628cm" svg:height="0.412cm" svg:x="4.365cm" svg:y="8.784cm">
          <draw:text-box>
            <text:p text:style-name="P1"><text:span text:style-name="T4">Defects </text:span></text:p>
          </draw:text-box>
        </draw:frame>
        <draw:frame draw:style-name="gr4" draw:text-style-name="P5" draw:layer="layout" svg:width="0.35cm" svg:height="0.39cm" svg:x="6.934cm" svg:y="4.716cm">
          <draw:text-box>
            <text:p text:style-name="P1"><text:span text:style-name="T5">i)</text:span></text:p>
          </draw:text-box>
        </draw:frame>
        <draw:frame draw:style-name="gr4" draw:text-style-name="P5" draw:layer="layout" svg:width="0.35cm" svg:height="0.395cm" svg:x="7.15cm" svg:y="4.711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5.607cm" svg:height="0.39cm" svg:x="7.569cm" svg:y="4.716cm">
          <draw:text-box>
            <text:p text:style-name="P1"><text:span text:style-name="T5">Defect density, DD = No. defects / size </text:span></text:p>
          </draw:text-box>
        </draw:frame>
        <draw:frame draw:style-name="gr4" draw:text-style-name="P5" draw:layer="layout" svg:width="6.835cm" svg:height="0.39cm" svg:x="7.569cm" svg:y="5.182cm">
          <draw:text-box>
            <text:p text:style-name="P1"><text:span text:style-name="T5"><text:s text:c="2"/></text:span><text:span text:style-name="T5">- <text:s/>No. defects according to development phase </text:span></text:p>
          </draw:text-box>
        </draw:frame>
        <draw:frame draw:style-name="gr4" draw:text-style-name="P5" draw:layer="layout" svg:width="3.44cm" svg:height="0.39cm" svg:x="7.569cm" svg:y="5.652cm">
          <draw:text-box>
            <text:p text:style-name="P1"><text:span text:style-name="T5"><text:s text:c="3"/></text:span><text:span text:style-name="T5">- Size in LOC, FP, etc </text:span></text:p>
          </draw:text-box>
        </draw:frame>
        <draw:frame draw:style-name="gr4" draw:text-style-name="P5" draw:layer="layout" svg:width="0.35cm" svg:height="0.39cm" svg:x="6.934cm" svg:y="6.117cm">
          <draw:text-box>
            <text:p text:style-name="P1"><text:span text:style-name="T5">ii)</text:span></text:p>
          </draw:text-box>
        </draw:frame>
        <draw:frame draw:style-name="gr4" draw:text-style-name="P5" draw:layer="layout" svg:width="0.35cm" svg:height="0.395cm" svg:x="7.248cm" svg:y="6.11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95cm" svg:height="0.39cm" svg:x="7.569cm" svg:y="6.117cm">
          <draw:text-box>
            <text:p text:style-name="P1"><text:span text:style-name="T5">Defect distribution (%) = No. of &lt;Phase&gt; category defects / Total No. </text:span></text:p>
          </draw:text-box>
        </draw:frame>
        <draw:frame draw:style-name="gr4" draw:text-style-name="P5" draw:layer="layout" svg:width="1.475cm" svg:height="0.39cm" svg:x="7.569cm" svg:y="6.583cm">
          <draw:text-box>
            <text:p text:style-name="P1"><text:span text:style-name="T5">of defects </text:span></text:p>
          </draw:text-box>
        </draw:frame>
        <draw:frame draw:style-name="gr4" draw:text-style-name="P5" draw:layer="layout" svg:width="9.861cm" svg:height="0.39cm" svg:x="7.569cm" svg:y="7.048cm">
          <draw:text-box>
            <text:p text:style-name="P1"><text:span text:style-name="T5">&lt;Phase&gt; := Analysis, Requirement, Design, Code, Document, Others </text:span></text:p>
          </draw:text-box>
        </draw:frame>
        <draw:frame draw:style-name="gr4" draw:text-style-name="P5" draw:layer="layout" svg:width="0.413cm" svg:height="0.39cm" svg:x="6.934cm" svg:y="7.514cm">
          <draw:text-box>
            <text:p text:style-name="P1"><text:span text:style-name="T5">iii)</text:span></text:p>
          </draw:text-box>
        </draw:frame>
        <draw:frame draw:style-name="gr4" draw:text-style-name="P5" draw:layer="layout" svg:width="0.35cm" svg:height="0.395cm" svg:x="7.345cm" svg:y="7.509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857cm" svg:height="0.39cm" svg:x="7.569cm" svg:y="7.514cm">
          <draw:text-box>
            <text:p text:style-name="P1"><text:span text:style-name="T5">Yield (% of defects found and fixed before compilation <text:s text:c="2"/>and testing) </text:span></text:p>
          </draw:text-box>
        </draw:frame>
        <draw:frame draw:style-name="gr4" draw:text-style-name="P5" draw:layer="layout" svg:width="0.396cm" svg:height="0.39cm" svg:x="6.935cm" svg:y="7.984cm">
          <draw:text-box>
            <text:p text:style-name="P1"><text:span text:style-name="T5">iv)</text:span></text:p>
          </draw:text-box>
        </draw:frame>
        <draw:frame draw:style-name="gr4" draw:text-style-name="P5" draw:layer="layout" svg:width="0.35cm" svg:height="0.395cm" svg:x="7.328cm" svg:y="7.979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4cm" svg:height="0.39cm" svg:x="7.569cm" svg:y="7.984cm">
          <draw:text-box>
            <text:p text:style-name="P1"><text:span text:style-name="T5">Fault-slip through (FST) = Total no. of faults in late <text:s/>verification / </text:span></text:p>
          </draw:text-box>
        </draw:frame>
        <draw:frame draw:style-name="gr4" draw:text-style-name="P5" draw:layer="layout" svg:width="4.328cm" svg:height="0.39cm" svg:x="7.569cm" svg:y="8.449cm">
          <draw:text-box>
            <text:p text:style-name="P1"><text:span text:style-name="T5">total no. of fault in the project </text:span></text:p>
          </draw:text-box>
        </draw:frame>
        <draw:frame draw:style-name="gr4" draw:text-style-name="P5" draw:layer="layout" svg:width="0.35cm" svg:height="0.39cm" svg:x="6.935cm" svg:y="8.915cm">
          <draw:text-box>
            <text:p text:style-name="P1"><text:span text:style-name="T5">v)</text:span></text:p>
          </draw:text-box>
        </draw:frame>
        <draw:frame draw:style-name="gr4" draw:text-style-name="P5" draw:layer="layout" svg:width="0.35cm" svg:height="0.395cm" svg:x="7.227cm" svg:y="8.91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5.493cm" svg:height="0.39cm" svg:x="7.569cm" svg:y="8.915cm">
          <draw:text-box>
            <text:p text:style-name="P1"><text:span text:style-name="T5">Number of defects found per &lt;Phase&gt; </text:span></text:p>
          </draw:text-box>
        </draw:frame>
        <draw:frame draw:style-name="gr4" draw:text-style-name="P5" draw:layer="layout" svg:width="9.785cm" svg:height="0.39cm" svg:x="7.569cm" svg:y="9.381cm">
          <draw:text-box>
            <text:p text:style-name="P1"><text:span text:style-name="T5">&lt;Phase&gt; := Analysis, Requirement, Design, Code Review, Unit Test, </text:span></text:p>
          </draw:text-box>
        </draw:frame>
        <draw:frame draw:style-name="gr4" draw:text-style-name="P5" draw:layer="layout" svg:width="1.031cm" svg:height="0.39cm" svg:x="7.569cm" svg:y="9.846cm">
          <draw:text-box>
            <text:p text:style-name="P1"><text:span text:style-name="T5">Others </text:span></text:p>
          </draw:text-box>
        </draw:frame>
        <draw:frame draw:style-name="gr4" draw:text-style-name="P5" draw:layer="layout" svg:width="0.396cm" svg:height="0.39cm" svg:x="6.935cm" svg:y="10.316cm">
          <draw:text-box>
            <text:p text:style-name="P1"><text:span text:style-name="T5">vi)</text:span></text:p>
          </draw:text-box>
        </draw:frame>
        <draw:frame draw:style-name="gr4" draw:text-style-name="P5" draw:layer="layout" svg:width="0.35cm" svg:height="0.395cm" svg:x="7.328cm" svg:y="10.311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4.65cm" svg:height="0.39cm" svg:x="7.569cm" svg:y="10.316cm">
          <draw:text-box>
            <text:p text:style-name="P1"><text:span text:style-name="T5">No. of injected defect / &lt;Phase&gt; </text:span></text:p>
          </draw:text-box>
        </draw:frame>
        <draw:frame draw:style-name="gr4" draw:text-style-name="P5" draw:layer="layout" svg:width="9.785cm" svg:height="0.39cm" svg:x="7.569cm" svg:y="10.781cm">
          <draw:text-box>
            <text:p text:style-name="P1"><text:span text:style-name="T5">&lt;Phase&gt; := Analysis, Requirement, Design, Code Review, Unit Test, </text:span></text:p>
          </draw:text-box>
        </draw:frame>
        <draw:frame draw:style-name="gr4" draw:text-style-name="P5" draw:layer="layout" svg:width="1.031cm" svg:height="0.39cm" svg:x="7.569cm" svg:y="11.247cm">
          <draw:text-box>
            <text:p text:style-name="P1"><text:span text:style-name="T5">Others </text:span></text:p>
          </draw:text-box>
        </draw:frame>
        <draw:frame draw:style-name="gr4" draw:text-style-name="P5" draw:layer="layout" svg:width="0.493cm" svg:height="0.39cm" svg:x="6.935cm" svg:y="11.713cm">
          <draw:text-box>
            <text:p text:style-name="P1"><text:span text:style-name="T5">vii)</text:span></text:p>
          </draw:text-box>
        </draw:frame>
        <draw:frame draw:style-name="gr4" draw:text-style-name="P5" draw:layer="layout" svg:width="0.35cm" svg:height="0.395cm" svg:x="7.426cm" svg:y="11.708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205cm" svg:height="0.39cm" svg:x="7.57cm" svg:y="11.713cm">
          <draw:text-box>
            <text:p text:style-name="P1"><text:span text:style-name="T5">Defect Injection Rate (DIR) of requirements, design, coding and </text:span></text:p>
          </draw:text-box>
        </draw:frame>
        <draw:frame draw:style-name="gr4" draw:text-style-name="P5" draw:layer="layout" svg:width="9.679cm" svg:height="0.39cm" svg:x="7.57cm" svg:y="12.178cm">
          <draw:text-box>
            <text:p text:style-name="P1"><text:span text:style-name="T5">testing activities = Defects injected at the activity / all defects of the </text:span></text:p>
          </draw:text-box>
        </draw:frame>
        <draw:polygon draw:style-name="gr2" draw:text-style-name="P3" draw:layer="layout" svg:width="0.017cm" svg:height="0.017cm" svg:x="3.081cm" svg:y="4.69cm" svg:viewBox="0 0 18 18" draw:points="0,18 18,18 18,0 0,0">
          <text:p/>
        </draw:polygon>
        <draw:polygon draw:style-name="gr2" draw:text-style-name="P3" draw:layer="layout" svg:width="3.637cm" svg:height="0.017cm" svg:x="3.098cm" svg:y="4.69cm" svg:viewBox="0 0 3638 18" draw:points="0,18 3638,18 3638,0 0,0">
          <text:p/>
        </draw:polygon>
        <draw:polygon draw:style-name="gr2" draw:text-style-name="P3" draw:layer="layout" svg:width="0.017cm" svg:height="0.017cm" svg:x="6.735cm" svg:y="4.69cm" svg:viewBox="0 0 18 18" draw:points="0,18 18,18 18,0 0,0">
          <text:p/>
        </draw:polygon>
        <draw:polygon draw:style-name="gr2" draw:text-style-name="P3" draw:layer="layout" svg:width="10.939cm" svg:height="0.017cm" svg:x="6.752cm" svg:y="4.69cm" svg:viewBox="0 0 10940 18" draw:points="0,18 10940,18 10940,0 0,0">
          <text:p/>
        </draw:polygon>
        <draw:polygon draw:style-name="gr2" draw:text-style-name="P3" draw:layer="layout" svg:width="0.017cm" svg:height="0.017cm" svg:x="17.691cm" svg:y="4.69cm" svg:viewBox="0 0 18 18" draw:points="0,18 18,18 18,0 0,0">
          <text:p/>
        </draw:polygon>
        <draw:polygon draw:style-name="gr2" draw:text-style-name="P3" draw:layer="layout" svg:width="0.017cm" svg:height="8.611cm" svg:x="3.081cm" svg:y="4.707cm" svg:viewBox="0 0 18 8612" draw:points="0,8612 18,8612 18,0 0,0">
          <text:p/>
        </draw:polygon>
        <draw:polygon draw:style-name="gr2" draw:text-style-name="P3" draw:layer="layout" svg:width="0.017cm" svg:height="8.611cm" svg:x="6.735cm" svg:y="4.707cm" svg:viewBox="0 0 18 8612" draw:points="0,8612 18,8612 18,0 0,0">
          <text:p/>
        </draw:polygon>
        <draw:polygon draw:style-name="gr2" draw:text-style-name="P3" draw:layer="layout" svg:width="0.017cm" svg:height="8.611cm" svg:x="17.691cm" svg:y="4.707cm" svg:viewBox="0 0 18 8612" draw:points="0,8612 18,8612 18,0 0,0">
          <text:p/>
        </draw:polygon>
        <draw:frame draw:style-name="gr4" draw:text-style-name="P5" draw:layer="layout" svg:width="1.073cm" svg:height="0.39cm" svg:x="7.57cm" svg:y="12.648cm">
          <draw:text-box>
            <text:p text:style-name="P1"><text:span text:style-name="T5">project </text:span></text:p>
          </draw:text-box>
        </draw:frame>
        <draw:frame draw:style-name="gr4" draw:text-style-name="P5" draw:layer="layout" svg:width="1.001cm" svg:height="0.412cm" svg:x="4.572cm" svg:y="15.545cm">
          <draw:text-box>
            <text:p text:style-name="P1"><text:span text:style-name="T4">Cost </text:span></text:p>
          </draw:text-box>
        </draw:frame>
        <draw:frame draw:style-name="gr4" draw:text-style-name="P5" draw:layer="layout" svg:width="0.35cm" svg:height="0.39cm" svg:x="6.934cm" svg:y="13.344cm">
          <draw:text-box>
            <text:p text:style-name="P1"><text:span text:style-name="T5">i)</text:span></text:p>
          </draw:text-box>
        </draw:frame>
        <draw:frame draw:style-name="gr4" draw:text-style-name="P5" draw:layer="layout" svg:width="0.35cm" svg:height="0.395cm" svg:x="7.15cm" svg:y="13.339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1.615cm" svg:height="0.39cm" svg:x="7.569cm" svg:y="13.344cm">
          <draw:text-box>
            <text:p text:style-name="P1"><text:span text:style-name="T5">Cost / Size </text:span></text:p>
          </draw:text-box>
        </draw:frame>
        <draw:frame draw:style-name="gr4" draw:text-style-name="P5" draw:layer="layout" svg:width="3.351cm" svg:height="0.39cm" svg:x="7.569cm" svg:y="13.809cm">
          <draw:text-box>
            <text:p text:style-name="P1"><text:span text:style-name="T5"><text:s text:c="2"/></text:span><text:span text:style-name="T5">- Size in LOC, FP, etc </text:span></text:p>
          </draw:text-box>
        </draw:frame>
        <draw:frame draw:style-name="gr4" draw:text-style-name="P5" draw:layer="layout" svg:width="0.35cm" svg:height="0.39cm" svg:x="6.934cm" svg:y="14.275cm">
          <draw:text-box>
            <text:p text:style-name="P1"><text:span text:style-name="T5">ii)</text:span></text:p>
          </draw:text-box>
        </draw:frame>
        <draw:frame draw:style-name="gr4" draw:text-style-name="P5" draw:layer="layout" svg:width="0.35cm" svg:height="0.395cm" svg:x="7.248cm" svg:y="14.27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2.212cm" svg:height="0.39cm" svg:x="7.569cm" svg:y="14.275cm">
          <draw:text-box>
            <text:p text:style-name="P1"><text:span text:style-name="T5">Cost of rework </text:span></text:p>
          </draw:text-box>
        </draw:frame>
        <draw:frame draw:style-name="gr4" draw:text-style-name="P5" draw:layer="layout" svg:width="0.413cm" svg:height="0.39cm" svg:x="6.935cm" svg:y="14.745cm">
          <draw:text-box>
            <text:p text:style-name="P1"><text:span text:style-name="T5">iii)</text:span></text:p>
          </draw:text-box>
        </draw:frame>
        <draw:frame draw:style-name="gr4" draw:text-style-name="P5" draw:layer="layout" svg:width="0.35cm" svg:height="0.395cm" svg:x="7.345cm" svg:y="14.7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6.365cm" svg:height="0.39cm" svg:x="7.57cm" svg:y="14.745cm">
          <draw:text-box>
            <text:p text:style-name="P1"><text:span text:style-name="T5">Rework effort in person-hour, staff-hour, etc </text:span></text:p>
          </draw:text-box>
        </draw:frame>
        <draw:frame draw:style-name="gr4" draw:text-style-name="P5" draw:layer="layout" svg:width="0.396cm" svg:height="0.39cm" svg:x="6.935cm" svg:y="15.21cm">
          <draw:text-box>
            <text:p text:style-name="P1"><text:span text:style-name="T5">iv)</text:span></text:p>
          </draw:text-box>
        </draw:frame>
        <draw:frame draw:style-name="gr4" draw:text-style-name="P5" draw:layer="layout" svg:width="0.35cm" svg:height="0.395cm" svg:x="7.328cm" svg:y="15.205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3.871cm" svg:height="0.39cm" svg:x="7.57cm" svg:y="15.21cm">
          <draw:text-box>
            <text:p text:style-name="P1"><text:span text:style-name="T5">Effort * cost per staff-hour </text:span></text:p>
          </draw:text-box>
        </draw:frame>
        <draw:frame draw:style-name="gr4" draw:text-style-name="P5" draw:layer="layout" svg:width="0.35cm" svg:height="0.39cm" svg:x="6.935cm" svg:y="15.676cm">
          <draw:text-box>
            <text:p text:style-name="P1"><text:span text:style-name="T5">v)</text:span></text:p>
          </draw:text-box>
        </draw:frame>
        <draw:frame draw:style-name="gr4" draw:text-style-name="P5" draw:layer="layout" svg:width="0.35cm" svg:height="0.395cm" svg:x="7.227cm" svg:y="15.671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6.09cm" svg:height="0.39cm" svg:x="7.569cm" svg:y="15.676cm">
          <draw:text-box>
            <text:p text:style-name="P1"><text:span text:style-name="T5">Person-month, person-hour, staff-hour, etc </text:span></text:p>
          </draw:text-box>
        </draw:frame>
        <draw:frame draw:style-name="gr4" draw:text-style-name="P5" draw:layer="layout" svg:width="0.396cm" svg:height="0.39cm" svg:x="6.934cm" svg:y="16.141cm">
          <draw:text-box>
            <text:p text:style-name="P1"><text:span text:style-name="T5">vi)</text:span></text:p>
          </draw:text-box>
        </draw:frame>
        <draw:frame draw:style-name="gr4" draw:text-style-name="P5" draw:layer="layout" svg:width="0.35cm" svg:height="0.395cm" svg:x="7.327cm" svg:y="16.137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6.983cm" svg:height="0.39cm" svg:x="7.569cm" svg:y="16.141cm">
          <draw:text-box>
            <text:p text:style-name="P1"><text:span text:style-name="T5">Rework index = % project effort spent in rework </text:span></text:p>
          </draw:text-box>
        </draw:frame>
        <draw:frame draw:style-name="gr4" draw:text-style-name="P5" draw:layer="layout" svg:width="0.493cm" svg:height="0.39cm" svg:x="6.934cm" svg:y="16.607cm">
          <draw:text-box>
            <text:p text:style-name="P1"><text:span text:style-name="T5">vii)</text:span></text:p>
          </draw:text-box>
        </draw:frame>
        <draw:frame draw:style-name="gr4" draw:text-style-name="P5" draw:layer="layout" svg:width="0.35cm" svg:height="0.395cm" svg:x="7.425cm" svg:y="16.60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578cm" svg:height="0.39cm" svg:x="7.569cm" svg:y="16.607cm">
          <draw:text-box>
            <text:p text:style-name="P1"><text:span text:style-name="T5">Avoidable Fault Cost (AFC) = Determined by FST and the average </text:span></text:p>
          </draw:text-box>
        </draw:frame>
        <draw:frame draw:style-name="gr4" draw:text-style-name="P5" draw:layer="layout" svg:width="9.476cm" svg:height="0.39cm" svg:x="7.569cm" svg:y="17.077cm">
          <draw:text-box>
            <text:p text:style-name="P1"><text:span text:style-name="T5">estimated cost of finding a fault in a specific phase of the software </text:span></text:p>
          </draw:text-box>
        </draw:frame>
        <draw:polygon draw:style-name="gr2" draw:text-style-name="P3" draw:layer="layout" svg:width="0.017cm" svg:height="0.017cm" svg:x="3.081cm" svg:y="13.318cm" svg:viewBox="0 0 18 18" draw:points="0,18 18,18 18,0 0,0">
          <text:p/>
        </draw:polygon>
        <draw:polygon draw:style-name="gr2" draw:text-style-name="P3" draw:layer="layout" svg:width="3.637cm" svg:height="0.017cm" svg:x="3.098cm" svg:y="13.318cm" svg:viewBox="0 0 3638 18" draw:points="0,18 3638,18 3638,0 0,0">
          <text:p/>
        </draw:polygon>
        <draw:polygon draw:style-name="gr2" draw:text-style-name="P3" draw:layer="layout" svg:width="0.017cm" svg:height="0.017cm" svg:x="6.735cm" svg:y="13.318cm" svg:viewBox="0 0 18 18" draw:points="0,18 18,18 18,0 0,0">
          <text:p/>
        </draw:polygon>
        <draw:polygon draw:style-name="gr2" draw:text-style-name="P3" draw:layer="layout" svg:width="10.939cm" svg:height="0.017cm" svg:x="6.752cm" svg:y="13.318cm" svg:viewBox="0 0 10940 18" draw:points="0,18 10940,18 10940,0 0,0">
          <text:p/>
        </draw:polygon>
        <draw:polygon draw:style-name="gr2" draw:text-style-name="P3" draw:layer="layout" svg:width="0.017cm" svg:height="0.017cm" svg:x="17.691cm" svg:y="13.318cm" svg:viewBox="0 0 18 18" draw:points="0,18 18,18 18,0 0,0">
          <text:p/>
        </draw:polygon>
        <draw:polygon draw:style-name="gr2" draw:text-style-name="P3" draw:layer="layout" svg:width="0.017cm" svg:height="4.876cm" svg:x="3.081cm" svg:y="13.335cm" svg:viewBox="0 0 18 4877" draw:points="0,4877 18,4877 18,0 0,0">
          <text:p/>
        </draw:polygon>
        <draw:polygon draw:style-name="gr2" draw:text-style-name="P3" draw:layer="layout" svg:width="0.017cm" svg:height="4.876cm" svg:x="6.735cm" svg:y="13.335cm" svg:viewBox="0 0 18 4877" draw:points="0,4877 18,4877 18,0 0,0">
          <text:p/>
        </draw:polygon>
        <draw:polygon draw:style-name="gr2" draw:text-style-name="P3" draw:layer="layout" svg:width="0.017cm" svg:height="4.876cm" svg:x="17.691cm" svg:y="13.335cm" svg:viewBox="0 0 18 4877" draw:points="0,4877 18,4877 18,0 0,0">
          <text:p/>
        </draw:polygon>
        <draw:frame draw:style-name="gr4" draw:text-style-name="P5" draw:layer="layout" svg:width="1.424cm" svg:height="0.39cm" svg:x="7.569cm" svg:y="17.542cm">
          <draw:text-box>
            <text:p text:style-name="P1"><text:span text:style-name="T5">life-cycle </text:span></text:p>
          </draw:text-box>
        </draw:frame>
        <draw:frame draw:style-name="gr4" draw:text-style-name="P5" draw:layer="layout" svg:width="1.928cm" svg:height="0.412cm" svg:x="4.238cm" svg:y="20.206cm">
          <draw:text-box>
            <text:p text:style-name="P1"><text:span text:style-name="T4">Schedule </text:span></text:p>
          </draw:text-box>
        </draw:frame>
        <draw:frame draw:style-name="gr4" draw:text-style-name="P5" draw:layer="layout" svg:width="0.35cm" svg:height="0.39cm" svg:x="6.934cm" svg:y="18.237cm">
          <draw:text-box>
            <text:p text:style-name="P1"><text:span text:style-name="T5">i)</text:span></text:p>
          </draw:text-box>
        </draw:frame>
        <draw:frame draw:style-name="gr4" draw:text-style-name="P5" draw:layer="layout" svg:width="0.35cm" svg:height="0.395cm" svg:x="7.15cm" svg:y="18.23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5.421cm" svg:height="0.39cm" svg:x="7.569cm" svg:y="18.237cm">
          <draw:text-box>
            <text:p text:style-name="P1"><text:span text:style-name="T5">Project cycle time (days, months, etc) </text:span></text:p>
          </draw:text-box>
        </draw:frame>
        <draw:frame draw:style-name="gr4" draw:text-style-name="P5" draw:layer="layout" svg:width="0.35cm" svg:height="0.39cm" svg:x="6.934cm" svg:y="18.703cm">
          <draw:text-box>
            <text:p text:style-name="P1"><text:span text:style-name="T5">ii)</text:span></text:p>
          </draw:text-box>
        </draw:frame>
        <draw:frame draw:style-name="gr4" draw:text-style-name="P5" draw:layer="layout" svg:width="0.35cm" svg:height="0.395cm" svg:x="7.248cm" svg:y="18.698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4.388cm" svg:height="0.39cm" svg:x="7.569cm" svg:y="18.703cm">
          <draw:text-box>
            <text:p text:style-name="P1"><text:span text:style-name="T5">Cycle time normalized by size </text:span></text:p>
          </draw:text-box>
        </draw:frame>
        <draw:frame draw:style-name="gr4" draw:text-style-name="P5" draw:layer="layout" svg:width="0.413cm" svg:height="0.39cm" svg:x="6.935cm" svg:y="19.173cm">
          <draw:text-box>
            <text:p text:style-name="P1"><text:span text:style-name="T5">iii)</text:span></text:p>
          </draw:text-box>
        </draw:frame>
        <draw:frame draw:style-name="gr4" draw:text-style-name="P5" draw:layer="layout" svg:width="0.35cm" svg:height="0.395cm" svg:x="7.345cm" svg:y="19.168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586cm" svg:height="0.39cm" svg:x="7.57cm" svg:y="19.173cm">
          <draw:text-box>
            <text:p text:style-name="P1"><text:span text:style-name="T5">Project duration = Time of gating review that decides to release the </text:span></text:p>
          </draw:text-box>
        </draw:frame>
        <draw:frame draw:style-name="gr4" draw:text-style-name="P5" draw:layer="layout" svg:width="9.916cm" svg:height="0.39cm" svg:x="7.57cm" svg:y="19.638cm">
          <draw:text-box>
            <text:p text:style-name="P1"><text:span text:style-name="T5">project to the customer or market - time of gating review which kicks </text:span></text:p>
          </draw:text-box>
        </draw:frame>
        <draw:frame draw:style-name="gr4" draw:text-style-name="P5" draw:layer="layout" svg:width="2.089cm" svg:height="0.39cm" svg:x="7.57cm" svg:y="20.104cm">
          <draw:text-box>
            <text:p text:style-name="P1"><text:span text:style-name="T5">off the project </text:span></text:p>
          </draw:text-box>
        </draw:frame>
        <draw:frame draw:style-name="gr4" draw:text-style-name="P5" draw:layer="layout" svg:width="0.396cm" svg:height="0.39cm" svg:x="6.935cm" svg:y="20.57cm">
          <draw:text-box>
            <text:p text:style-name="P1"><text:span text:style-name="T5">iv)</text:span></text:p>
          </draw:text-box>
        </draw:frame>
        <draw:frame draw:style-name="gr4" draw:text-style-name="P5" draw:layer="layout" svg:width="0.35cm" svg:height="0.395cm" svg:x="7.328cm" svg:y="20.565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997cm" svg:height="0.39cm" svg:x="7.57cm" svg:y="20.57cm">
          <draw:text-box>
            <text:p text:style-name="P1"><text:span text:style-name="T5">Relative integration time = (Integration time / overall project time) %, </text:span></text:p>
          </draw:text-box>
        </draw:frame>
        <draw:frame draw:style-name="gr4" draw:text-style-name="P5" draw:layer="layout" svg:width="4.053cm" svg:height="0.39cm" svg:x="7.57cm" svg:y="21.035cm">
          <draw:text-box>
            <text:p text:style-name="P1"><text:span text:style-name="T5">time is calculated in months </text:span></text:p>
          </draw:text-box>
        </draw:frame>
        <draw:frame draw:style-name="gr4" draw:text-style-name="P5" draw:layer="layout" svg:width="0.35cm" svg:height="0.39cm" svg:x="6.935cm" svg:y="21.505cm">
          <draw:text-box>
            <text:p text:style-name="P1"><text:span text:style-name="T5">v)</text:span></text:p>
          </draw:text-box>
        </draw:frame>
        <draw:frame draw:style-name="gr4" draw:text-style-name="P5" draw:layer="layout" svg:width="0.35cm" svg:height="0.395cm" svg:x="7.227cm" svg:y="21.5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51cm" svg:height="0.39cm" svg:x="7.57cm" svg:y="21.505cm">
          <draw:text-box>
            <text:p text:style-name="P1"><text:span text:style-name="T5">X factor <text:s/>= The amount of calendar time for the baseline project to </text:span></text:p>
          </draw:text-box>
        </draw:frame>
        <draw:polygon draw:style-name="gr2" draw:text-style-name="P3" draw:layer="layout" svg:width="0.017cm" svg:height="0.017cm" svg:x="3.081cm" svg:y="18.211cm" svg:viewBox="0 0 18 18" draw:points="0,18 18,18 18,0 0,0">
          <text:p/>
        </draw:polygon>
        <draw:polygon draw:style-name="gr2" draw:text-style-name="P3" draw:layer="layout" svg:width="3.637cm" svg:height="0.017cm" svg:x="3.098cm" svg:y="18.211cm" svg:viewBox="0 0 3638 18" draw:points="0,18 3638,18 3638,0 0,0">
          <text:p/>
        </draw:polygon>
        <draw:polygon draw:style-name="gr2" draw:text-style-name="P3" draw:layer="layout" svg:width="0.017cm" svg:height="0.017cm" svg:x="6.735cm" svg:y="18.211cm" svg:viewBox="0 0 18 18" draw:points="0,18 18,18 18,0 0,0">
          <text:p/>
        </draw:polygon>
        <draw:polygon draw:style-name="gr2" draw:text-style-name="P3" draw:layer="layout" svg:width="10.939cm" svg:height="0.017cm" svg:x="6.752cm" svg:y="18.211cm" svg:viewBox="0 0 10940 18" draw:points="0,18 10940,18 10940,0 0,0">
          <text:p/>
        </draw:polygon>
        <draw:polygon draw:style-name="gr2" draw:text-style-name="P3" draw:layer="layout" svg:width="0.017cm" svg:height="0.017cm" svg:x="17.691cm" svg:y="18.211cm" svg:viewBox="0 0 18 18" draw:points="0,18 18,18 18,0 0,0">
          <text:p/>
        </draw:polygon>
        <draw:polygon draw:style-name="gr2" draw:text-style-name="P3" draw:layer="layout" svg:width="0.017cm" svg:height="4.411cm" svg:x="3.081cm" svg:y="18.228cm" svg:viewBox="0 0 18 4412" draw:points="0,4412 18,4412 18,0 0,0">
          <text:p/>
        </draw:polygon>
        <draw:polygon draw:style-name="gr2" draw:text-style-name="P3" draw:layer="layout" svg:width="0.017cm" svg:height="4.411cm" svg:x="6.735cm" svg:y="18.228cm" svg:viewBox="0 0 18 4412" draw:points="0,4412 18,4412 18,0 0,0">
          <text:p/>
        </draw:polygon>
        <draw:polygon draw:style-name="gr2" draw:text-style-name="P3" draw:layer="layout" svg:width="0.017cm" svg:height="4.411cm" svg:x="17.691cm" svg:y="18.228cm" svg:viewBox="0 0 18 4412" draw:points="0,4412 18,4412 18,0 0,0">
          <text:p/>
        </draw:polygon>
        <draw:frame draw:style-name="gr4" draw:text-style-name="P5" draw:layer="layout" svg:width="9.07cm" svg:height="0.39cm" svg:x="7.57cm" svg:y="21.97cm">
          <draw:text-box>
            <text:p text:style-name="P1"><text:span text:style-name="T5">develop a product divided by the cycle time for the new project </text:span></text:p>
          </draw:text-box>
        </draw:frame>
        <draw:frame draw:style-name="gr4" draw:text-style-name="P5" draw:layer="layout" svg:width="2.538cm" svg:height="0.412cm" svg:x="3.975cm" svg:y="24.528cm">
          <draw:text-box>
            <text:p text:style-name="P1"><text:span text:style-name="T4">Productivity </text:span></text:p>
          </draw:text-box>
        </draw:frame>
        <draw:frame draw:style-name="gr4" draw:text-style-name="P5" draw:layer="layout" svg:width="0.35cm" svg:height="0.39cm" svg:x="6.934cm" svg:y="22.665cm">
          <draw:text-box>
            <text:p text:style-name="P1"><text:span text:style-name="T5">i)</text:span></text:p>
          </draw:text-box>
        </draw:frame>
        <draw:frame draw:style-name="gr4" draw:text-style-name="P5" draw:layer="layout" svg:width="0.35cm" svg:height="0.395cm" svg:x="7.15cm" svg:y="22.661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1.75cm" svg:height="0.39cm" svg:x="7.569cm" svg:y="22.665cm">
          <draw:text-box>
            <text:p text:style-name="P1"><text:span text:style-name="T5">Size / effort </text:span></text:p>
          </draw:text-box>
        </draw:frame>
        <draw:frame draw:style-name="gr4" draw:text-style-name="P5" draw:layer="layout" svg:width="3.351cm" svg:height="0.39cm" svg:x="7.569cm" svg:y="23.131cm">
          <draw:text-box>
            <text:p text:style-name="P1"><text:span text:style-name="T5"><text:s text:c="2"/></text:span><text:span text:style-name="T5">- Size in LOC, FP, etc </text:span></text:p>
          </draw:text-box>
        </draw:frame>
        <draw:frame draw:style-name="gr4" draw:text-style-name="P5" draw:layer="layout" svg:width="7.013cm" svg:height="0.39cm" svg:x="7.569cm" svg:y="23.601cm">
          <draw:text-box>
            <text:p text:style-name="P1"><text:span text:style-name="T5"><text:s text:c="2"/></text:span><text:span text:style-name="T5">- Effort in person-month, person-hour, hour, etc </text:span></text:p>
          </draw:text-box>
        </draw:frame>
        <draw:frame draw:style-name="gr4" draw:text-style-name="P5" draw:layer="layout" svg:width="0.35cm" svg:height="0.39cm" svg:x="6.934cm" svg:y="24.067cm">
          <draw:text-box>
            <text:p text:style-name="P1"><text:span text:style-name="T5">ii)</text:span></text:p>
          </draw:text-box>
        </draw:frame>
        <draw:frame draw:style-name="gr4" draw:text-style-name="P5" draw:layer="layout" svg:width="0.35cm" svg:height="0.395cm" svg:x="7.248cm" svg:y="24.06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1.75cm" svg:height="0.39cm" svg:x="7.569cm" svg:y="24.067cm">
          <draw:text-box>
            <text:p text:style-name="P1"><text:span text:style-name="T5">Effort / size </text:span></text:p>
          </draw:text-box>
        </draw:frame>
        <draw:frame draw:style-name="gr4" draw:text-style-name="P5" draw:layer="layout" svg:width="7.013cm" svg:height="0.39cm" svg:x="7.569cm" svg:y="24.532cm">
          <draw:text-box>
            <text:p text:style-name="P1"><text:span text:style-name="T5"><text:s text:c="2"/></text:span><text:span text:style-name="T5">- Effort in person-month, person-hour, hour, etc </text:span></text:p>
          </draw:text-box>
        </draw:frame>
        <draw:frame draw:style-name="gr4" draw:text-style-name="P5" draw:layer="layout" svg:width="3.351cm" svg:height="0.39cm" svg:x="7.569cm" svg:y="24.998cm">
          <draw:text-box>
            <text:p text:style-name="P1"><text:span text:style-name="T5"><text:s text:c="2"/></text:span><text:span text:style-name="T5">- Size in LOC, FP, etc </text:span></text:p>
          </draw:text-box>
        </draw:frame>
        <draw:frame draw:style-name="gr4" draw:text-style-name="P5" draw:layer="layout" svg:width="0.413cm" svg:height="0.39cm" svg:x="6.933cm" svg:y="25.463cm">
          <draw:text-box>
            <text:p text:style-name="P1"><text:span text:style-name="T5">iii)</text:span></text:p>
          </draw:text-box>
        </draw:frame>
        <draw:frame draw:style-name="gr4" draw:text-style-name="P5" draw:layer="layout" svg:width="0.35cm" svg:height="0.395cm" svg:x="7.344cm" svg:y="25.458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5.336cm" svg:height="0.39cm" svg:x="7.569cm" svg:y="25.463cm">
          <draw:text-box>
            <text:p text:style-name="P1"><text:span text:style-name="T5">Number of tasks solved per time unit </text:span></text:p>
          </draw:text-box>
        </draw:frame>
        <draw:frame draw:style-name="gr4" draw:text-style-name="P5" draw:layer="layout" svg:width="0.396cm" svg:height="0.39cm" svg:x="6.934cm" svg:y="25.933cm">
          <draw:text-box>
            <text:p text:style-name="P1"><text:span text:style-name="T5">iv)</text:span></text:p>
          </draw:text-box>
        </draw:frame>
        <draw:frame draw:style-name="gr4" draw:text-style-name="P5" draw:layer="layout" svg:width="0.35cm" svg:height="0.395cm" svg:x="7.327cm" svg:y="25.928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8.075cm" svg:height="0.39cm" svg:x="7.569cm" svg:y="25.933cm">
          <draw:text-box>
            <text:p text:style-name="P1"><text:span text:style-name="T5">Actual productivity = No. of written code / person hours </text:span></text:p>
          </draw:text-box>
        </draw:frame>
        <draw:frame draw:style-name="gr4" draw:text-style-name="P5" draw:layer="layout" svg:width="0.35cm" svg:height="0.39cm" svg:x="6.934cm" svg:y="26.399cm">
          <draw:text-box>
            <text:p text:style-name="P1"><text:span text:style-name="T5">v)</text:span></text:p>
          </draw:text-box>
        </draw:frame>
        <draw:frame draw:style-name="gr4" draw:text-style-name="P5" draw:layer="layout" svg:width="0.35cm" svg:height="0.395cm" svg:x="7.226cm" svg:y="26.394cm">
          <draw:text-box>
            <text:p text:style-name="P1"><text:span text:style-name="T6"><text:s/></text:span></text:p>
          </draw:text-box>
        </draw:frame>
        <draw:polygon draw:style-name="gr2" draw:text-style-name="P3" draw:layer="layout" svg:width="0.017cm" svg:height="0.017cm" svg:x="3.081cm" svg:y="22.639cm" svg:viewBox="0 0 18 18" draw:points="0,18 18,18 18,0 0,0">
          <text:p/>
        </draw:polygon>
        <draw:polygon draw:style-name="gr2" draw:text-style-name="P3" draw:layer="layout" svg:width="3.637cm" svg:height="0.017cm" svg:x="3.098cm" svg:y="22.639cm" svg:viewBox="0 0 3638 18" draw:points="0,18 3638,18 3638,0 0,0">
          <text:p/>
        </draw:polygon>
        <draw:polygon draw:style-name="gr2" draw:text-style-name="P3" draw:layer="layout" svg:width="0.017cm" svg:height="0.017cm" svg:x="6.735cm" svg:y="22.639cm" svg:viewBox="0 0 18 18" draw:points="0,18 18,18 18,0 0,0">
          <text:p/>
        </draw:polygon>
        <draw:polygon draw:style-name="gr2" draw:text-style-name="P3" draw:layer="layout" svg:width="10.939cm" svg:height="0.017cm" svg:x="6.752cm" svg:y="22.639cm" svg:viewBox="0 0 10940 18" draw:points="0,18 10940,18 10940,0 0,0">
          <text:p/>
        </draw:polygon>
        <draw:polygon draw:style-name="gr2" draw:text-style-name="P3" draw:layer="layout" svg:width="0.017cm" svg:height="0.017cm" svg:x="17.691cm" svg:y="22.639cm" svg:viewBox="0 0 18 18" draw:points="0,18 18,18 18,0 0,0">
          <text:p/>
        </draw:polygon>
        <draw:polygon draw:style-name="gr2" draw:text-style-name="P3" draw:layer="layout" svg:width="0.017cm" svg:height="4.2cm" svg:x="3.081cm" svg:y="22.656cm" svg:viewBox="0 0 18 4201" draw:points="0,4201 18,4201 18,0 0,0">
          <text:p/>
        </draw:polygon>
        <draw:polygon draw:style-name="gr2" draw:text-style-name="P3" draw:layer="layout" svg:width="0.017cm" svg:height="0.017cm" svg:x="3.081cm" svg:y="26.856cm" svg:viewBox="0 0 18 18" draw:points="0,18 18,18 18,0 0,0">
          <text:p/>
        </draw:polygon>
        <draw:polygon draw:style-name="gr2" draw:text-style-name="P3" draw:layer="layout" svg:width="0.017cm" svg:height="0.017cm" svg:x="3.081cm" svg:y="26.856cm" svg:viewBox="0 0 18 18" draw:points="0,18 18,18 18,0 0,0">
          <text:p/>
        </draw:polygon>
        <draw:polygon draw:style-name="gr2" draw:text-style-name="P3" draw:layer="layout" svg:width="3.637cm" svg:height="0.017cm" svg:x="3.098cm" svg:y="26.856cm" svg:viewBox="0 0 3638 18" draw:points="0,18 3638,18 3638,0 0,0">
          <text:p/>
        </draw:polygon>
        <draw:polygon draw:style-name="gr2" draw:text-style-name="P3" draw:layer="layout" svg:width="0.017cm" svg:height="4.2cm" svg:x="6.735cm" svg:y="22.656cm" svg:viewBox="0 0 18 4201" draw:points="0,4201 18,4201 18,0 0,0">
          <text:p/>
        </draw:polygon>
        <draw:polygon draw:style-name="gr2" draw:text-style-name="P3" draw:layer="layout" svg:width="0.017cm" svg:height="0.017cm" svg:x="6.735cm" svg:y="26.856cm" svg:viewBox="0 0 18 18" draw:points="0,18 18,18 18,0 0,0">
          <text:p/>
        </draw:polygon>
        <draw:polygon draw:style-name="gr2" draw:text-style-name="P3" draw:layer="layout" svg:width="10.939cm" svg:height="0.017cm" svg:x="6.752cm" svg:y="26.856cm" svg:viewBox="0 0 10940 18" draw:points="0,18 10940,18 10940,0 0,0">
          <text:p/>
        </draw:polygon>
        <draw:polygon draw:style-name="gr2" draw:text-style-name="P3" draw:layer="layout" svg:width="0.017cm" svg:height="4.2cm" svg:x="17.691cm" svg:y="22.656cm" svg:viewBox="0 0 18 4201" draw:points="0,4201 18,4201 18,0 0,0">
          <text:p/>
        </draw:polygon>
        <draw:polygon draw:style-name="gr2" draw:text-style-name="P3" draw:layer="layout" svg:width="0.017cm" svg:height="0.017cm" svg:x="17.691cm" svg:y="26.856cm" svg:viewBox="0 0 18 18" draw:points="0,18 18,18 18,0 0,0">
          <text:p/>
        </draw:polygon>
        <draw:polygon draw:style-name="gr2" draw:text-style-name="P3" draw:layer="layout" svg:width="0.017cm" svg:height="0.017cm" svg:x="17.691cm" svg:y="26.856cm" svg:viewBox="0 0 18 18" draw:points="0,18 18,18 18,0 0,0">
          <text:p/>
        </draw:polygon>
        <draw:frame draw:style-name="gr4" draw:text-style-name="P5" draw:layer="layout" svg:width="9.184cm" svg:height="0.39cm" svg:x="7.569cm" svg:y="26.399cm">
          <draw:text-box>
            <text:p text:style-name="P1"><text:span text:style-name="T5">Apparent productivity = (No. written code + no. of reused code) </text:span></text:p>
          </draw:text-box>
        </draw:frame>
      </draw:page>
      <draw:page draw:name="page3" draw:style-name="dp1" draw:master-page-name="master-page32">
        <draw:frame draw:style-name="gr1" draw:text-style-name="P2" draw:layer="layout" svg:width="0.388cm" svg:height="0.433cm" svg:x="3.251cm" svg:y="27.98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33cm" svg:x="11.548cm" svg:y="27.98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33cm" svg:x="17.56cm" svg:y="27.991cm">
          <draw:text-box>
            <text:p text:style-name="P1"><text:span text:style-name="T1">3 </text:span></text:p>
          </draw:text-box>
        </draw:frame>
        <draw:frame draw:style-name="gr4" draw:text-style-name="P5" draw:layer="layout" svg:width="2.038cm" svg:height="0.39cm" svg:x="7.569cm" svg:y="2.527cm">
          <draw:text-box>
            <text:p text:style-name="P1"><text:span text:style-name="T5">/person-hours </text:span></text:p>
          </draw:text-box>
        </draw:frame>
        <draw:frame draw:style-name="gr4" draw:text-style-name="P5" draw:layer="layout" svg:width="0.396cm" svg:height="0.39cm" svg:x="6.934cm" svg:y="2.993cm">
          <draw:text-box>
            <text:p text:style-name="P1"><text:span text:style-name="T5">vi)</text:span></text:p>
          </draw:text-box>
        </draw:frame>
        <draw:frame draw:style-name="gr4" draw:text-style-name="P5" draw:layer="layout" svg:width="0.35cm" svg:height="0.395cm" svg:x="7.328cm" svg:y="2.988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7.592cm" svg:height="0.39cm" svg:x="7.569cm" svg:y="2.993cm">
          <draw:text-box>
            <text:p text:style-name="P1"><text:span text:style-name="T5">Rate of delivery <text:s/>= No. of projects delivered per year </text:span></text:p>
          </draw:text-box>
        </draw:frame>
        <draw:frame draw:style-name="gr4" draw:text-style-name="P5" draw:layer="layout" svg:width="0.493cm" svg:height="0.39cm" svg:x="6.934cm" svg:y="3.459cm">
          <draw:text-box>
            <text:p text:style-name="P1"><text:span text:style-name="T5">vii)</text:span></text:p>
          </draw:text-box>
        </draw:frame>
        <draw:frame draw:style-name="gr4" draw:text-style-name="P5" draw:layer="layout" svg:width="0.35cm" svg:height="0.395cm" svg:x="7.425cm" svg:y="3.45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98cm" svg:height="0.39cm" svg:x="7.569cm" svg:y="3.459cm">
          <draw:text-box>
            <text:p text:style-name="P1"><text:span text:style-name="T5">Productivity = (Number of features in project / total effort in minutes) </text:span></text:p>
          </draw:text-box>
        </draw:frame>
        <draw:polygon draw:style-name="gr2" draw:text-style-name="P3" draw:layer="layout" svg:width="0.017cm" svg:height="0.017cm" svg:x="3.081cm" svg:y="2.497cm" svg:viewBox="0 0 18 18" draw:points="0,18 18,18 18,0 0,0">
          <text:p/>
        </draw:polygon>
        <draw:polygon draw:style-name="gr2" draw:text-style-name="P3" draw:layer="layout" svg:width="0.017cm" svg:height="0.017cm" svg:x="3.081cm" svg:y="2.497cm" svg:viewBox="0 0 18 18" draw:points="0,18 18,18 18,0 0,0">
          <text:p/>
        </draw:polygon>
        <draw:polygon draw:style-name="gr2" draw:text-style-name="P3" draw:layer="layout" svg:width="3.637cm" svg:height="0.017cm" svg:x="3.098cm" svg:y="2.497cm" svg:viewBox="0 0 3638 18" draw:points="0,18 3638,18 3638,0 0,0">
          <text:p/>
        </draw:polygon>
        <draw:polygon draw:style-name="gr2" draw:text-style-name="P3" draw:layer="layout" svg:width="0.017cm" svg:height="0.017cm" svg:x="6.735cm" svg:y="2.497cm" svg:viewBox="0 0 18 18" draw:points="0,18 18,18 18,0 0,0">
          <text:p/>
        </draw:polygon>
        <draw:polygon draw:style-name="gr2" draw:text-style-name="P3" draw:layer="layout" svg:width="10.939cm" svg:height="0.017cm" svg:x="6.752cm" svg:y="2.497cm" svg:viewBox="0 0 10940 18" draw:points="0,18 10940,18 10940,0 0,0">
          <text:p/>
        </draw:polygon>
        <draw:polygon draw:style-name="gr2" draw:text-style-name="P3" draw:layer="layout" svg:width="0.017cm" svg:height="0.017cm" svg:x="17.691cm" svg:y="2.497cm" svg:viewBox="0 0 18 18" draw:points="0,18 18,18 18,0 0,0">
          <text:p/>
        </draw:polygon>
        <draw:polygon draw:style-name="gr2" draw:text-style-name="P3" draw:layer="layout" svg:width="0.017cm" svg:height="0.017cm" svg:x="17.691cm" svg:y="2.497cm" svg:viewBox="0 0 18 18" draw:points="0,18 18,18 18,0 0,0">
          <text:p/>
        </draw:polygon>
        <draw:polygon draw:style-name="gr2" draw:text-style-name="P3" draw:layer="layout" svg:width="0.017cm" svg:height="2.079cm" svg:x="3.081cm" svg:y="2.514cm" svg:viewBox="0 0 18 2080" draw:points="0,2080 18,2080 18,0 0,0">
          <text:p/>
        </draw:polygon>
        <draw:polygon draw:style-name="gr2" draw:text-style-name="P3" draw:layer="layout" svg:width="0.017cm" svg:height="2.079cm" svg:x="6.735cm" svg:y="2.514cm" svg:viewBox="0 0 18 2080" draw:points="0,2080 18,2080 18,0 0,0">
          <text:p/>
        </draw:polygon>
        <draw:polygon draw:style-name="gr2" draw:text-style-name="P3" draw:layer="layout" svg:width="0.017cm" svg:height="2.079cm" svg:x="17.691cm" svg:y="2.514cm" svg:viewBox="0 0 18 2080" draw:points="0,2080 18,2080 18,0 0,0">
          <text:p/>
        </draw:polygon>
        <draw:frame draw:style-name="gr4" draw:text-style-name="P5" draw:layer="layout" svg:width="3.622cm" svg:height="0.39cm" svg:x="7.569cm" svg:y="3.924cm">
          <draw:text-box>
            <text:p text:style-name="P1"><text:span text:style-name="T5">* (2,400 minutes / week) </text:span></text:p>
          </draw:text-box>
        </draw:frame>
        <draw:frame draw:style-name="gr4" draw:text-style-name="P5" draw:layer="layout" svg:width="2.241cm" svg:height="0.412cm" svg:x="4.089cm" svg:y="11.675cm">
          <draw:text-box>
            <text:p text:style-name="P1"><text:span text:style-name="T4">Estimation </text:span></text:p>
          </draw:text-box>
        </draw:frame>
        <draw:frame draw:style-name="gr4" draw:text-style-name="P5" draw:layer="layout" svg:width="2.068cm" svg:height="0.412cm" svg:x="6.934cm" svg:y="4.619cm">
          <draw:text-box>
            <text:p text:style-name="P1"><text:span text:style-name="T4">Schedule: </text:span></text:p>
          </draw:text-box>
        </draw:frame>
        <draw:frame draw:style-name="gr4" draw:text-style-name="P5" draw:layer="layout" svg:width="0.35cm" svg:height="0.39cm" svg:x="6.934cm" svg:y="5.089cm">
          <draw:text-box>
            <text:p text:style-name="P1"><text:span text:style-name="T5">i)</text:span></text:p>
          </draw:text-box>
        </draw:frame>
        <draw:frame draw:style-name="gr4" draw:text-style-name="P5" draw:layer="layout" svg:width="0.35cm" svg:height="0.395cm" svg:x="7.15cm" svg:y="5.08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493cm" svg:height="0.39cm" svg:x="7.569cm" svg:y="5.089cm">
          <draw:text-box>
            <text:p text:style-name="P1"><text:span text:style-name="T5">Schedule variance = (Actual duration- planned duration) / planned </text:span></text:p>
          </draw:text-box>
        </draw:frame>
        <draw:frame draw:style-name="gr4" draw:text-style-name="P5" draw:layer="layout" svg:width="1.272cm" svg:height="0.39cm" svg:x="7.569cm" svg:y="5.554cm">
          <draw:text-box>
            <text:p text:style-name="P1"><text:span text:style-name="T5">duration </text:span></text:p>
          </draw:text-box>
        </draw:frame>
        <draw:frame draw:style-name="gr4" draw:text-style-name="P5" draw:layer="layout" svg:width="0.35cm" svg:height="0.39cm" svg:x="6.934cm" svg:y="6.02cm">
          <draw:text-box>
            <text:p text:style-name="P1"><text:span text:style-name="T5">ii)</text:span></text:p>
          </draw:text-box>
        </draw:frame>
        <draw:frame draw:style-name="gr4" draw:text-style-name="P5" draw:layer="layout" svg:width="0.35cm" svg:height="0.395cm" svg:x="7.247cm" svg:y="6.015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8.198cm" svg:height="0.39cm" svg:x="7.569cm" svg:y="6.02cm">
          <draw:text-box>
            <text:p text:style-name="P1"><text:span text:style-name="T5">No. of days ahead of schedule/behind schedule of release </text:span></text:p>
          </draw:text-box>
        </draw:frame>
        <draw:frame draw:style-name="gr4" draw:text-style-name="P5" draw:layer="layout" svg:width="0.413cm" svg:height="0.39cm" svg:x="6.934cm" svg:y="6.485cm">
          <draw:text-box>
            <text:p text:style-name="P1"><text:span text:style-name="T5">iii)</text:span></text:p>
          </draw:text-box>
        </draw:frame>
        <draw:frame draw:style-name="gr4" draw:text-style-name="P5" draw:layer="layout" svg:width="0.35cm" svg:height="0.395cm" svg:x="7.345cm" svg:y="6.48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464cm" svg:height="0.39cm" svg:x="7.57cm" svg:y="6.485cm">
          <draw:text-box>
            <text:p text:style-name="P1"><text:span text:style-name="T5">Schedule performance index (SPI) = Earned value / planned value </text:span></text:p>
          </draw:text-box>
        </draw:frame>
        <draw:frame draw:style-name="gr4" draw:text-style-name="P5" draw:layer="layout" svg:width="0.396cm" svg:height="0.39cm" svg:x="6.934cm" svg:y="6.955cm">
          <draw:text-box>
            <text:p text:style-name="P1"><text:span text:style-name="T5">iv)</text:span></text:p>
          </draw:text-box>
        </draw:frame>
        <draw:frame draw:style-name="gr4" draw:text-style-name="P5" draw:layer="layout" svg:width="0.35cm" svg:height="0.395cm" svg:x="7.328cm" svg:y="6.95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231cm" svg:height="0.39cm" svg:x="7.569cm" svg:y="6.955cm">
          <draw:text-box>
            <text:p text:style-name="P1"><text:span text:style-name="T5">Schedule Estimation Accuracy (SEA) = Actual project duration / </text:span></text:p>
          </draw:text-box>
        </draw:frame>
        <draw:frame draw:style-name="gr4" draw:text-style-name="P5" draw:layer="layout" svg:width="3.782cm" svg:height="0.39cm" svg:x="7.569cm" svg:y="7.421cm">
          <draw:text-box>
            <text:p text:style-name="P1"><text:span text:style-name="T5">estimated project duration </text:span></text:p>
          </draw:text-box>
        </draw:frame>
        <draw:frame draw:style-name="gr4" draw:text-style-name="P5" draw:layer="layout" svg:width="0.35cm" svg:height="0.39cm" svg:x="6.934cm" svg:y="7.886cm">
          <draw:text-box>
            <text:p text:style-name="P1"><text:span text:style-name="T5">v)</text:span></text:p>
          </draw:text-box>
        </draw:frame>
        <draw:frame draw:style-name="gr4" draw:text-style-name="P5" draw:layer="layout" svg:width="0.35cm" svg:height="0.395cm" svg:x="7.226cm" svg:y="7.881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10.043cm" svg:height="0.39cm" svg:x="7.569cm" svg:y="7.886cm">
          <draw:text-box>
            <text:p text:style-name="P1"><text:span text:style-name="T5">Schedule overruns = 100 * (actual value - estimated value) / estimated </text:span></text:p>
          </draw:text-box>
        </draw:frame>
        <draw:frame draw:style-name="gr4" draw:text-style-name="P5" draw:layer="layout" svg:width="0.857cm" svg:height="0.39cm" svg:x="7.569cm" svg:y="8.352cm">
          <draw:text-box>
            <text:p text:style-name="P1"><text:span text:style-name="T5">value </text:span></text:p>
          </draw:text-box>
        </draw:frame>
        <draw:frame draw:style-name="gr4" draw:text-style-name="P5" draw:layer="layout" svg:width="1.374cm" svg:height="0.412cm" svg:x="6.934cm" svg:y="9.025cm">
          <draw:text-box>
            <text:p text:style-name="P1"><text:span text:style-name="T4">Effort: </text:span></text:p>
          </draw:text-box>
        </draw:frame>
        <draw:frame draw:style-name="gr4" draw:text-style-name="P5" draw:layer="layout" svg:width="0.35cm" svg:height="0.39cm" svg:x="6.934cm" svg:y="9.499cm">
          <draw:text-box>
            <text:p text:style-name="P1"><text:span text:style-name="T5">i)</text:span></text:p>
          </draw:text-box>
        </draw:frame>
        <draw:frame draw:style-name="gr4" draw:text-style-name="P5" draw:layer="layout" svg:width="0.35cm" svg:height="0.395cm" svg:x="7.15cm" svg:y="9.49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188cm" svg:height="0.39cm" svg:x="7.569cm" svg:y="9.499cm">
          <draw:text-box>
            <text:p text:style-name="P1"><text:span text:style-name="T5">Effort variance = (Actual effort - planned effort) / planned effort </text:span></text:p>
          </draw:text-box>
        </draw:frame>
        <draw:frame draw:style-name="gr4" draw:text-style-name="P5" draw:layer="layout" svg:width="0.35cm" svg:height="0.39cm" svg:x="6.934cm" svg:y="9.965cm">
          <draw:text-box>
            <text:p text:style-name="P1"><text:span text:style-name="T5">ii)</text:span></text:p>
          </draw:text-box>
        </draw:frame>
        <draw:frame draw:style-name="gr4" draw:text-style-name="P5" draw:layer="layout" svg:width="0.35cm" svg:height="0.395cm" svg:x="7.247cm" svg:y="9.96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095cm" svg:height="0.39cm" svg:x="7.569cm" svg:y="9.965cm">
          <draw:text-box>
            <text:p text:style-name="P1"><text:span text:style-name="T5">Project Visibility Index (PVI) = Planned person-months / actual </text:span></text:p>
          </draw:text-box>
        </draw:frame>
        <draw:frame draw:style-name="gr4" draw:text-style-name="P5" draw:layer="layout" svg:width="2.195cm" svg:height="0.39cm" svg:x="7.569cm" svg:y="10.43cm">
          <draw:text-box>
            <text:p text:style-name="P1"><text:span text:style-name="T5">person-months </text:span></text:p>
          </draw:text-box>
        </draw:frame>
        <draw:frame draw:style-name="gr4" draw:text-style-name="P5" draw:layer="layout" svg:width="0.413cm" svg:height="0.39cm" svg:x="6.934cm" svg:y="10.896cm">
          <draw:text-box>
            <text:p text:style-name="P1"><text:span text:style-name="T5">iii)</text:span></text:p>
          </draw:text-box>
        </draw:frame>
        <draw:frame draw:style-name="gr4" draw:text-style-name="P5" draw:layer="layout" svg:width="0.35cm" svg:height="0.395cm" svg:x="7.345cm" svg:y="10.891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832cm" svg:height="0.39cm" svg:x="7.57cm" svg:y="10.896cm">
          <draw:text-box>
            <text:p text:style-name="P1"><text:span text:style-name="T5">Effort Estimation Accuracy (EEA) = Actual project effort / estimated </text:span></text:p>
          </draw:text-box>
        </draw:frame>
        <draw:frame draw:style-name="gr4" draw:text-style-name="P5" draw:layer="layout" svg:width="1.941cm" svg:height="0.39cm" svg:x="7.57cm" svg:y="11.361cm">
          <draw:text-box>
            <text:p text:style-name="P1"><text:span text:style-name="T5">project effort </text:span></text:p>
          </draw:text-box>
        </draw:frame>
        <draw:frame draw:style-name="gr4" draw:text-style-name="P5" draw:layer="layout" svg:width="0.396cm" svg:height="0.39cm" svg:x="6.935cm" svg:y="11.831cm">
          <draw:text-box>
            <text:p text:style-name="P1"><text:span text:style-name="T5">iv)</text:span></text:p>
          </draw:text-box>
        </draw:frame>
        <draw:frame draw:style-name="gr4" draw:text-style-name="P5" draw:layer="layout" svg:width="0.35cm" svg:height="0.395cm" svg:x="7.328cm" svg:y="11.826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7.935cm" svg:height="0.39cm" svg:x="7.57cm" svg:y="11.831cm">
          <draw:text-box>
            <text:p text:style-name="P1"><text:span text:style-name="T5">100 * (actual effort - estimated effort) / estimated effort </text:span></text:p>
          </draw:text-box>
        </draw:frame>
        <draw:frame draw:style-name="gr4" draw:text-style-name="P5" draw:layer="layout" svg:width="1.141cm" svg:height="0.412cm" svg:x="6.934cm" svg:y="12.504cm">
          <draw:text-box>
            <text:p text:style-name="P1"><text:span text:style-name="T4">Cost: </text:span></text:p>
          </draw:text-box>
        </draw:frame>
        <draw:frame draw:style-name="gr4" draw:text-style-name="P5" draw:layer="layout" svg:width="0.35cm" svg:height="0.39cm" svg:x="6.934cm" svg:y="12.974cm">
          <draw:text-box>
            <text:p text:style-name="P1"><text:span text:style-name="T5">i)</text:span></text:p>
          </draw:text-box>
        </draw:frame>
        <draw:frame draw:style-name="gr4" draw:text-style-name="P5" draw:layer="layout" svg:width="0.35cm" svg:height="0.395cm" svg:x="7.15cm" svg:y="12.969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8.371cm" svg:height="0.39cm" svg:x="7.569cm" svg:y="12.974cm">
          <draw:text-box>
            <text:p text:style-name="P1"><text:span text:style-name="T5">Cost performance index (CPI) = Earned value / actual cost </text:span></text:p>
          </draw:text-box>
        </draw:frame>
        <draw:frame draw:style-name="gr4" draw:text-style-name="P5" draw:layer="layout" svg:width="0.35cm" svg:height="0.39cm" svg:x="6.934cm" svg:y="13.44cm">
          <draw:text-box>
            <text:p text:style-name="P1"><text:span text:style-name="T5">ii)</text:span></text:p>
          </draw:text-box>
        </draw:frame>
        <draw:frame draw:style-name="gr4" draw:text-style-name="P5" draw:layer="layout" svg:width="0.35cm" svg:height="0.395cm" svg:x="7.248cm" svg:y="13.435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7.207cm" svg:height="0.39cm" svg:x="7.57cm" svg:y="13.44cm">
          <draw:text-box>
            <text:p text:style-name="P1"><text:span text:style-name="T5">Variance in the planned vs. actual cost for projects </text:span></text:p>
          </draw:text-box>
        </draw:frame>
        <draw:frame draw:style-name="gr4" draw:text-style-name="P5" draw:layer="layout" svg:width="1.077cm" svg:height="0.412cm" svg:x="6.934cm" svg:y="14.113cm">
          <draw:text-box>
            <text:p text:style-name="P1"><text:span text:style-name="T4">Size: </text:span></text:p>
          </draw:text-box>
        </draw:frame>
        <draw:frame draw:style-name="gr4" draw:text-style-name="P5" draw:layer="layout" svg:width="0.35cm" svg:height="0.39cm" svg:x="6.934cm" svg:y="14.587cm">
          <draw:text-box>
            <text:p text:style-name="P1"><text:span text:style-name="T5">i)</text:span></text:p>
          </draw:text-box>
        </draw:frame>
        <draw:frame draw:style-name="gr4" draw:text-style-name="P5" draw:layer="layout" svg:width="0.35cm" svg:height="0.395cm" svg:x="7.15cm" svg:y="14.58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8.177cm" svg:height="0.39cm" svg:x="7.569cm" svg:y="14.587cm">
          <draw:text-box>
            <text:p text:style-name="P1"><text:span text:style-name="T5">Size variance = (Planned size - actual size) / planned size </text:span></text:p>
          </draw:text-box>
        </draw:frame>
        <draw:frame draw:style-name="gr4" draw:text-style-name="P5" draw:layer="layout" svg:width="0.35cm" svg:height="0.39cm" svg:x="6.934cm" svg:y="15.052cm">
          <draw:text-box>
            <text:p text:style-name="P1"><text:span text:style-name="T5">ii)</text:span></text:p>
          </draw:text-box>
        </draw:frame>
        <draw:frame draw:style-name="gr4" draw:text-style-name="P5" draw:layer="layout" svg:width="0.35cm" svg:height="0.395cm" svg:x="7.247cm" svg:y="15.047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904cm" svg:height="0.39cm" svg:x="7.569cm" svg:y="15.052cm">
          <draw:text-box>
            <text:p text:style-name="P1"><text:span text:style-name="T5">Error rate of size estimate = (LOC estimated – real LOC developed) / </text:span></text:p>
          </draw:text-box>
        </draw:frame>
        <draw:frame draw:style-name="gr4" draw:text-style-name="P5" draw:layer="layout" svg:width="3.135cm" svg:height="0.39cm" svg:x="7.569cm" svg:y="15.518cm">
          <draw:text-box>
            <text:p text:style-name="P1"><text:span text:style-name="T5">real LOC developed. <text:s/></text:span></text:p>
          </draw:text-box>
        </draw:frame>
        <draw:frame draw:style-name="gr4" draw:text-style-name="P5" draw:layer="layout" svg:width="0.413cm" svg:height="0.39cm" svg:x="6.934cm" svg:y="15.984cm">
          <draw:text-box>
            <text:p text:style-name="P1"><text:span text:style-name="T5">iii)</text:span></text:p>
          </draw:text-box>
        </draw:frame>
        <draw:frame draw:style-name="gr4" draw:text-style-name="P5" draw:layer="layout" svg:width="0.35cm" svg:height="0.395cm" svg:x="7.345cm" svg:y="15.979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7.707cm" svg:height="0.39cm" svg:x="7.57cm" svg:y="15.984cm">
          <draw:text-box>
            <text:p text:style-name="P1"><text:span text:style-name="T5">100 * (actual LOC - estimated LOC) / estimated LOC </text:span></text:p>
          </draw:text-box>
        </draw:frame>
        <draw:frame draw:style-name="gr4" draw:text-style-name="P5" draw:layer="layout" svg:width="1.602cm" svg:height="0.412cm" svg:x="6.934cm" svg:y="16.656cm">
          <draw:text-box>
            <text:p text:style-name="P1"><text:span text:style-name="T4">Others: </text:span></text:p>
          </draw:text-box>
        </draw:frame>
        <draw:frame draw:style-name="gr4" draw:text-style-name="P5" draw:layer="layout" svg:width="0.35cm" svg:height="0.39cm" svg:x="6.934cm" svg:y="17.131cm">
          <draw:text-box>
            <text:p text:style-name="P1"><text:span text:style-name="T5">i)</text:span></text:p>
          </draw:text-box>
        </draw:frame>
        <draw:frame draw:style-name="gr4" draw:text-style-name="P5" draw:layer="layout" svg:width="0.35cm" svg:height="0.395cm" svg:x="7.15cm" svg:y="17.126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8.054cm" svg:height="0.39cm" svg:x="7.569cm" svg:y="17.131cm">
          <draw:text-box>
            <text:p text:style-name="P1"><text:span text:style-name="T5">Productivity variance = Estimated vs. actual LOC / hour </text:span></text:p>
          </draw:text-box>
        </draw:frame>
        <draw:frame draw:style-name="gr4" draw:text-style-name="P5" draw:layer="layout" svg:width="0.35cm" svg:height="0.39cm" svg:x="6.934cm" svg:y="17.596cm">
          <draw:text-box>
            <text:p text:style-name="P1"><text:span text:style-name="T5">ii)</text:span></text:p>
          </draw:text-box>
        </draw:frame>
        <draw:frame draw:style-name="gr4" draw:text-style-name="P5" draw:layer="layout" svg:width="0.35cm" svg:height="0.395cm" svg:x="7.247cm" svg:y="17.591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8.054cm" svg:height="0.39cm" svg:x="7.569cm" svg:y="17.596cm">
          <draw:text-box>
            <text:p text:style-name="P1"><text:span text:style-name="T5">Cumulative Earned Value vs. Cumulative Planned Value </text:span></text:p>
          </draw:text-box>
        </draw:frame>
        <draw:frame draw:style-name="gr4" draw:text-style-name="P5" draw:layer="layout" svg:width="0.413cm" svg:height="0.39cm" svg:x="6.934cm" svg:y="18.062cm">
          <draw:text-box>
            <text:p text:style-name="P1"><text:span text:style-name="T5">iii)</text:span></text:p>
          </draw:text-box>
        </draw:frame>
        <draw:frame draw:style-name="gr4" draw:text-style-name="P5" draw:layer="layout" svg:width="0.35cm" svg:height="0.395cm" svg:x="7.345cm" svg:y="18.057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739cm" svg:height="0.39cm" svg:x="7.57cm" svg:y="18.062cm">
          <draw:text-box>
            <text:p text:style-name="P1"><text:span text:style-name="T5">Actual no. of defects removed per phase vs. estimated no. of defects </text:span></text:p>
          </draw:text-box>
        </draw:frame>
        <draw:polygon draw:style-name="gr2" draw:text-style-name="P3" draw:layer="layout" svg:width="0.017cm" svg:height="0.017cm" svg:x="3.081cm" svg:y="4.593cm" svg:viewBox="0 0 18 18" draw:points="0,18 18,18 18,0 0,0">
          <text:p/>
        </draw:polygon>
        <draw:polygon draw:style-name="gr2" draw:text-style-name="P3" draw:layer="layout" svg:width="3.637cm" svg:height="0.017cm" svg:x="3.098cm" svg:y="4.593cm" svg:viewBox="0 0 3638 18" draw:points="0,18 3638,18 3638,0 0,0">
          <text:p/>
        </draw:polygon>
        <draw:polygon draw:style-name="gr2" draw:text-style-name="P3" draw:layer="layout" svg:width="0.017cm" svg:height="0.017cm" svg:x="6.735cm" svg:y="4.593cm" svg:viewBox="0 0 18 18" draw:points="0,18 18,18 18,0 0,0">
          <text:p/>
        </draw:polygon>
        <draw:polygon draw:style-name="gr2" draw:text-style-name="P3" draw:layer="layout" svg:width="10.939cm" svg:height="0.017cm" svg:x="6.752cm" svg:y="4.593cm" svg:viewBox="0 0 10940 18" draw:points="0,18 10940,18 10940,0 0,0">
          <text:p/>
        </draw:polygon>
        <draw:polygon draw:style-name="gr2" draw:text-style-name="P3" draw:layer="layout" svg:width="0.017cm" svg:height="0.017cm" svg:x="17.691cm" svg:y="4.593cm" svg:viewBox="0 0 18 18" draw:points="0,18 18,18 18,0 0,0">
          <text:p/>
        </draw:polygon>
        <draw:polygon draw:style-name="gr2" draw:text-style-name="P3" draw:layer="layout" svg:width="0.017cm" svg:height="14.588cm" svg:x="3.081cm" svg:y="4.61cm" svg:viewBox="0 0 18 14589" draw:points="0,14589 18,14589 18,0 0,0">
          <text:p/>
        </draw:polygon>
        <draw:polygon draw:style-name="gr2" draw:text-style-name="P3" draw:layer="layout" svg:width="0.017cm" svg:height="0.017cm" svg:x="3.081cm" svg:y="19.198cm" svg:viewBox="0 0 18 18" draw:points="0,18 18,18 18,0 0,0">
          <text:p/>
        </draw:polygon>
        <draw:polygon draw:style-name="gr2" draw:text-style-name="P3" draw:layer="layout" svg:width="0.017cm" svg:height="0.017cm" svg:x="3.081cm" svg:y="19.198cm" svg:viewBox="0 0 18 18" draw:points="0,18 18,18 18,0 0,0">
          <text:p/>
        </draw:polygon>
        <draw:polygon draw:style-name="gr2" draw:text-style-name="P3" draw:layer="layout" svg:width="3.637cm" svg:height="0.017cm" svg:x="3.098cm" svg:y="19.198cm" svg:viewBox="0 0 3638 18" draw:points="0,18 3638,18 3638,0 0,0">
          <text:p/>
        </draw:polygon>
        <draw:polygon draw:style-name="gr2" draw:text-style-name="P3" draw:layer="layout" svg:width="0.017cm" svg:height="14.588cm" svg:x="6.735cm" svg:y="4.61cm" svg:viewBox="0 0 18 14589" draw:points="0,14589 18,14589 18,0 0,0">
          <text:p/>
        </draw:polygon>
        <draw:polygon draw:style-name="gr2" draw:text-style-name="P3" draw:layer="layout" svg:width="0.017cm" svg:height="0.017cm" svg:x="6.735cm" svg:y="19.198cm" svg:viewBox="0 0 18 18" draw:points="0,18 18,18 18,0 0,0">
          <text:p/>
        </draw:polygon>
        <draw:polygon draw:style-name="gr2" draw:text-style-name="P3" draw:layer="layout" svg:width="10.939cm" svg:height="0.017cm" svg:x="6.752cm" svg:y="19.198cm" svg:viewBox="0 0 10940 18" draw:points="0,18 10940,18 10940,0 0,0">
          <text:p/>
        </draw:polygon>
        <draw:polygon draw:style-name="gr2" draw:text-style-name="P3" draw:layer="layout" svg:width="0.017cm" svg:height="14.588cm" svg:x="17.691cm" svg:y="4.61cm" svg:viewBox="0 0 18 14589" draw:points="0,14589 18,14589 18,0 0,0">
          <text:p/>
        </draw:polygon>
        <draw:polygon draw:style-name="gr2" draw:text-style-name="P3" draw:layer="layout" svg:width="0.017cm" svg:height="0.017cm" svg:x="17.691cm" svg:y="19.198cm" svg:viewBox="0 0 18 18" draw:points="0,18 18,18 18,0 0,0">
          <text:p/>
        </draw:polygon>
        <draw:polygon draw:style-name="gr2" draw:text-style-name="P3" draw:layer="layout" svg:width="0.017cm" svg:height="0.017cm" svg:x="17.691cm" svg:y="19.198cm" svg:viewBox="0 0 18 18" draw:points="0,18 18,18 18,0 0,0">
          <text:p/>
        </draw:polygon>
        <draw:frame draw:style-name="gr4" draw:text-style-name="P5" draw:layer="layout" svg:width="2.766cm" svg:height="0.39cm" svg:x="7.57cm" svg:y="18.527cm">
          <draw:text-box>
            <text:p text:style-name="P1"><text:span text:style-name="T5">removed per phase </text:span></text:p>
          </draw:text-box>
        </draw:frame>
        <draw:polygon draw:style-name="gr2" draw:text-style-name="P3" draw:layer="layout" svg:width="0.182cm" svg:height="0.889cm" svg:x="3.098cm" svg:y="20.73cm" svg:viewBox="0 0 183 890" draw:points="0,890 183,890 183,0 0,0">
          <text:p/>
        </draw:polygon>
        <draw:polygon draw:style-name="gr2" draw:text-style-name="P3" draw:layer="layout" svg:width="0.182cm" svg:height="0.889cm" svg:x="6.553cm" svg:y="20.73cm" svg:viewBox="0 0 183 890" draw:points="0,890 183,890 183,0 0,0">
          <text:p/>
        </draw:polygon>
        <draw:polygon draw:style-name="gr2" draw:text-style-name="P3" draw:layer="layout" svg:width="3.273cm" svg:height="0.889cm" svg:x="3.28cm" svg:y="20.73cm" svg:viewBox="0 0 3274 890" draw:points="0,890 3274,890 3274,0 0,0">
          <text:p/>
        </draw:polygon>
        <draw:frame draw:style-name="gr3" draw:text-style-name="P4" draw:layer="layout" svg:width="7.199cm" svg:height="0.653cm" svg:x="3.251cm" svg:y="19.853cm">
          <draw:text-box>
            <text:p text:style-name="P1"><text:span text:style-name="T2">B3: Product measures </text:span></text:p>
          </draw:text-box>
        </draw:frame>
        <draw:polygon draw:style-name="gr2" draw:text-style-name="P3" draw:layer="layout" svg:width="0.182cm" svg:height="0.889cm" svg:x="6.752cm" svg:y="20.73cm" svg:viewBox="0 0 183 890" draw:points="0,890 183,890 183,0 0,0">
          <text:p/>
        </draw:polygon>
        <draw:polygon draw:style-name="gr2" draw:text-style-name="P3" draw:layer="layout" svg:width="0.182cm" svg:height="0.889cm" svg:x="17.504cm" svg:y="20.73cm" svg:viewBox="0 0 183 890" draw:points="0,890 183,890 183,0 0,0">
          <text:p/>
        </draw:polygon>
        <draw:polygon draw:style-name="gr2" draw:text-style-name="P3" draw:layer="layout" svg:width="10.57cm" svg:height="0.889cm" svg:x="6.934cm" svg:y="20.73cm" svg:viewBox="0 0 10571 890" draw:points="0,890 10571,890 10571,0 0,0">
          <text:p/>
        </draw:polygon>
        <draw:frame draw:style-name="gr4" draw:text-style-name="P5" draw:layer="layout" svg:width="3.596cm" svg:height="0.412cm" svg:x="3.594cm" svg:y="20.946cm">
          <draw:text-box>
            <text:p text:style-name="P1"><text:span text:style-name="T3">Success Indicator </text:span></text:p>
          </draw:text-box>
        </draw:frame>
        <draw:polygon draw:style-name="gr2" draw:text-style-name="P3" draw:layer="layout" svg:width="0.017cm" svg:height="0.017cm" svg:x="3.081cm" svg:y="20.713cm" svg:viewBox="0 0 18 18" draw:points="0,18 18,18 18,0 0,0">
          <text:p/>
        </draw:polygon>
        <draw:polygon draw:style-name="gr2" draw:text-style-name="P3" draw:layer="layout" svg:width="0.017cm" svg:height="0.017cm" svg:x="3.081cm" svg:y="20.713cm" svg:viewBox="0 0 18 18" draw:points="0,18 18,18 18,0 0,0">
          <text:p/>
        </draw:polygon>
        <draw:polygon draw:style-name="gr2" draw:text-style-name="P3" draw:layer="layout" svg:width="3.637cm" svg:height="0.017cm" svg:x="3.098cm" svg:y="20.713cm" svg:viewBox="0 0 3638 18" draw:points="0,18 3638,18 3638,0 0,0">
          <text:p/>
        </draw:polygon>
        <draw:polygon draw:style-name="gr2" draw:text-style-name="P3" draw:layer="layout" svg:width="0.017cm" svg:height="0.017cm" svg:x="6.735cm" svg:y="20.713cm" svg:viewBox="0 0 18 18" draw:points="0,18 18,18 18,0 0,0">
          <text:p/>
        </draw:polygon>
        <draw:polygon draw:style-name="gr2" draw:text-style-name="P3" draw:layer="layout" svg:width="10.939cm" svg:height="0.017cm" svg:x="6.752cm" svg:y="20.713cm" svg:viewBox="0 0 10940 18" draw:points="0,18 10940,18 10940,0 0,0">
          <text:p/>
        </draw:polygon>
        <draw:polygon draw:style-name="gr2" draw:text-style-name="P3" draw:layer="layout" svg:width="0.017cm" svg:height="0.017cm" svg:x="17.691cm" svg:y="20.713cm" svg:viewBox="0 0 18 18" draw:points="0,18 18,18 18,0 0,0">
          <text:p/>
        </draw:polygon>
        <draw:polygon draw:style-name="gr2" draw:text-style-name="P3" draw:layer="layout" svg:width="0.017cm" svg:height="0.017cm" svg:x="17.691cm" svg:y="20.713cm" svg:viewBox="0 0 18 18" draw:points="0,18 18,18 18,0 0,0">
          <text:p/>
        </draw:polygon>
        <draw:polygon draw:style-name="gr2" draw:text-style-name="P3" draw:layer="layout" svg:width="0.017cm" svg:height="0.889cm" svg:x="3.081cm" svg:y="20.73cm" svg:viewBox="0 0 18 890" draw:points="0,890 18,890 18,0 0,0">
          <text:p/>
        </draw:polygon>
        <draw:polygon draw:style-name="gr2" draw:text-style-name="P3" draw:layer="layout" svg:width="0.017cm" svg:height="0.889cm" svg:x="6.735cm" svg:y="20.73cm" svg:viewBox="0 0 18 890" draw:points="0,890 18,890 18,0 0,0">
          <text:p/>
        </draw:polygon>
        <draw:polygon draw:style-name="gr2" draw:text-style-name="P3" draw:layer="layout" svg:width="0.017cm" svg:height="0.889cm" svg:x="17.691cm" svg:y="20.73cm" svg:viewBox="0 0 18 890" draw:points="0,890 18,890 18,0 0,0">
          <text:p/>
        </draw:polygon>
        <draw:frame draw:style-name="gr4" draw:text-style-name="P5" draw:layer="layout" svg:width="4.879cm" svg:height="0.412cm" svg:x="10.346cm" svg:y="20.946cm">
          <draw:text-box>
            <text:p text:style-name="P1"><text:span text:style-name="T3">Commonly Used Metrics </text:span></text:p>
          </draw:text-box>
        </draw:frame>
        <draw:frame draw:style-name="gr4" draw:text-style-name="P5" draw:layer="layout" svg:width="1.547cm" svg:height="0.412cm" svg:x="4.343cm" svg:y="23.973cm">
          <draw:text-box>
            <text:p text:style-name="P1"><text:span text:style-name="T4">Quality </text:span></text:p>
          </draw:text-box>
        </draw:frame>
        <draw:frame draw:style-name="gr4" draw:text-style-name="P5" draw:layer="layout" svg:width="1.805cm" svg:height="0.412cm" svg:x="6.934cm" svg:y="21.641cm">
          <draw:text-box>
            <text:p text:style-name="P1"><text:span text:style-name="T4">General: </text:span></text:p>
          </draw:text-box>
        </draw:frame>
        <draw:frame draw:style-name="gr4" draw:text-style-name="P5" draw:layer="layout" svg:width="0.35cm" svg:height="0.39cm" svg:x="6.934cm" svg:y="22.115cm">
          <draw:text-box>
            <text:p text:style-name="P1"><text:span text:style-name="T5">i)</text:span></text:p>
          </draw:text-box>
        </draw:frame>
        <draw:frame draw:style-name="gr4" draw:text-style-name="P5" draw:layer="layout" svg:width="0.35cm" svg:height="0.395cm" svg:x="7.15cm" svg:y="22.11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5.205cm" svg:height="0.39cm" svg:x="7.569cm" svg:y="22.115cm">
          <draw:text-box>
            <text:p text:style-name="P1"><text:span text:style-name="T5">No. of reported failures in operation </text:span></text:p>
          </draw:text-box>
        </draw:frame>
        <draw:frame draw:style-name="gr4" draw:text-style-name="P5" draw:layer="layout" svg:width="0.35cm" svg:height="0.39cm" svg:x="6.934cm" svg:y="22.581cm">
          <draw:text-box>
            <text:p text:style-name="P1"><text:span text:style-name="T5">ii)</text:span></text:p>
          </draw:text-box>
        </draw:frame>
        <draw:frame draw:style-name="gr4" draw:text-style-name="P5" draw:layer="layout" svg:width="0.35cm" svg:height="0.395cm" svg:x="7.248cm" svg:y="22.576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6.703cm" svg:height="0.39cm" svg:x="7.569cm" svg:y="22.581cm">
          <draw:text-box>
            <text:p text:style-name="P1"><text:span text:style-name="T5">Post-release fault density = No. of faults / size <text:s/></text:span></text:p>
          </draw:text-box>
        </draw:frame>
        <draw:frame draw:style-name="gr4" draw:text-style-name="P5" draw:layer="layout" svg:width="0.413cm" svg:height="0.39cm" svg:x="6.935cm" svg:y="23.046cm">
          <draw:text-box>
            <text:p text:style-name="P1"><text:span text:style-name="T5">iii)</text:span></text:p>
          </draw:text-box>
        </draw:frame>
        <draw:frame draw:style-name="gr4" draw:text-style-name="P5" draw:layer="layout" svg:width="0.35cm" svg:height="0.395cm" svg:x="7.345cm" svg:y="23.041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5.971cm" svg:height="0.39cm" svg:x="7.57cm" svg:y="23.046cm">
          <draw:text-box>
            <text:p text:style-name="P1"><text:span text:style-name="T5">No. of <text:s/>User-reported deficiencies (URD) </text:span></text:p>
          </draw:text-box>
        </draw:frame>
        <draw:frame draw:style-name="gr4" draw:text-style-name="P5" draw:layer="layout" svg:width="0.396cm" svg:height="0.39cm" svg:x="6.935cm" svg:y="23.512cm">
          <draw:text-box>
            <text:p text:style-name="P1"><text:span text:style-name="T5">iv)</text:span></text:p>
          </draw:text-box>
        </draw:frame>
        <draw:frame draw:style-name="gr4" draw:text-style-name="P5" draw:layer="layout" svg:width="0.35cm" svg:height="0.395cm" svg:x="7.328cm" svg:y="23.507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10.035cm" svg:height="0.39cm" svg:x="7.57cm" svg:y="23.512cm">
          <draw:text-box>
            <text:p text:style-name="P1"><text:span text:style-name="T5">New Open Problems (NOP) = total new post-release problems opened </text:span></text:p>
          </draw:text-box>
        </draw:frame>
        <draw:frame draw:style-name="gr4" draw:text-style-name="P5" draw:layer="layout" svg:width="2.534cm" svg:height="0.39cm" svg:x="7.57cm" svg:y="23.977cm">
          <draw:text-box>
            <text:p text:style-name="P1"><text:span text:style-name="T5">during the month </text:span></text:p>
          </draw:text-box>
        </draw:frame>
        <draw:frame draw:style-name="gr4" draw:text-style-name="P5" draw:layer="layout" svg:width="0.35cm" svg:height="0.39cm" svg:x="6.935cm" svg:y="24.447cm">
          <draw:text-box>
            <text:p text:style-name="P1"><text:span text:style-name="T5">v)</text:span></text:p>
          </draw:text-box>
        </draw:frame>
        <draw:frame draw:style-name="gr4" draw:text-style-name="P5" draw:layer="layout" svg:width="0.35cm" svg:height="0.395cm" svg:x="7.227cm" svg:y="24.44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811cm" svg:height="0.39cm" svg:x="7.57cm" svg:y="24.447cm">
          <draw:text-box>
            <text:p text:style-name="P1"><text:span text:style-name="T5">Total Open Problems (TOP) = total number of post-release problems </text:span></text:p>
          </draw:text-box>
        </draw:frame>
        <draw:frame draw:style-name="gr4" draw:text-style-name="P5" draw:layer="layout" svg:width="5.836cm" svg:height="0.39cm" svg:x="7.57cm" svg:y="24.913cm">
          <draw:text-box>
            <text:p text:style-name="P1"><text:span text:style-name="T5">that remain open at the end of the month </text:span></text:p>
          </draw:text-box>
        </draw:frame>
        <draw:frame draw:style-name="gr4" draw:text-style-name="P5" draw:layer="layout" svg:width="0.396cm" svg:height="0.39cm" svg:x="6.935cm" svg:y="25.378cm">
          <draw:text-box>
            <text:p text:style-name="P1"><text:span text:style-name="T5">vi)</text:span></text:p>
          </draw:text-box>
        </draw:frame>
        <draw:frame draw:style-name="gr4" draw:text-style-name="P5" draw:layer="layout" svg:width="0.35cm" svg:height="0.395cm" svg:x="7.328cm" svg:y="25.373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976cm" svg:height="0.39cm" svg:x="7.57cm" svg:y="25.378cm">
          <draw:text-box>
            <text:p text:style-name="P1"><text:span text:style-name="T5">Changed Ratio of customer request = (No. of actual changed request / </text:span></text:p>
          </draw:text-box>
        </draw:frame>
        <draw:frame draw:style-name="gr4" draw:text-style-name="P5" draw:layer="layout" svg:width="4.951cm" svg:height="0.39cm" svg:x="7.57cm" svg:y="25.844cm">
          <draw:text-box>
            <text:p text:style-name="P1"><text:span text:style-name="T5">no. of customer request) * 100(%) </text:span></text:p>
          </draw:text-box>
        </draw:frame>
        <draw:frame draw:style-name="gr4" draw:text-style-name="P5" draw:layer="layout" svg:width="0.493cm" svg:height="0.39cm" svg:x="6.935cm" svg:y="26.309cm">
          <draw:text-box>
            <text:p text:style-name="P1"><text:span text:style-name="T5">vii)</text:span></text:p>
          </draw:text-box>
        </draw:frame>
        <draw:frame draw:style-name="gr4" draw:text-style-name="P5" draw:layer="layout" svg:width="0.35cm" svg:height="0.395cm" svg:x="7.426cm" svg:y="26.304cm">
          <draw:text-box>
            <text:p text:style-name="P1"><text:span text:style-name="T6"><text:s/></text:span></text:p>
          </draw:text-box>
        </draw:frame>
        <draw:polygon draw:style-name="gr2" draw:text-style-name="P3" draw:layer="layout" svg:width="0.017cm" svg:height="0.017cm" svg:x="3.081cm" svg:y="21.619cm" svg:viewBox="0 0 18 18" draw:points="0,18 18,18 18,0 0,0">
          <text:p/>
        </draw:polygon>
        <draw:polygon draw:style-name="gr2" draw:text-style-name="P3" draw:layer="layout" svg:width="3.637cm" svg:height="0.017cm" svg:x="3.098cm" svg:y="21.619cm" svg:viewBox="0 0 3638 18" draw:points="0,18 3638,18 3638,0 0,0">
          <text:p/>
        </draw:polygon>
        <draw:polygon draw:style-name="gr2" draw:text-style-name="P3" draw:layer="layout" svg:width="0.017cm" svg:height="0.017cm" svg:x="6.735cm" svg:y="21.619cm" svg:viewBox="0 0 18 18" draw:points="0,18 18,18 18,0 0,0">
          <text:p/>
        </draw:polygon>
        <draw:polygon draw:style-name="gr2" draw:text-style-name="P3" draw:layer="layout" svg:width="10.939cm" svg:height="0.017cm" svg:x="6.752cm" svg:y="21.619cm" svg:viewBox="0 0 10940 18" draw:points="0,18 10940,18 10940,0 0,0">
          <text:p/>
        </draw:polygon>
        <draw:polygon draw:style-name="gr2" draw:text-style-name="P3" draw:layer="layout" svg:width="0.017cm" svg:height="0.017cm" svg:x="17.691cm" svg:y="21.619cm" svg:viewBox="0 0 18 18" draw:points="0,18 18,18 18,0 0,0">
          <text:p/>
        </draw:polygon>
        <draw:polygon draw:style-name="gr2" draw:text-style-name="P3" draw:layer="layout" svg:width="0.017cm" svg:height="5.135cm" svg:x="3.081cm" svg:y="21.636cm" svg:viewBox="0 0 18 5136" draw:points="0,5136 18,5136 18,0 0,0">
          <text:p/>
        </draw:polygon>
        <draw:polygon draw:style-name="gr2" draw:text-style-name="P3" draw:layer="layout" svg:width="0.017cm" svg:height="0.017cm" svg:x="3.081cm" svg:y="26.771cm" svg:viewBox="0 0 18 18" draw:points="0,18 18,18 18,0 0,0">
          <text:p/>
        </draw:polygon>
        <draw:polygon draw:style-name="gr2" draw:text-style-name="P3" draw:layer="layout" svg:width="0.017cm" svg:height="0.017cm" svg:x="3.081cm" svg:y="26.771cm" svg:viewBox="0 0 18 18" draw:points="0,18 18,18 18,0 0,0">
          <text:p/>
        </draw:polygon>
        <draw:polygon draw:style-name="gr2" draw:text-style-name="P3" draw:layer="layout" svg:width="3.637cm" svg:height="0.017cm" svg:x="3.098cm" svg:y="26.771cm" svg:viewBox="0 0 3638 18" draw:points="0,18 3638,18 3638,0 0,0">
          <text:p/>
        </draw:polygon>
        <draw:polygon draw:style-name="gr2" draw:text-style-name="P3" draw:layer="layout" svg:width="0.017cm" svg:height="5.135cm" svg:x="6.735cm" svg:y="21.636cm" svg:viewBox="0 0 18 5136" draw:points="0,5136 18,5136 18,0 0,0">
          <text:p/>
        </draw:polygon>
        <draw:polygon draw:style-name="gr2" draw:text-style-name="P3" draw:layer="layout" svg:width="0.017cm" svg:height="0.017cm" svg:x="6.735cm" svg:y="26.771cm" svg:viewBox="0 0 18 18" draw:points="0,18 18,18 18,0 0,0">
          <text:p/>
        </draw:polygon>
        <draw:polygon draw:style-name="gr2" draw:text-style-name="P3" draw:layer="layout" svg:width="10.939cm" svg:height="0.017cm" svg:x="6.752cm" svg:y="26.771cm" svg:viewBox="0 0 10940 18" draw:points="0,18 10940,18 10940,0 0,0">
          <text:p/>
        </draw:polygon>
        <draw:polygon draw:style-name="gr2" draw:text-style-name="P3" draw:layer="layout" svg:width="0.017cm" svg:height="5.135cm" svg:x="17.691cm" svg:y="21.636cm" svg:viewBox="0 0 18 5136" draw:points="0,5136 18,5136 18,0 0,0">
          <text:p/>
        </draw:polygon>
        <draw:polygon draw:style-name="gr2" draw:text-style-name="P3" draw:layer="layout" svg:width="0.017cm" svg:height="0.017cm" svg:x="17.691cm" svg:y="26.771cm" svg:viewBox="0 0 18 18" draw:points="0,18 18,18 18,0 0,0">
          <text:p/>
        </draw:polygon>
        <draw:polygon draw:style-name="gr2" draw:text-style-name="P3" draw:layer="layout" svg:width="0.017cm" svg:height="0.017cm" svg:x="17.691cm" svg:y="26.771cm" svg:viewBox="0 0 18 18" draw:points="0,18 18,18 18,0 0,0">
          <text:p/>
        </draw:polygon>
        <draw:frame draw:style-name="gr4" draw:text-style-name="P5" draw:layer="layout" svg:width="3.114cm" svg:height="0.39cm" svg:x="7.57cm" svg:y="26.309cm">
          <draw:text-box>
            <text:p text:style-name="P1"><text:span text:style-name="T5">No. of customer calls </text:span></text:p>
          </draw:text-box>
        </draw:frame>
      </draw:page>
      <draw:page draw:name="page4" draw:style-name="dp1" draw:master-page-name="master-page32">
        <draw:frame draw:style-name="gr1" draw:text-style-name="P2" draw:layer="layout" svg:width="0.388cm" svg:height="0.433cm" svg:x="3.251cm" svg:y="27.98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33cm" svg:x="11.548cm" svg:y="27.98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33cm" svg:x="17.56cm" svg:y="27.991cm">
          <draw:text-box>
            <text:p text:style-name="P1"><text:span text:style-name="T1">4 </text:span></text:p>
          </draw:text-box>
        </draw:frame>
        <draw:frame draw:style-name="gr4" draw:text-style-name="P5" draw:layer="layout" svg:width="0.35cm" svg:height="0.412cm" svg:x="6.934cm" svg:y="2.523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2.25cm" svg:height="0.412cm" svg:x="6.934cm" svg:y="2.989cm">
          <draw:text-box>
            <text:p text:style-name="P1"><text:span text:style-name="T4">Reliability: </text:span></text:p>
          </draw:text-box>
        </draw:frame>
        <draw:frame draw:style-name="gr4" draw:text-style-name="P5" draw:layer="layout" svg:width="0.35cm" svg:height="0.39cm" svg:x="6.934cm" svg:y="3.459cm">
          <draw:text-box>
            <text:p text:style-name="P1"><text:span text:style-name="T5">i)</text:span></text:p>
          </draw:text-box>
        </draw:frame>
        <draw:frame draw:style-name="gr4" draw:text-style-name="P5" draw:layer="layout" svg:width="0.35cm" svg:height="0.395cm" svg:x="7.15cm" svg:y="3.45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8.011cm" svg:height="0.39cm" svg:x="7.569cm" svg:y="3.459cm">
          <draw:text-box>
            <text:p text:style-name="P1"><text:span text:style-name="T5">Failure Rate (FR) = Number of failures / execution time </text:span></text:p>
          </draw:text-box>
        </draw:frame>
        <draw:frame draw:style-name="gr4" draw:text-style-name="P5" draw:layer="layout" svg:width="0.35cm" svg:height="0.39cm" svg:x="6.934cm" svg:y="3.924cm">
          <draw:text-box>
            <text:p text:style-name="P1"><text:span text:style-name="T5">ii)</text:span></text:p>
          </draw:text-box>
        </draw:frame>
        <draw:frame draw:style-name="gr4" draw:text-style-name="P5" draw:layer="layout" svg:width="0.35cm" svg:height="0.395cm" svg:x="7.248cm" svg:y="3.919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857cm" svg:height="0.39cm" svg:x="7.569cm" svg:y="3.924cm">
          <draw:text-box>
            <text:p text:style-name="P1"><text:span text:style-name="T5">Mean Time Between Failure (MTBF) = (Downtime –uptime) / no. of </text:span></text:p>
          </draw:text-box>
        </draw:frame>
        <draw:frame draw:style-name="gr4" draw:text-style-name="P5" draw:layer="layout" svg:width="1.149cm" svg:height="0.39cm" svg:x="7.569cm" svg:y="4.39cm">
          <draw:text-box>
            <text:p text:style-name="P1"><text:span text:style-name="T5">failures </text:span></text:p>
          </draw:text-box>
        </draw:frame>
        <draw:frame draw:style-name="gr4" draw:text-style-name="P5" draw:layer="layout" svg:width="0.413cm" svg:height="0.39cm" svg:x="6.935cm" svg:y="4.86cm">
          <draw:text-box>
            <text:p text:style-name="P1"><text:span text:style-name="T5">iii)</text:span></text:p>
          </draw:text-box>
        </draw:frame>
        <draw:frame draw:style-name="gr4" draw:text-style-name="P5" draw:layer="layout" svg:width="0.35cm" svg:height="0.395cm" svg:x="7.345cm" svg:y="4.855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4.511cm" svg:height="0.39cm" svg:x="7.57cm" svg:y="4.86cm">
          <draw:text-box>
            <text:p text:style-name="P1"><text:span text:style-name="T5">Mean Time To Failure (MTTF) </text:span></text:p>
          </draw:text-box>
        </draw:frame>
        <draw:frame draw:style-name="gr4" draw:text-style-name="P5" draw:layer="layout" svg:width="0.396cm" svg:height="0.39cm" svg:x="6.935cm" svg:y="5.325cm">
          <draw:text-box>
            <text:p text:style-name="P1"><text:span text:style-name="T5">iv)</text:span></text:p>
          </draw:text-box>
        </draw:frame>
        <draw:frame draw:style-name="gr4" draw:text-style-name="P5" draw:layer="layout" svg:width="0.35cm" svg:height="0.395cm" svg:x="7.328cm" svg:y="5.3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7.44cm" svg:height="0.39cm" svg:x="7.57cm" svg:y="5.325cm">
          <draw:text-box>
            <text:p text:style-name="P1"><text:span text:style-name="T5">Defect density by Configuration Mgmt build (DDb) </text:span></text:p>
          </draw:text-box>
        </draw:frame>
        <draw:frame draw:style-name="gr4" draw:text-style-name="P5" draw:layer="layout" svg:width="0.35cm" svg:height="0.39cm" svg:x="6.935cm" svg:y="5.791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3.236cm" svg:height="0.412cm" svg:x="6.935cm" svg:y="6.252cm">
          <draw:text-box>
            <text:p text:style-name="P1"><text:span text:style-name="T4">Maintainability: </text:span></text:p>
          </draw:text-box>
        </draw:frame>
        <draw:frame draw:style-name="gr4" draw:text-style-name="P5" draw:layer="layout" svg:width="0.35cm" svg:height="0.39cm" svg:x="6.935cm" svg:y="6.722cm">
          <draw:text-box>
            <text:p text:style-name="P1"><text:span text:style-name="T5">i)</text:span></text:p>
          </draw:text-box>
        </draw:frame>
        <draw:frame draw:style-name="gr4" draw:text-style-name="P5" draw:layer="layout" svg:width="0.35cm" svg:height="0.395cm" svg:x="7.15cm" svg:y="6.717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4.879cm" svg:height="0.39cm" svg:x="7.569cm" svg:y="6.722cm">
          <draw:text-box>
            <text:p text:style-name="P1"><text:span text:style-name="T5">McCabe's Cyclomatic complexity </text:span></text:p>
          </draw:text-box>
        </draw:frame>
        <draw:frame draw:style-name="gr4" draw:text-style-name="P5" draw:layer="layout" svg:width="0.35cm" svg:height="0.39cm" svg:x="6.934cm" svg:y="7.192cm">
          <draw:text-box>
            <text:p text:style-name="P1"><text:span text:style-name="T5">ii)</text:span></text:p>
          </draw:text-box>
        </draw:frame>
        <draw:frame draw:style-name="gr4" draw:text-style-name="P5" draw:layer="layout" svg:width="0.35cm" svg:height="0.395cm" svg:x="7.248cm" svg:y="7.187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8.646cm" svg:height="0.39cm" svg:x="7.569cm" svg:y="7.192cm">
          <draw:text-box>
            <text:p text:style-name="P1"><text:span text:style-name="T5">Maintainability product (MP) = Change scope * effort * 100 </text:span></text:p>
          </draw:text-box>
        </draw:frame>
        <draw:frame draw:style-name="gr4" draw:text-style-name="P5" draw:layer="layout" svg:width="9.557cm" svg:height="0.39cm" svg:x="7.569cm" svg:y="7.657cm">
          <draw:text-box>
            <text:p text:style-name="P1"><text:span text:style-name="T5">Note: The Change scope measure examines what percentage of the </text:span></text:p>
          </draw:text-box>
        </draw:frame>
        <draw:frame draw:style-name="gr4" draw:text-style-name="P5" draw:layer="layout" svg:width="8.964cm" svg:height="0.39cm" svg:x="7.569cm" svg:y="8.123cm">
          <draw:text-box>
            <text:p text:style-name="P1"><text:span text:style-name="T5">program's components were added or modified to implement a </text:span></text:p>
          </draw:text-box>
        </draw:frame>
        <draw:frame draw:style-name="gr4" draw:text-style-name="P5" draw:layer="layout" svg:width="1.183cm" svg:height="0.39cm" svg:x="7.569cm" svg:y="8.588cm">
          <draw:text-box>
            <text:p text:style-name="P1"><text:span text:style-name="T5">change. </text:span></text:p>
          </draw:text-box>
        </draw:frame>
        <draw:frame draw:style-name="gr4" draw:text-style-name="P5" draw:layer="layout" svg:width="0.413cm" svg:height="0.39cm" svg:x="6.934cm" svg:y="9.054cm">
          <draw:text-box>
            <text:p text:style-name="P1"><text:span text:style-name="T5">iii)</text:span></text:p>
          </draw:text-box>
        </draw:frame>
        <draw:frame draw:style-name="gr4" draw:text-style-name="P5" draw:layer="layout" svg:width="0.35cm" svg:height="0.395cm" svg:x="7.345cm" svg:y="9.049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2.474cm" svg:height="0.39cm" svg:x="7.569cm" svg:y="9.054cm">
          <draw:text-box>
            <text:p text:style-name="P1"><text:span text:style-name="T5">LOC/subroutine <text:s/></text:span></text:p>
          </draw:text-box>
        </draw:frame>
        <draw:frame draw:style-name="gr4" draw:text-style-name="P5" draw:layer="layout" svg:width="0.396cm" svg:height="0.39cm" svg:x="6.935cm" svg:y="9.524cm">
          <draw:text-box>
            <text:p text:style-name="P1"><text:span text:style-name="T5">iv)</text:span></text:p>
          </draw:text-box>
        </draw:frame>
        <draw:frame draw:style-name="gr4" draw:text-style-name="P5" draw:layer="layout" svg:width="0.35cm" svg:height="0.395cm" svg:x="7.328cm" svg:y="9.519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239cm" svg:height="0.39cm" svg:x="7.569cm" svg:y="9.524cm">
          <draw:text-box>
            <text:p text:style-name="P1"><text:span text:style-name="T5">Stability index = Percent of the code that has changed in a week, </text:span></text:p>
          </draw:text-box>
        </draw:frame>
        <draw:frame draw:style-name="gr4" draw:text-style-name="P5" draw:layer="layout" svg:width="9.777cm" svg:height="0.39cm" svg:x="7.569cm" svg:y="9.989cm">
          <draw:text-box>
            <text:p text:style-name="P1"><text:span text:style-name="T5">number of developers that made changes in a week, average number </text:span></text:p>
          </draw:text-box>
        </draw:frame>
        <draw:frame draw:style-name="gr4" draw:text-style-name="P5" draw:layer="layout" svg:width="9.159cm" svg:height="0.39cm" svg:x="7.569cm" svg:y="10.455cm">
          <draw:text-box>
            <text:p text:style-name="P1"><text:span text:style-name="T5">of LOC per developer, average time spent by a developer on the </text:span></text:p>
          </draw:text-box>
        </draw:frame>
        <draw:frame draw:style-name="gr4" draw:text-style-name="P5" draw:layer="layout" svg:width="1.162cm" svg:height="0.39cm" svg:x="7.569cm" svg:y="10.92cm">
          <draw:text-box>
            <text:p text:style-name="P1"><text:span text:style-name="T5">project <text:s/></text:span></text:p>
          </draw:text-box>
        </draw:frame>
        <draw:frame draw:style-name="gr4" draw:text-style-name="P5" draw:layer="layout" svg:width="0.35cm" svg:height="0.39cm" svg:x="7.569cm" svg:y="11.386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2.47cm" svg:height="0.412cm" svg:x="6.935cm" svg:y="11.851cm">
          <draw:text-box>
            <text:p text:style-name="P1"><text:span text:style-name="T4">Reusability: </text:span></text:p>
          </draw:text-box>
        </draw:frame>
        <draw:frame draw:style-name="gr4" draw:text-style-name="P5" draw:layer="layout" svg:width="0.35cm" svg:height="0.39cm" svg:x="6.935cm" svg:y="12.321cm">
          <draw:text-box>
            <text:p text:style-name="P1"><text:span text:style-name="T5">i)</text:span></text:p>
          </draw:text-box>
        </draw:frame>
        <draw:frame draw:style-name="gr4" draw:text-style-name="P5" draw:layer="layout" svg:width="0.35cm" svg:height="0.395cm" svg:x="7.15cm" svg:y="12.316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866cm" svg:height="0.39cm" svg:x="7.569cm" svg:y="12.321cm">
          <draw:text-box>
            <text:p text:style-name="P1"><text:span text:style-name="T5">Reuse percent = Part of baseline against which projects are evaluated </text:span></text:p>
          </draw:text-box>
        </draw:frame>
        <draw:frame draw:style-name="gr4" draw:text-style-name="P5" draw:layer="layout" svg:width="0.35cm" svg:height="0.39cm" svg:x="6.935cm" svg:y="12.787cm">
          <draw:text-box>
            <text:p text:style-name="P1"><text:span text:style-name="T5">ii)</text:span></text:p>
          </draw:text-box>
        </draw:frame>
        <draw:frame draw:style-name="gr4" draw:text-style-name="P5" draw:layer="layout" svg:width="0.35cm" svg:height="0.395cm" svg:x="7.248cm" svg:y="12.78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789cm" svg:height="0.39cm" svg:x="7.57cm" svg:y="12.787cm">
          <draw:text-box>
            <text:p text:style-name="P1"><text:span text:style-name="T5">Reusability = Uses of delivery package = Amount of project specific </text:span></text:p>
          </draw:text-box>
        </draw:frame>
        <draw:polygon draw:style-name="gr2" draw:text-style-name="P3" draw:layer="layout" svg:width="0.017cm" svg:height="0.017cm" svg:x="3.081cm" svg:y="2.497cm" svg:viewBox="0 0 18 18" draw:points="0,18 18,18 18,0 0,0">
          <text:p/>
        </draw:polygon>
        <draw:polygon draw:style-name="gr2" draw:text-style-name="P3" draw:layer="layout" svg:width="0.017cm" svg:height="0.017cm" svg:x="3.081cm" svg:y="2.497cm" svg:viewBox="0 0 18 18" draw:points="0,18 18,18 18,0 0,0">
          <text:p/>
        </draw:polygon>
        <draw:polygon draw:style-name="gr2" draw:text-style-name="P3" draw:layer="layout" svg:width="3.637cm" svg:height="0.017cm" svg:x="3.098cm" svg:y="2.497cm" svg:viewBox="0 0 3638 18" draw:points="0,18 3638,18 3638,0 0,0">
          <text:p/>
        </draw:polygon>
        <draw:polygon draw:style-name="gr2" draw:text-style-name="P3" draw:layer="layout" svg:width="0.017cm" svg:height="0.017cm" svg:x="6.735cm" svg:y="2.497cm" svg:viewBox="0 0 18 18" draw:points="0,18 18,18 18,0 0,0">
          <text:p/>
        </draw:polygon>
        <draw:polygon draw:style-name="gr2" draw:text-style-name="P3" draw:layer="layout" svg:width="10.939cm" svg:height="0.017cm" svg:x="6.752cm" svg:y="2.497cm" svg:viewBox="0 0 10940 18" draw:points="0,18 10940,18 10940,0 0,0">
          <text:p/>
        </draw:polygon>
        <draw:polygon draw:style-name="gr2" draw:text-style-name="P3" draw:layer="layout" svg:width="0.017cm" svg:height="0.017cm" svg:x="17.691cm" svg:y="2.497cm" svg:viewBox="0 0 18 18" draw:points="0,18 18,18 18,0 0,0">
          <text:p/>
        </draw:polygon>
        <draw:polygon draw:style-name="gr2" draw:text-style-name="P3" draw:layer="layout" svg:width="0.017cm" svg:height="0.017cm" svg:x="17.691cm" svg:y="2.497cm" svg:viewBox="0 0 18 18" draw:points="0,18 18,18 18,0 0,0">
          <text:p/>
        </draw:polygon>
        <draw:polygon draw:style-name="gr2" draw:text-style-name="P3" draw:layer="layout" svg:width="0.017cm" svg:height="11.409cm" svg:x="3.081cm" svg:y="2.514cm" svg:viewBox="0 0 18 11410" draw:points="0,11410 18,11410 18,0 0,0">
          <text:p/>
        </draw:polygon>
        <draw:polygon draw:style-name="gr2" draw:text-style-name="P3" draw:layer="layout" svg:width="0.017cm" svg:height="11.409cm" svg:x="6.735cm" svg:y="2.514cm" svg:viewBox="0 0 18 11410" draw:points="0,11410 18,11410 18,0 0,0">
          <text:p/>
        </draw:polygon>
        <draw:polygon draw:style-name="gr2" draw:text-style-name="P3" draw:layer="layout" svg:width="0.017cm" svg:height="11.409cm" svg:x="17.691cm" svg:y="2.514cm" svg:viewBox="0 0 18 11410" draw:points="0,11410 18,11410 18,0 0,0">
          <text:p/>
        </draw:polygon>
        <draw:frame draw:style-name="gr4" draw:text-style-name="P5" draw:layer="layout" svg:width="8.117cm" svg:height="0.39cm" svg:x="7.57cm" svg:y="13.252cm">
          <draw:text-box>
            <text:p text:style-name="P1"><text:span text:style-name="T5">development done in the context of the delivery package </text:span></text:p>
          </draw:text-box>
        </draw:frame>
        <draw:frame draw:style-name="gr4" draw:text-style-name="P5" draw:layer="layout" svg:width="1.001cm" svg:height="0.412cm" svg:x="4.572cm" svg:y="18.72cm">
          <draw:text-box>
            <text:p text:style-name="P1"><text:span text:style-name="T4">Cost </text:span></text:p>
          </draw:text-box>
        </draw:frame>
        <draw:frame draw:style-name="gr4" draw:text-style-name="P5" draw:layer="layout" svg:width="0.35cm" svg:height="0.39cm" svg:x="6.934cm" svg:y="13.953cm">
          <draw:text-box>
            <text:p text:style-name="P1"><text:span text:style-name="T5">i)</text:span></text:p>
          </draw:text-box>
        </draw:frame>
        <draw:frame draw:style-name="gr4" draw:text-style-name="P5" draw:layer="layout" svg:width="0.35cm" svg:height="0.395cm" svg:x="7.15cm" svg:y="13.948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527cm" svg:height="0.39cm" svg:x="7.569cm" svg:y="13.953cm">
          <draw:text-box>
            <text:p text:style-name="P1"><text:span text:style-name="T5">Cost = Effort * cost per staff-hour (measured in base cost, addition </text:span></text:p>
          </draw:text-box>
        </draw:frame>
        <draw:frame draw:style-name="gr4" draw:text-style-name="P5" draw:layer="layout" svg:width="9.828cm" svg:height="0.39cm" svg:x="7.569cm" svg:y="14.419cm">
          <draw:text-box>
            <text:p text:style-name="P1"><text:span text:style-name="T5">cost for tool, saving through insertion of tool for varying project size </text:span></text:p>
          </draw:text-box>
        </draw:frame>
        <draw:frame draw:style-name="gr4" draw:text-style-name="P5" draw:layer="layout" svg:width="9.637cm" svg:height="0.39cm" svg:x="7.569cm" svg:y="14.884cm">
          <draw:text-box>
            <text:p text:style-name="P1"><text:span text:style-name="T5">calculated in features and for two aspect regular process to advance </text:span></text:p>
          </draw:text-box>
        </draw:frame>
        <draw:frame draw:style-name="gr4" draw:text-style-name="P5" draw:layer="layout" svg:width="7.161cm" svg:height="0.39cm" svg:x="7.569cm" svg:y="15.35cm">
          <draw:text-box>
            <text:p text:style-name="P1"><text:span text:style-name="T5">process and advance process to complete process) </text:span></text:p>
          </draw:text-box>
        </draw:frame>
        <draw:frame draw:style-name="gr4" draw:text-style-name="P5" draw:layer="layout" svg:width="0.35cm" svg:height="0.39cm" svg:x="6.934cm" svg:y="15.816cm">
          <draw:text-box>
            <text:p text:style-name="P1"><text:span text:style-name="T5">ii)</text:span></text:p>
          </draw:text-box>
        </draw:frame>
        <draw:frame draw:style-name="gr4" draw:text-style-name="P5" draw:layer="layout" svg:width="0.35cm" svg:height="0.395cm" svg:x="7.248cm" svg:y="15.811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6.293cm" svg:height="0.39cm" svg:x="7.569cm" svg:y="15.816cm">
          <draw:text-box>
            <text:p text:style-name="P1"><text:span text:style-name="T5">Cost = Training Cost + implementation cost </text:span></text:p>
          </draw:text-box>
        </draw:frame>
        <draw:frame draw:style-name="gr4" draw:text-style-name="P5" draw:layer="layout" svg:width="0.413cm" svg:height="0.39cm" svg:x="6.935cm" svg:y="16.286cm">
          <draw:text-box>
            <text:p text:style-name="P1"><text:span text:style-name="T5">iii)</text:span></text:p>
          </draw:text-box>
        </draw:frame>
        <draw:frame draw:style-name="gr4" draw:text-style-name="P5" draw:layer="layout" svg:width="0.35cm" svg:height="0.395cm" svg:x="7.345cm" svg:y="16.281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328cm" svg:height="0.39cm" svg:x="7.57cm" svg:y="16.286cm">
          <draw:text-box>
            <text:p text:style-name="P1"><text:span text:style-name="T5">Cost = cost of conformance + cost of non-conformance; cost non-</text:span></text:p>
          </draw:text-box>
        </draw:frame>
        <draw:frame draw:style-name="gr4" draw:text-style-name="P5" draw:layer="layout" svg:width="9.493cm" svg:height="0.39cm" svg:x="7.57cm" svg:y="16.751cm">
          <draw:text-box>
            <text:p text:style-name="P1"><text:span text:style-name="T5">conf. is direct and indirect cost with reworking a product / service. </text:span></text:p>
          </draw:text-box>
        </draw:frame>
        <draw:frame draw:style-name="gr4" draw:text-style-name="P5" draw:layer="layout" svg:width="9.066cm" svg:height="0.39cm" svg:x="7.57cm" svg:y="17.217cm">
          <draw:text-box>
            <text:p text:style-name="P1"><text:span text:style-name="T5">Conformance cost is appraisal and prevention cost. Appraisal is </text:span></text:p>
          </draw:text-box>
        </draw:frame>
        <draw:frame draw:style-name="gr4" draw:text-style-name="P5" draw:layer="layout" svg:width="9.4cm" svg:height="0.39cm" svg:x="7.57cm" svg:y="17.682cm">
          <draw:text-box>
            <text:p text:style-name="P1"><text:span text:style-name="T5">evaluating the product for faults. Prevention is action to reduce or </text:span></text:p>
          </draw:text-box>
        </draw:frame>
        <draw:frame draw:style-name="gr4" draw:text-style-name="P5" draw:layer="layout" svg:width="2.584cm" svg:height="0.39cm" svg:x="7.57cm" svg:y="18.148cm">
          <draw:text-box>
            <text:p text:style-name="P1"><text:span text:style-name="T5">eliminate rework. </text:span></text:p>
          </draw:text-box>
        </draw:frame>
        <draw:frame draw:style-name="gr4" draw:text-style-name="P5" draw:layer="layout" svg:width="0.396cm" svg:height="0.39cm" svg:x="6.935cm" svg:y="18.618cm">
          <draw:text-box>
            <text:p text:style-name="P1"><text:span text:style-name="T5">iv)</text:span></text:p>
          </draw:text-box>
        </draw:frame>
        <draw:frame draw:style-name="gr4" draw:text-style-name="P5" draw:layer="layout" svg:width="0.35cm" svg:height="0.395cm" svg:x="7.328cm" svg:y="18.613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7.546cm" svg:height="0.39cm" svg:x="7.569cm" svg:y="18.618cm">
          <draw:text-box>
            <text:p text:style-name="P1"><text:span text:style-name="T5">Support cost = % of total effort for customer support </text:span></text:p>
          </draw:text-box>
        </draw:frame>
        <draw:frame draw:style-name="gr4" draw:text-style-name="P5" draw:layer="layout" svg:width="0.35cm" svg:height="0.39cm" svg:x="6.935cm" svg:y="19.083cm">
          <draw:text-box>
            <text:p text:style-name="P1"><text:span text:style-name="T5">v)</text:span></text:p>
          </draw:text-box>
        </draw:frame>
        <draw:frame draw:style-name="gr4" draw:text-style-name="P5" draw:layer="layout" svg:width="0.35cm" svg:height="0.395cm" svg:x="7.227cm" svg:y="19.078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362cm" svg:height="0.39cm" svg:x="7.569cm" svg:y="19.083cm">
          <draw:text-box>
            <text:p text:style-name="P1"><text:span text:style-name="T5">Relative cost of software testing = (Testing effort / overall project </text:span></text:p>
          </draw:text-box>
        </draw:frame>
        <draw:frame draw:style-name="gr4" draw:text-style-name="P5" draw:layer="layout" svg:width="6.018cm" svg:height="0.39cm" svg:x="7.569cm" svg:y="19.549cm">
          <draw:text-box>
            <text:p text:style-name="P1"><text:span text:style-name="T5">effort)%, effort is calculated in man hours </text:span></text:p>
          </draw:text-box>
        </draw:frame>
        <draw:frame draw:style-name="gr4" draw:text-style-name="P5" draw:layer="layout" svg:width="0.396cm" svg:height="0.39cm" svg:x="6.934cm" svg:y="20.014cm">
          <draw:text-box>
            <text:p text:style-name="P1"><text:span text:style-name="T5">vi)</text:span></text:p>
          </draw:text-box>
        </draw:frame>
        <draw:frame draw:style-name="gr4" draw:text-style-name="P5" draw:layer="layout" svg:width="0.35cm" svg:height="0.395cm" svg:x="7.328cm" svg:y="20.009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972cm" svg:height="0.39cm" svg:x="7.569cm" svg:y="20.014cm">
          <draw:text-box>
            <text:p text:style-name="P1"><text:span text:style-name="T5">Investment cost = The quantity of the project-related investment costs </text:span></text:p>
          </draw:text-box>
        </draw:frame>
        <draw:frame draw:style-name="gr4" draw:text-style-name="P5" draw:layer="layout" svg:width="9.26cm" svg:height="0.39cm" svg:x="7.569cm" svg:y="20.48cm">
          <draw:text-box>
            <text:p text:style-name="P1"><text:span text:style-name="T5">(training and initial tool usage problems) was obtained through a </text:span></text:p>
          </draw:text-box>
        </draw:frame>
        <draw:frame draw:style-name="gr4" draw:text-style-name="P5" draw:layer="layout" svg:width="9.091cm" svg:height="0.39cm" svg:x="7.569cm" svg:y="20.95cm">
          <draw:text-box>
            <text:p text:style-name="P1"><text:span text:style-name="T5">questionnaire where each developer estimated how much of the </text:span></text:p>
          </draw:text-box>
        </draw:frame>
        <draw:frame draw:style-name="gr4" draw:text-style-name="P5" draw:layer="layout" svg:width="9.193cm" svg:height="0.39cm" svg:x="7.569cm" svg:y="21.415cm">
          <draw:text-box>
            <text:p text:style-name="P1"><text:span text:style-name="T5">reported time they put on different activities (where training and </text:span></text:p>
          </draw:text-box>
        </draw:frame>
        <draw:frame draw:style-name="gr4" draw:text-style-name="P5" draw:layer="layout" svg:width="6.758cm" svg:height="0.39cm" svg:x="7.569cm" svg:y="21.881cm">
          <draw:text-box>
            <text:p text:style-name="P1"><text:span text:style-name="T5">initial tool usage problems where two of those) </text:span></text:p>
          </draw:text-box>
        </draw:frame>
        <draw:frame draw:style-name="gr4" draw:text-style-name="P5" draw:layer="layout" svg:width="0.493cm" svg:height="0.39cm" svg:x="6.934cm" svg:y="22.346cm">
          <draw:text-box>
            <text:p text:style-name="P1"><text:span text:style-name="T5">vii)</text:span></text:p>
          </draw:text-box>
        </draw:frame>
        <draw:frame draw:style-name="gr4" draw:text-style-name="P5" draw:layer="layout" svg:width="0.35cm" svg:height="0.395cm" svg:x="7.425cm" svg:y="22.34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955cm" svg:height="0.39cm" svg:x="7.569cm" svg:y="22.346cm">
          <draw:text-box>
            <text:p text:style-name="P1"><text:span text:style-name="T5">Development support effort = Number of days effort expended by the </text:span></text:p>
          </draw:text-box>
        </draw:frame>
        <draw:frame draw:style-name="gr4" draw:text-style-name="P5" draw:layer="layout" svg:width="9.646cm" svg:height="0.39cm" svg:x="7.569cm" svg:y="22.812cm">
          <draw:text-box>
            <text:p text:style-name="P1"><text:span text:style-name="T5">development team on defect investigation and resolution during the </text:span></text:p>
          </draw:text-box>
        </draw:frame>
        <draw:polygon draw:style-name="gr2" draw:text-style-name="P3" draw:layer="layout" svg:width="0.017cm" svg:height="0.017cm" svg:x="3.081cm" svg:y="13.923cm" svg:viewBox="0 0 18 18" draw:points="0,18 18,18 18,0 0,0">
          <text:p/>
        </draw:polygon>
        <draw:polygon draw:style-name="gr2" draw:text-style-name="P3" draw:layer="layout" svg:width="3.637cm" svg:height="0.017cm" svg:x="3.098cm" svg:y="13.923cm" svg:viewBox="0 0 3638 18" draw:points="0,18 3638,18 3638,0 0,0">
          <text:p/>
        </draw:polygon>
        <draw:polygon draw:style-name="gr2" draw:text-style-name="P3" draw:layer="layout" svg:width="0.017cm" svg:height="0.017cm" svg:x="6.735cm" svg:y="13.923cm" svg:viewBox="0 0 18 18" draw:points="0,18 18,18 18,0 0,0">
          <text:p/>
        </draw:polygon>
        <draw:polygon draw:style-name="gr2" draw:text-style-name="P3" draw:layer="layout" svg:width="10.939cm" svg:height="0.017cm" svg:x="6.752cm" svg:y="13.923cm" svg:viewBox="0 0 10940 18" draw:points="0,18 10940,18 10940,0 0,0">
          <text:p/>
        </draw:polygon>
        <draw:polygon draw:style-name="gr2" draw:text-style-name="P3" draw:layer="layout" svg:width="0.017cm" svg:height="0.017cm" svg:x="17.691cm" svg:y="13.923cm" svg:viewBox="0 0 18 18" draw:points="0,18 18,18 18,0 0,0">
          <text:p/>
        </draw:polygon>
        <draw:polygon draw:style-name="gr2" draw:text-style-name="P3" draw:layer="layout" svg:width="0.017cm" svg:height="10.012cm" svg:x="3.081cm" svg:y="13.94cm" svg:viewBox="0 0 18 10013" draw:points="0,10013 18,10013 18,0 0,0">
          <text:p/>
        </draw:polygon>
        <draw:polygon draw:style-name="gr2" draw:text-style-name="P3" draw:layer="layout" svg:width="0.017cm" svg:height="10.012cm" svg:x="6.735cm" svg:y="13.94cm" svg:viewBox="0 0 18 10013" draw:points="0,10013 18,10013 18,0 0,0">
          <text:p/>
        </draw:polygon>
        <draw:polygon draw:style-name="gr2" draw:text-style-name="P3" draw:layer="layout" svg:width="0.017cm" svg:height="10.012cm" svg:x="17.691cm" svg:y="13.94cm" svg:viewBox="0 0 18 10013" draw:points="0,10013 18,10013 18,0 0,0">
          <text:p/>
        </draw:polygon>
        <draw:frame draw:style-name="gr4" draw:text-style-name="P5" draw:layer="layout" svg:width="2.728cm" svg:height="0.39cm" svg:x="7.569cm" svg:y="23.282cm">
          <draw:text-box>
            <text:p text:style-name="P1"><text:span text:style-name="T5">system test period. </text:span></text:p>
          </draw:text-box>
        </draw:frame>
        <draw:frame draw:style-name="gr4" draw:text-style-name="P5" draw:layer="layout" svg:width="3.173cm" svg:height="0.412cm" svg:x="3.691cm" svg:y="25.243cm">
          <draw:text-box>
            <text:p text:style-name="P1"><text:span text:style-name="T4">Time-to-Market </text:span></text:p>
          </draw:text-box>
        </draw:frame>
        <draw:frame draw:style-name="gr4" draw:text-style-name="P5" draw:layer="layout" svg:width="0.35cm" svg:height="0.39cm" svg:x="6.934cm" svg:y="23.978cm">
          <draw:text-box>
            <text:p text:style-name="P1"><text:span text:style-name="T5">i)</text:span></text:p>
          </draw:text-box>
        </draw:frame>
        <draw:frame draw:style-name="gr4" draw:text-style-name="P5" draw:layer="layout" svg:width="0.35cm" svg:height="0.395cm" svg:x="7.15cm" svg:y="23.973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5.035cm" svg:height="0.39cm" svg:x="7.569cm" svg:y="23.978cm">
          <draw:text-box>
            <text:p text:style-name="P1"><text:span text:style-name="T5">Time to deliver (days, months, etc) </text:span></text:p>
          </draw:text-box>
        </draw:frame>
        <draw:frame draw:style-name="gr4" draw:text-style-name="P5" draw:layer="layout" svg:width="0.35cm" svg:height="0.39cm" svg:x="6.934cm" svg:y="24.443cm">
          <draw:text-box>
            <text:p text:style-name="P1"><text:span text:style-name="T5">ii)</text:span></text:p>
          </draw:text-box>
        </draw:frame>
        <draw:frame draw:style-name="gr4" draw:text-style-name="P5" draw:layer="layout" svg:width="0.35cm" svg:height="0.395cm" svg:x="7.248cm" svg:y="24.439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671cm" svg:height="0.39cm" svg:x="7.569cm" svg:y="24.443cm">
          <draw:text-box>
            <text:p text:style-name="P1"><text:span text:style-name="T5">Time-to-market = The elapsed time between system conception and </text:span></text:p>
          </draw:text-box>
        </draw:frame>
        <draw:frame draw:style-name="gr4" draw:text-style-name="P5" draw:layer="layout" svg:width="1.763cm" svg:height="0.39cm" svg:x="7.569cm" svg:y="24.909cm">
          <draw:text-box>
            <text:p text:style-name="P1"><text:span text:style-name="T5">deployment </text:span></text:p>
          </draw:text-box>
        </draw:frame>
        <draw:frame draw:style-name="gr4" draw:text-style-name="P5" draw:layer="layout" svg:width="0.413cm" svg:height="0.39cm" svg:x="6.934cm" svg:y="25.375cm">
          <draw:text-box>
            <text:p text:style-name="P1"><text:span text:style-name="T5">iii)</text:span></text:p>
          </draw:text-box>
        </draw:frame>
        <draw:frame draw:style-name="gr4" draw:text-style-name="P5" draw:layer="layout" svg:width="0.35cm" svg:height="0.395cm" svg:x="7.345cm" svg:y="25.37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7.131cm" svg:height="0.39cm" svg:x="7.569cm" svg:y="25.375cm">
          <draw:text-box>
            <text:p text:style-name="P1"><text:span text:style-name="T5">(Delivery date(days) – Contract Date (Days) / 30) </text:span></text:p>
          </draw:text-box>
        </draw:frame>
        <draw:frame draw:style-name="gr4" draw:text-style-name="P5" draw:layer="layout" svg:width="0.396cm" svg:height="0.39cm" svg:x="6.935cm" svg:y="25.844cm">
          <draw:text-box>
            <text:p text:style-name="P1"><text:span text:style-name="T5">iv)</text:span></text:p>
          </draw:text-box>
        </draw:frame>
        <draw:frame draw:style-name="gr4" draw:text-style-name="P5" draw:layer="layout" svg:width="0.35cm" svg:height="0.395cm" svg:x="7.328cm" svg:y="25.839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8.786cm" svg:height="0.39cm" svg:x="7.569cm" svg:y="25.844cm">
          <draw:text-box>
            <text:p text:style-name="P1"><text:span text:style-name="T5">No. of validation cycles (code/test/re-code) before customers' </text:span></text:p>
          </draw:text-box>
        </draw:frame>
        <draw:polygon draw:style-name="gr2" draw:text-style-name="P3" draw:layer="layout" svg:width="0.017cm" svg:height="0.017cm" svg:x="3.081cm" svg:y="23.952cm" svg:viewBox="0 0 18 18" draw:points="0,18 18,18 18,0 0,0">
          <text:p/>
        </draw:polygon>
        <draw:polygon draw:style-name="gr2" draw:text-style-name="P3" draw:layer="layout" svg:width="3.637cm" svg:height="0.017cm" svg:x="3.098cm" svg:y="23.952cm" svg:viewBox="0 0 3638 18" draw:points="0,18 3638,18 3638,0 0,0">
          <text:p/>
        </draw:polygon>
        <draw:polygon draw:style-name="gr2" draw:text-style-name="P3" draw:layer="layout" svg:width="0.017cm" svg:height="0.017cm" svg:x="6.735cm" svg:y="23.952cm" svg:viewBox="0 0 18 18" draw:points="0,18 18,18 18,0 0,0">
          <text:p/>
        </draw:polygon>
        <draw:polygon draw:style-name="gr2" draw:text-style-name="P3" draw:layer="layout" svg:width="10.939cm" svg:height="0.017cm" svg:x="6.752cm" svg:y="23.952cm" svg:viewBox="0 0 10940 18" draw:points="0,18 10940,18 10940,0 0,0">
          <text:p/>
        </draw:polygon>
        <draw:polygon draw:style-name="gr2" draw:text-style-name="P3" draw:layer="layout" svg:width="0.017cm" svg:height="0.017cm" svg:x="17.691cm" svg:y="23.952cm" svg:viewBox="0 0 18 18" draw:points="0,18 18,18 18,0 0,0">
          <text:p/>
        </draw:polygon>
        <draw:polygon draw:style-name="gr2" draw:text-style-name="P3" draw:layer="layout" svg:width="0.017cm" svg:height="3.01cm" svg:x="3.081cm" svg:y="23.969cm" svg:viewBox="0 0 18 3011" draw:points="0,3011 18,3011 18,0 0,0">
          <text:p/>
        </draw:polygon>
        <draw:polygon draw:style-name="gr2" draw:text-style-name="P3" draw:layer="layout" svg:width="0.017cm" svg:height="0.016cm" svg:x="3.081cm" svg:y="26.979cm" svg:viewBox="0 0 18 17" draw:points="0,17 18,17 18,0 0,0">
          <text:p/>
        </draw:polygon>
        <draw:polygon draw:style-name="gr2" draw:text-style-name="P3" draw:layer="layout" svg:width="0.017cm" svg:height="0.016cm" svg:x="3.081cm" svg:y="26.979cm" svg:viewBox="0 0 18 17" draw:points="0,17 18,17 18,0 0,0">
          <text:p/>
        </draw:polygon>
        <draw:polygon draw:style-name="gr2" draw:text-style-name="P3" draw:layer="layout" svg:width="3.637cm" svg:height="0.016cm" svg:x="3.098cm" svg:y="26.979cm" svg:viewBox="0 0 3638 17" draw:points="0,17 3638,17 3638,0 0,0">
          <text:p/>
        </draw:polygon>
        <draw:polygon draw:style-name="gr2" draw:text-style-name="P3" draw:layer="layout" svg:width="0.017cm" svg:height="3.01cm" svg:x="6.735cm" svg:y="23.969cm" svg:viewBox="0 0 18 3011" draw:points="0,3011 18,3011 18,0 0,0">
          <text:p/>
        </draw:polygon>
        <draw:polygon draw:style-name="gr2" draw:text-style-name="P3" draw:layer="layout" svg:width="0.017cm" svg:height="0.016cm" svg:x="6.735cm" svg:y="26.979cm" svg:viewBox="0 0 18 17" draw:points="0,17 18,17 18,0 0,0">
          <text:p/>
        </draw:polygon>
        <draw:polygon draw:style-name="gr2" draw:text-style-name="P3" draw:layer="layout" svg:width="10.939cm" svg:height="0.016cm" svg:x="6.752cm" svg:y="26.979cm" svg:viewBox="0 0 10940 17" draw:points="0,17 10940,17 10940,0 0,0">
          <text:p/>
        </draw:polygon>
        <draw:polygon draw:style-name="gr2" draw:text-style-name="P3" draw:layer="layout" svg:width="0.017cm" svg:height="3.01cm" svg:x="17.691cm" svg:y="23.969cm" svg:viewBox="0 0 18 3011" draw:points="0,3011 18,3011 18,0 0,0">
          <text:p/>
        </draw:polygon>
        <draw:polygon draw:style-name="gr2" draw:text-style-name="P3" draw:layer="layout" svg:width="0.017cm" svg:height="0.016cm" svg:x="17.691cm" svg:y="26.979cm" svg:viewBox="0 0 18 17" draw:points="0,17 18,17 18,0 0,0">
          <text:p/>
        </draw:polygon>
        <draw:polygon draw:style-name="gr2" draw:text-style-name="P3" draw:layer="layout" svg:width="0.017cm" svg:height="0.016cm" svg:x="17.691cm" svg:y="26.979cm" svg:viewBox="0 0 18 17" draw:points="0,17 18,17 18,0 0,0">
          <text:p/>
        </draw:polygon>
        <draw:frame draw:style-name="gr4" draw:text-style-name="P5" draw:layer="layout" svg:width="3.075cm" svg:height="0.39cm" svg:x="7.569cm" svg:y="26.31cm">
          <draw:text-box>
            <text:p text:style-name="P1"><text:span text:style-name="T5">requirements are met </text:span></text:p>
          </draw:text-box>
        </draw:frame>
      </draw:page>
      <draw:page draw:name="page5" draw:style-name="dp1" draw:master-page-name="master-page35">
        <draw:frame draw:style-name="gr1" draw:text-style-name="P2" draw:layer="layout" svg:width="0.388cm" svg:height="0.433cm" svg:x="3.251cm" svg:y="27.98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33cm" svg:x="11.548cm" svg:y="27.98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33cm" svg:x="17.56cm" svg:y="27.991cm">
          <draw:text-box>
            <text:p text:style-name="P1"><text:span text:style-name="T1">5 </text:span></text:p>
          </draw:text-box>
        </draw:frame>
        <draw:polygon draw:style-name="gr2" draw:text-style-name="P3" draw:layer="layout" svg:width="0.182cm" svg:height="0.889cm" svg:x="3.098cm" svg:y="3.378cm" svg:viewBox="0 0 183 890" draw:points="0,890 183,890 183,0 0,0">
          <text:p/>
        </draw:polygon>
        <draw:polygon draw:style-name="gr2" draw:text-style-name="P3" draw:layer="layout" svg:width="0.182cm" svg:height="0.889cm" svg:x="6.553cm" svg:y="3.378cm" svg:viewBox="0 0 183 890" draw:points="0,890 183,890 183,0 0,0">
          <text:p/>
        </draw:polygon>
        <draw:polygon draw:style-name="gr2" draw:text-style-name="P3" draw:layer="layout" svg:width="3.273cm" svg:height="0.889cm" svg:x="3.28cm" svg:y="3.378cm" svg:viewBox="0 0 3274 890" draw:points="0,890 3274,890 3274,0 0,0">
          <text:p/>
        </draw:polygon>
        <draw:frame draw:style-name="gr3" draw:text-style-name="P4" draw:layer="layout" svg:width="8.812cm" svg:height="0.653cm" svg:x="3.251cm" svg:y="2.5cm">
          <draw:text-box>
            <text:p text:style-name="P1"><text:span text:style-name="T2">B4: Organization measures </text:span></text:p>
          </draw:text-box>
        </draw:frame>
        <draw:polygon draw:style-name="gr2" draw:text-style-name="P3" draw:layer="layout" svg:width="0.182cm" svg:height="0.889cm" svg:x="6.752cm" svg:y="3.378cm" svg:viewBox="0 0 183 890" draw:points="0,890 183,890 183,0 0,0">
          <text:p/>
        </draw:polygon>
        <draw:polygon draw:style-name="gr2" draw:text-style-name="P3" draw:layer="layout" svg:width="0.182cm" svg:height="0.889cm" svg:x="17.504cm" svg:y="3.378cm" svg:viewBox="0 0 183 890" draw:points="0,890 183,890 183,0 0,0">
          <text:p/>
        </draw:polygon>
        <draw:polygon draw:style-name="gr2" draw:text-style-name="P3" draw:layer="layout" svg:width="10.57cm" svg:height="0.889cm" svg:x="6.934cm" svg:y="3.378cm" svg:viewBox="0 0 10571 890" draw:points="0,890 10571,890 10571,0 0,0">
          <text:p/>
        </draw:polygon>
        <draw:frame draw:style-name="gr4" draw:text-style-name="P5" draw:layer="layout" svg:width="3.596cm" svg:height="0.412cm" svg:x="3.594cm" svg:y="3.594cm">
          <draw:text-box>
            <text:p text:style-name="P1"><text:span text:style-name="T3">Success Indicator </text:span></text:p>
          </draw:text-box>
        </draw:frame>
        <draw:polygon draw:style-name="gr2" draw:text-style-name="P3" draw:layer="layout" svg:width="0.017cm" svg:height="0.017cm" svg:x="3.081cm" svg:y="3.361cm" svg:viewBox="0 0 18 18" draw:points="0,18 18,18 18,0 0,0">
          <text:p/>
        </draw:polygon>
        <draw:polygon draw:style-name="gr2" draw:text-style-name="P3" draw:layer="layout" svg:width="0.017cm" svg:height="0.017cm" svg:x="3.081cm" svg:y="3.361cm" svg:viewBox="0 0 18 18" draw:points="0,18 18,18 18,0 0,0">
          <text:p/>
        </draw:polygon>
        <draw:polygon draw:style-name="gr2" draw:text-style-name="P3" draw:layer="layout" svg:width="3.637cm" svg:height="0.017cm" svg:x="3.098cm" svg:y="3.361cm" svg:viewBox="0 0 3638 18" draw:points="0,18 3638,18 3638,0 0,0">
          <text:p/>
        </draw:polygon>
        <draw:polygon draw:style-name="gr2" draw:text-style-name="P3" draw:layer="layout" svg:width="0.017cm" svg:height="0.017cm" svg:x="6.735cm" svg:y="3.361cm" svg:viewBox="0 0 18 18" draw:points="0,18 18,18 18,0 0,0">
          <text:p/>
        </draw:polygon>
        <draw:polygon draw:style-name="gr2" draw:text-style-name="P3" draw:layer="layout" svg:width="10.939cm" svg:height="0.017cm" svg:x="6.752cm" svg:y="3.361cm" svg:viewBox="0 0 10940 18" draw:points="0,18 10940,18 10940,0 0,0">
          <text:p/>
        </draw:polygon>
        <draw:polygon draw:style-name="gr2" draw:text-style-name="P3" draw:layer="layout" svg:width="0.017cm" svg:height="0.017cm" svg:x="17.691cm" svg:y="3.361cm" svg:viewBox="0 0 18 18" draw:points="0,18 18,18 18,0 0,0">
          <text:p/>
        </draw:polygon>
        <draw:polygon draw:style-name="gr2" draw:text-style-name="P3" draw:layer="layout" svg:width="0.017cm" svg:height="0.017cm" svg:x="17.691cm" svg:y="3.361cm" svg:viewBox="0 0 18 18" draw:points="0,18 18,18 18,0 0,0">
          <text:p/>
        </draw:polygon>
        <draw:polygon draw:style-name="gr2" draw:text-style-name="P3" draw:layer="layout" svg:width="0.017cm" svg:height="0.889cm" svg:x="3.081cm" svg:y="3.378cm" svg:viewBox="0 0 18 890" draw:points="0,890 18,890 18,0 0,0">
          <text:p/>
        </draw:polygon>
        <draw:polygon draw:style-name="gr2" draw:text-style-name="P3" draw:layer="layout" svg:width="0.017cm" svg:height="0.889cm" svg:x="6.735cm" svg:y="3.378cm" svg:viewBox="0 0 18 890" draw:points="0,890 18,890 18,0 0,0">
          <text:p/>
        </draw:polygon>
        <draw:polygon draw:style-name="gr2" draw:text-style-name="P3" draw:layer="layout" svg:width="0.017cm" svg:height="0.889cm" svg:x="17.691cm" svg:y="3.378cm" svg:viewBox="0 0 18 890" draw:points="0,890 18,890 18,0 0,0">
          <text:p/>
        </draw:polygon>
        <draw:frame draw:style-name="gr4" draw:text-style-name="P5" draw:layer="layout" svg:width="4.671cm" svg:height="0.412cm" svg:x="10.414cm" svg:y="3.594cm">
          <draw:text-box>
            <text:p text:style-name="P1"><text:span text:style-name="T3">Commonly Used Metric </text:span></text:p>
          </draw:text-box>
        </draw:frame>
        <draw:frame draw:style-name="gr4" draw:text-style-name="P5" draw:layer="layout" svg:width="2.203cm" svg:height="0.412cm" svg:x="4.102cm" svg:y="7.535cm">
          <draw:text-box>
            <text:p text:style-name="P1"><text:span text:style-name="T4">Economics </text:span></text:p>
          </draw:text-box>
        </draw:frame>
        <draw:frame draw:style-name="gr4" draw:text-style-name="P5" draw:layer="layout" svg:width="0.35cm" svg:height="0.39cm" svg:x="6.934cm" svg:y="4.504cm">
          <draw:text-box>
            <text:p text:style-name="P1"><text:span text:style-name="T5">i)</text:span></text:p>
          </draw:text-box>
        </draw:frame>
        <draw:frame draw:style-name="gr4" draw:text-style-name="P5" draw:layer="layout" svg:width="0.35cm" svg:height="0.395cm" svg:x="7.15cm" svg:y="4.499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4.934cm" svg:height="0.39cm" svg:x="7.569cm" svg:y="4.504cm">
          <draw:text-box>
            <text:p text:style-name="P1"><text:span text:style-name="T5">Cost benefits ratio = Benefit / cost </text:span></text:p>
          </draw:text-box>
        </draw:frame>
        <draw:frame draw:style-name="gr4" draw:text-style-name="P5" draw:layer="layout" svg:width="0.35cm" svg:height="0.39cm" svg:x="6.934cm" svg:y="4.97cm">
          <draw:text-box>
            <text:p text:style-name="P1"><text:span text:style-name="T5">ii)</text:span></text:p>
          </draw:text-box>
        </draw:frame>
        <draw:frame draw:style-name="gr4" draw:text-style-name="P5" draw:layer="layout" svg:width="0.35cm" svg:height="0.395cm" svg:x="7.248cm" svg:y="4.965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256cm" svg:height="0.39cm" svg:x="7.569cm" svg:y="4.97cm">
          <draw:text-box>
            <text:p text:style-name="P1"><text:span text:style-name="T5">ROI = Profit / Investment = (Throughput – Operation Expense) / </text:span></text:p>
          </draw:text-box>
        </draw:frame>
        <draw:frame draw:style-name="gr4" draw:text-style-name="P5" draw:layer="layout" svg:width="9.823cm" svg:height="0.39cm" svg:x="7.569cm" svg:y="5.44cm">
          <draw:text-box>
            <text:p text:style-name="P1"><text:span text:style-name="T5">Investment; Throughput = Value Output = Sales Price - Direct Costs <text:s/></text:span></text:p>
          </draw:text-box>
        </draw:frame>
        <draw:frame draw:style-name="gr4" draw:text-style-name="P5" draw:layer="layout" svg:width="0.413cm" svg:height="0.39cm" svg:x="6.934cm" svg:y="5.905cm">
          <draw:text-box>
            <text:p text:style-name="P1"><text:span text:style-name="T5">iii)</text:span></text:p>
          </draw:text-box>
        </draw:frame>
        <draw:frame draw:style-name="gr4" draw:text-style-name="P5" draw:layer="layout" svg:width="0.35cm" svg:height="0.395cm" svg:x="7.345cm" svg:y="5.9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773cm" svg:height="0.39cm" svg:x="7.57cm" svg:y="5.905cm">
          <draw:text-box>
            <text:p text:style-name="P1"><text:span text:style-name="T5">ROI = Cost of improved defect introduction - cost of action learning </text:span></text:p>
          </draw:text-box>
        </draw:frame>
        <draw:frame draw:style-name="gr4" draw:text-style-name="P5" draw:layer="layout" svg:width="1.344cm" svg:height="0.39cm" svg:x="7.57cm" svg:y="6.371cm">
          <draw:text-box>
            <text:p text:style-name="P1"><text:span text:style-name="T5">initiative </text:span></text:p>
          </draw:text-box>
        </draw:frame>
        <draw:frame draw:style-name="gr4" draw:text-style-name="P5" draw:layer="layout" svg:width="0.396cm" svg:height="0.39cm" svg:x="6.935cm" svg:y="6.836cm">
          <draw:text-box>
            <text:p text:style-name="P1"><text:span text:style-name="T5">iv)</text:span></text:p>
          </draw:text-box>
        </draw:frame>
        <draw:frame draw:style-name="gr4" draw:text-style-name="P5" draw:layer="layout" svg:width="0.35cm" svg:height="0.395cm" svg:x="7.328cm" svg:y="6.831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955cm" svg:height="0.39cm" svg:x="7.57cm" svg:y="6.836cm">
          <draw:text-box>
            <text:p text:style-name="P1"><text:span text:style-name="T5">R = I / (P * N), where R = number of months to regain the investment </text:span></text:p>
          </draw:text-box>
        </draw:frame>
        <draw:frame draw:style-name="gr4" draw:text-style-name="P5" draw:layer="layout" svg:width="9.658cm" svg:height="0.39cm" svg:x="7.57cm" svg:y="7.302cm">
          <draw:text-box>
            <text:p text:style-name="P1"><text:span text:style-name="T5">I, I = invested capital, P = price to correct an error, N = reduction in </text:span></text:p>
          </draw:text-box>
        </draw:frame>
        <draw:frame draw:style-name="gr4" draw:text-style-name="P5" draw:layer="layout" svg:width="3.744cm" svg:height="0.39cm" svg:x="7.57cm" svg:y="7.772cm">
          <draw:text-box>
            <text:p text:style-name="P1"><text:span text:style-name="T5">number of errors / month. </text:span></text:p>
          </draw:text-box>
        </draw:frame>
        <draw:frame draw:style-name="gr4" draw:text-style-name="P5" draw:layer="layout" svg:width="0.35cm" svg:height="0.39cm" svg:x="6.934cm" svg:y="8.237cm">
          <draw:text-box>
            <text:p text:style-name="P1"><text:span text:style-name="T5">v)</text:span></text:p>
          </draw:text-box>
        </draw:frame>
        <draw:frame draw:style-name="gr4" draw:text-style-name="P5" draw:layer="layout" svg:width="0.35cm" svg:height="0.395cm" svg:x="7.226cm" svg:y="8.23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938cm" svg:height="0.39cm" svg:x="7.569cm" svg:y="8.237cm">
          <draw:text-box>
            <text:p text:style-name="P1"><text:span text:style-name="T5">Business value of software-process- improvement investment = value </text:span></text:p>
          </draw:text-box>
        </draw:frame>
        <draw:frame draw:style-name="gr4" draw:text-style-name="P5" draw:layer="layout" svg:width="4.633cm" svg:height="0.39cm" svg:x="7.569cm" svg:y="8.703cm">
          <draw:text-box>
            <text:p text:style-name="P1"><text:span text:style-name="T5">returned on each dollar invested </text:span></text:p>
          </draw:text-box>
        </draw:frame>
        <draw:frame draw:style-name="gr4" draw:text-style-name="P5" draw:layer="layout" svg:width="0.396cm" svg:height="0.39cm" svg:x="6.934cm" svg:y="9.168cm">
          <draw:text-box>
            <text:p text:style-name="P1"><text:span text:style-name="T5">vi)</text:span></text:p>
          </draw:text-box>
        </draw:frame>
        <draw:frame draw:style-name="gr4" draw:text-style-name="P5" draw:layer="layout" svg:width="0.35cm" svg:height="0.395cm" svg:x="7.328cm" svg:y="9.163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4.54cm" svg:height="0.39cm" svg:x="7.569cm" svg:y="9.168cm">
          <draw:text-box>
            <text:p text:style-name="P1"><text:span text:style-name="T5">(Benefits - Cost) / Cost * 100% </text:span></text:p>
          </draw:text-box>
        </draw:frame>
        <draw:frame draw:style-name="gr4" draw:text-style-name="P5" draw:layer="layout" svg:width="0.493cm" svg:height="0.39cm" svg:x="6.934cm" svg:y="9.634cm">
          <draw:text-box>
            <text:p text:style-name="P1"><text:span text:style-name="T5">vii)</text:span></text:p>
          </draw:text-box>
        </draw:frame>
        <draw:frame draw:style-name="gr4" draw:text-style-name="P5" draw:layer="layout" svg:width="0.35cm" svg:height="0.395cm" svg:x="7.425cm" svg:y="9.629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595cm" svg:height="0.39cm" svg:x="7.569cm" svg:y="9.634cm">
          <draw:text-box>
            <text:p text:style-name="P1"><text:span text:style-name="T5">Investment cost on project which has SPI initiative = Percentage of </text:span></text:p>
          </draw:text-box>
        </draw:frame>
        <draw:frame draw:style-name="gr4" draw:text-style-name="P5" draw:layer="layout" svg:width="9.959cm" svg:height="0.39cm" svg:x="7.569cm" svg:y="10.104cm">
          <draw:text-box>
            <text:p text:style-name="P1"><text:span text:style-name="T5">base staffing needed more for process improvement activities * no. of </text:span></text:p>
          </draw:text-box>
        </draw:frame>
        <draw:polygon draw:style-name="gr2" draw:text-style-name="P3" draw:layer="layout" svg:width="0.017cm" svg:height="0.017cm" svg:x="3.081cm" svg:y="4.267cm" svg:viewBox="0 0 18 18" draw:points="0,18 18,18 18,0 0,0">
          <text:p/>
        </draw:polygon>
        <draw:polygon draw:style-name="gr2" draw:text-style-name="P3" draw:layer="layout" svg:width="3.637cm" svg:height="0.017cm" svg:x="3.098cm" svg:y="4.267cm" svg:viewBox="0 0 3638 18" draw:points="0,18 3638,18 3638,0 0,0">
          <text:p/>
        </draw:polygon>
        <draw:polygon draw:style-name="gr2" draw:text-style-name="P3" draw:layer="layout" svg:width="0.017cm" svg:height="0.017cm" svg:x="6.735cm" svg:y="4.267cm" svg:viewBox="0 0 18 18" draw:points="0,18 18,18 18,0 0,0">
          <text:p/>
        </draw:polygon>
        <draw:polygon draw:style-name="gr2" draw:text-style-name="P3" draw:layer="layout" svg:width="10.939cm" svg:height="0.017cm" svg:x="6.752cm" svg:y="4.267cm" svg:viewBox="0 0 10940 18" draw:points="0,18 10940,18 10940,0 0,0">
          <text:p/>
        </draw:polygon>
        <draw:polygon draw:style-name="gr2" draw:text-style-name="P3" draw:layer="layout" svg:width="0.017cm" svg:height="0.017cm" svg:x="17.691cm" svg:y="4.267cm" svg:viewBox="0 0 18 18" draw:points="0,18 18,18 18,0 0,0">
          <text:p/>
        </draw:polygon>
        <draw:polygon draw:style-name="gr2" draw:text-style-name="P3" draw:layer="layout" svg:width="0.017cm" svg:height="6.955cm" svg:x="3.081cm" svg:y="4.284cm" svg:viewBox="0 0 18 6956" draw:points="0,6956 18,6956 18,0 0,0">
          <text:p/>
        </draw:polygon>
        <draw:polygon draw:style-name="gr2" draw:text-style-name="P3" draw:layer="layout" svg:width="0.017cm" svg:height="6.955cm" svg:x="6.735cm" svg:y="4.284cm" svg:viewBox="0 0 18 6956" draw:points="0,6956 18,6956 18,0 0,0">
          <text:p/>
        </draw:polygon>
        <draw:polygon draw:style-name="gr2" draw:text-style-name="P3" draw:layer="layout" svg:width="0.017cm" svg:height="6.955cm" svg:x="17.691cm" svg:y="4.284cm" svg:viewBox="0 0 18 6956" draw:points="0,6956 18,6956 18,0 0,0">
          <text:p/>
        </draw:polygon>
        <draw:frame draw:style-name="gr4" draw:text-style-name="P5" draw:layer="layout" svg:width="6.145cm" svg:height="0.39cm" svg:x="7.569cm" svg:y="10.569cm">
          <draw:text-box>
            <text:p text:style-name="P1"><text:span text:style-name="T5">people * months * hours * cost/hour ($/hr) </text:span></text:p>
          </draw:text-box>
        </draw:frame>
        <draw:frame draw:style-name="gr4" draw:text-style-name="P5" draw:layer="layout" svg:width="2.042cm" svg:height="0.412cm" svg:x="4.17cm" svg:y="13.805cm">
          <draw:text-box>
            <text:p text:style-name="P1"><text:span text:style-name="T4">Employee </text:span></text:p>
          </draw:text-box>
        </draw:frame>
        <draw:frame draw:style-name="gr4" draw:text-style-name="P5" draw:layer="layout" svg:width="0.35cm" svg:height="0.39cm" svg:x="6.934cm" svg:y="11.477cm">
          <draw:text-box>
            <text:p text:style-name="P1"><text:span text:style-name="T5">i)</text:span></text:p>
          </draw:text-box>
        </draw:frame>
        <draw:frame draw:style-name="gr4" draw:text-style-name="P5" draw:layer="layout" svg:width="0.35cm" svg:height="0.395cm" svg:x="7.15cm" svg:y="11.47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4.134cm" svg:height="0.39cm" svg:x="7.569cm" svg:y="11.477cm">
          <draw:text-box>
            <text:p text:style-name="P1"><text:span text:style-name="T5">No. working hours per week </text:span></text:p>
          </draw:text-box>
        </draw:frame>
        <draw:frame draw:style-name="gr4" draw:text-style-name="P5" draw:layer="layout" svg:width="0.35cm" svg:height="0.39cm" svg:x="6.934cm" svg:y="11.942cm">
          <draw:text-box>
            <text:p text:style-name="P1"><text:span text:style-name="T5">ii)</text:span></text:p>
          </draw:text-box>
        </draw:frame>
        <draw:frame draw:style-name="gr4" draw:text-style-name="P5" draw:layer="layout" svg:width="0.35cm" svg:height="0.395cm" svg:x="7.248cm" svg:y="11.937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3.435cm" svg:height="0.39cm" svg:x="7.57cm" svg:y="11.942cm">
          <draw:text-box>
            <text:p text:style-name="P1"><text:span text:style-name="T5">Employee turnover rate </text:span></text:p>
          </draw:text-box>
        </draw:frame>
        <draw:frame draw:style-name="gr4" draw:text-style-name="P5" draw:layer="layout" svg:width="0.413cm" svg:height="0.39cm" svg:x="6.935cm" svg:y="12.412cm">
          <draw:text-box>
            <text:p text:style-name="P1"><text:span text:style-name="T5">iii)</text:span></text:p>
          </draw:text-box>
        </draw:frame>
        <draw:frame draw:style-name="gr4" draw:text-style-name="P5" draw:layer="layout" svg:width="0.35cm" svg:height="0.395cm" svg:x="7.345cm" svg:y="12.407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7.097cm" svg:height="0.39cm" svg:x="7.57cm" svg:y="12.412cm">
          <draw:text-box>
            <text:p text:style-name="P1"><text:span text:style-name="T5">No. of projects the employee works on in parallel </text:span></text:p>
          </draw:text-box>
        </draw:frame>
        <draw:frame draw:style-name="gr4" draw:text-style-name="P5" draw:layer="layout" svg:width="0.396cm" svg:height="0.39cm" svg:x="6.935cm" svg:y="12.878cm">
          <draw:text-box>
            <text:p text:style-name="P1"><text:span text:style-name="T5">iv)</text:span></text:p>
          </draw:text-box>
        </draw:frame>
        <draw:frame draw:style-name="gr4" draw:text-style-name="P5" draw:layer="layout" svg:width="0.35cm" svg:height="0.395cm" svg:x="7.329cm" svg:y="12.873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4.172cm" svg:height="0.39cm" svg:x="7.57cm" svg:y="12.878cm">
          <draw:text-box>
            <text:p text:style-name="P1"><text:span text:style-name="T5">No. of expired vacation days </text:span></text:p>
          </draw:text-box>
        </draw:frame>
        <draw:frame draw:style-name="gr4" draw:text-style-name="P5" draw:layer="layout" svg:width="0.35cm" svg:height="0.39cm" svg:x="6.935cm" svg:y="13.343cm">
          <draw:text-box>
            <text:p text:style-name="P1"><text:span text:style-name="T5">v)</text:span></text:p>
          </draw:text-box>
        </draw:frame>
        <draw:frame draw:style-name="gr4" draw:text-style-name="P5" draw:layer="layout" svg:width="0.35cm" svg:height="0.395cm" svg:x="7.227cm" svg:y="13.338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5.497cm" svg:height="0.39cm" svg:x="7.57cm" svg:y="13.343cm">
          <draw:text-box>
            <text:p text:style-name="P1"><text:span text:style-name="T5">No. of unscheduled work at weekends </text:span></text:p>
          </draw:text-box>
        </draw:frame>
        <draw:frame draw:style-name="gr4" draw:text-style-name="P5" draw:layer="layout" svg:width="0.396cm" svg:height="0.39cm" svg:x="6.935cm" svg:y="13.809cm">
          <draw:text-box>
            <text:p text:style-name="P1"><text:span text:style-name="T5">vi)</text:span></text:p>
          </draw:text-box>
        </draw:frame>
        <draw:frame draw:style-name="gr4" draw:text-style-name="P5" draw:layer="layout" svg:width="0.35cm" svg:height="0.395cm" svg:x="7.328cm" svg:y="13.80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2.995cm" svg:height="0.39cm" svg:x="7.57cm" svg:y="13.809cm">
          <draw:text-box>
            <text:p text:style-name="P1"><text:span text:style-name="T5">No. of sickness days </text:span></text:p>
          </draw:text-box>
        </draw:frame>
        <draw:frame draw:style-name="gr4" draw:text-style-name="P5" draw:layer="layout" svg:width="0.493cm" svg:height="0.39cm" svg:x="6.935cm" svg:y="14.274cm">
          <draw:text-box>
            <text:p text:style-name="P1"><text:span text:style-name="T5">vii)</text:span></text:p>
          </draw:text-box>
        </draw:frame>
        <draw:frame draw:style-name="gr4" draw:text-style-name="P5" draw:layer="layout" svg:width="0.35cm" svg:height="0.395cm" svg:x="7.426cm" svg:y="14.269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2.864cm" svg:height="0.39cm" svg:x="7.57cm" svg:y="14.274cm">
          <draw:text-box>
            <text:p text:style-name="P1"><text:span text:style-name="T5">Amount of bonuses </text:span></text:p>
          </draw:text-box>
        </draw:frame>
        <draw:polygon draw:style-name="gr5" draw:text-style-name="P6" draw:layer="layout" svg:width="10.05cm" svg:height="0.415cm" svg:x="6.934cm" svg:y="15.193cm" svg:viewBox="0 0 10051 416" draw:points="0,416 10051,416 10051,0 0,0">
          <text:p/>
        </draw:polygon>
        <draw:frame draw:style-name="gr4" draw:text-style-name="P5" draw:layer="layout" svg:width="0.35cm" svg:height="0.39cm" svg:x="6.934cm" svg:y="14.745cm">
          <draw:text-box>
            <text:p text:style-name="P1"><text:span text:style-name="T5"><text:s/></text:span></text:p>
          </draw:text-box>
        </draw:frame>
        <draw:polygon draw:style-name="gr5" draw:text-style-name="P6" draw:layer="layout" svg:width="10.431cm" svg:height="0.414cm" svg:x="6.934cm" svg:y="15.659cm" svg:viewBox="0 0 10432 415" draw:points="0,415 10432,415 10432,0 0,0">
          <text:p/>
        </draw:polygon>
        <draw:frame draw:style-name="gr4" draw:text-style-name="P5" draw:layer="layout" svg:width="10.158cm" svg:height="0.39cm" svg:x="6.934cm" svg:y="15.211cm">
          <draw:text-box>
            <text:p text:style-name="P1"><text:span text:style-name="T5">Note: The usual way of measuring the employee satisfaction is through </text:span></text:p>
          </draw:text-box>
        </draw:frame>
        <draw:polygon draw:style-name="gr5" draw:text-style-name="P6" draw:layer="layout" svg:width="4.428cm" svg:height="0.415cm" svg:x="6.934cm" svg:y="16.124cm" svg:viewBox="0 0 4429 416" draw:points="0,416 4429,416 4429,0 0,0">
          <text:p/>
        </draw:polygon>
        <draw:frame draw:style-name="gr4" draw:text-style-name="P5" draw:layer="layout" svg:width="10.543cm" svg:height="0.39cm" svg:x="6.934cm" svg:y="15.676cm">
          <draw:text-box>
            <text:p text:style-name="P1"><text:span text:style-name="T5">survey / questionnaires. The above are some metrics which can be used to </text:span></text:p>
          </draw:text-box>
        </draw:frame>
        <draw:polygon draw:style-name="gr2" draw:text-style-name="P3" draw:layer="layout" svg:width="0.017cm" svg:height="0.018cm" svg:x="3.081cm" svg:y="11.239cm" svg:viewBox="0 0 18 19" draw:points="0,19 18,19 18,0 0,0">
          <text:p/>
        </draw:polygon>
        <draw:polygon draw:style-name="gr2" draw:text-style-name="P3" draw:layer="layout" svg:width="3.637cm" svg:height="0.018cm" svg:x="3.098cm" svg:y="11.239cm" svg:viewBox="0 0 3638 19" draw:points="0,19 3638,19 3638,0 0,0">
          <text:p/>
        </draw:polygon>
        <draw:polygon draw:style-name="gr2" draw:text-style-name="P3" draw:layer="layout" svg:width="0.017cm" svg:height="0.018cm" svg:x="6.735cm" svg:y="11.239cm" svg:viewBox="0 0 18 19" draw:points="0,19 18,19 18,0 0,0">
          <text:p/>
        </draw:polygon>
        <draw:polygon draw:style-name="gr2" draw:text-style-name="P3" draw:layer="layout" svg:width="10.939cm" svg:height="0.018cm" svg:x="6.752cm" svg:y="11.239cm" svg:viewBox="0 0 10940 19" draw:points="0,19 10940,19 10940,0 0,0">
          <text:p/>
        </draw:polygon>
        <draw:polygon draw:style-name="gr2" draw:text-style-name="P3" draw:layer="layout" svg:width="0.017cm" svg:height="0.018cm" svg:x="17.691cm" svg:y="11.239cm" svg:viewBox="0 0 18 19" draw:points="0,19 18,19 18,0 0,0">
          <text:p/>
        </draw:polygon>
        <draw:polygon draw:style-name="gr2" draw:text-style-name="P3" draw:layer="layout" svg:width="0.017cm" svg:height="5.554cm" svg:x="3.081cm" svg:y="11.256cm" svg:viewBox="0 0 18 5555" draw:points="0,5555 18,5555 18,0 0,0">
          <text:p/>
        </draw:polygon>
        <draw:polygon draw:style-name="gr2" draw:text-style-name="P3" draw:layer="layout" svg:width="0.017cm" svg:height="5.554cm" svg:x="6.735cm" svg:y="11.256cm" svg:viewBox="0 0 18 5555" draw:points="0,5555 18,5555 18,0 0,0">
          <text:p/>
        </draw:polygon>
        <draw:polygon draw:style-name="gr2" draw:text-style-name="P3" draw:layer="layout" svg:width="0.017cm" svg:height="5.554cm" svg:x="17.691cm" svg:y="11.256cm" svg:viewBox="0 0 18 5555" draw:points="0,5555 18,5555 18,0 0,0">
          <text:p/>
        </draw:polygon>
        <draw:frame draw:style-name="gr4" draw:text-style-name="P5" draw:layer="layout" svg:width="4.527cm" svg:height="0.39cm" svg:x="6.934cm" svg:y="16.142cm">
          <draw:text-box>
            <text:p text:style-name="P1"><text:span text:style-name="T5">infer the employee satisfaction. </text:span></text:p>
          </draw:text-box>
        </draw:frame>
        <draw:frame draw:style-name="gr4" draw:text-style-name="P5" draw:layer="layout" svg:width="1.573cm" svg:height="0.412cm" svg:x="4.326cm" svg:y="17.979cm">
          <draw:text-box>
            <text:p text:style-name="P1"><text:span text:style-name="T4">Growth </text:span></text:p>
          </draw:text-box>
        </draw:frame>
        <draw:frame draw:style-name="gr4" draw:text-style-name="P5" draw:layer="layout" svg:width="0.35cm" svg:height="0.39cm" svg:x="6.934cm" svg:y="17.052cm">
          <draw:text-box>
            <text:p text:style-name="P1"><text:span text:style-name="T5">i)</text:span></text:p>
          </draw:text-box>
        </draw:frame>
        <draw:frame draw:style-name="gr4" draw:text-style-name="P5" draw:layer="layout" svg:width="0.35cm" svg:height="0.395cm" svg:x="7.15cm" svg:y="17.047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4.265cm" svg:height="0.39cm" svg:x="7.569cm" svg:y="17.052cm">
          <draw:text-box>
            <text:p text:style-name="P1"><text:span text:style-name="T5">Product sales revenue growth </text:span></text:p>
          </draw:text-box>
        </draw:frame>
        <draw:frame draw:style-name="gr4" draw:text-style-name="P5" draw:layer="layout" svg:width="0.35cm" svg:height="0.39cm" svg:x="6.934cm" svg:y="17.518cm">
          <draw:text-box>
            <text:p text:style-name="P1"><text:span text:style-name="T5">ii)</text:span></text:p>
          </draw:text-box>
        </draw:frame>
        <draw:frame draw:style-name="gr4" draw:text-style-name="P5" draw:layer="layout" svg:width="0.35cm" svg:height="0.395cm" svg:x="7.247cm" svg:y="17.513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3.473cm" svg:height="0.39cm" svg:x="7.569cm" svg:y="17.518cm">
          <draw:text-box>
            <text:p text:style-name="P1"><text:span text:style-name="T5">Operating profit growth </text:span></text:p>
          </draw:text-box>
        </draw:frame>
        <draw:frame draw:style-name="gr4" draw:text-style-name="P5" draw:layer="layout" svg:width="0.413cm" svg:height="0.39cm" svg:x="6.934cm" svg:y="17.983cm">
          <draw:text-box>
            <text:p text:style-name="P1"><text:span text:style-name="T5">iii)</text:span></text:p>
          </draw:text-box>
        </draw:frame>
        <draw:frame draw:style-name="gr4" draw:text-style-name="P5" draw:layer="layout" svg:width="0.35cm" svg:height="0.395cm" svg:x="7.344cm" svg:y="17.978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8.74cm" svg:height="0.39cm" svg:x="7.569cm" svg:y="17.983cm">
          <draw:text-box>
            <text:p text:style-name="P1"><text:span text:style-name="T5">Innovation = Throughput New Product / Throughput * 100% </text:span></text:p>
          </draw:text-box>
        </draw:frame>
        <draw:frame draw:style-name="gr4" draw:text-style-name="P5" draw:layer="layout" svg:width="5.899cm" svg:height="0.39cm" svg:x="7.569cm" svg:y="18.449cm">
          <draw:text-box>
            <text:p text:style-name="P1"><text:span text:style-name="T5">(Throughput = No. of implemented idea) </text:span></text:p>
          </draw:text-box>
        </draw:frame>
        <draw:frame draw:style-name="gr4" draw:text-style-name="P5" draw:layer="layout" svg:width="0.396cm" svg:height="0.39cm" svg:x="6.934cm" svg:y="18.914cm">
          <draw:text-box>
            <text:p text:style-name="P1"><text:span text:style-name="T5">iv)</text:span></text:p>
          </draw:text-box>
        </draw:frame>
        <draw:frame draw:style-name="gr4" draw:text-style-name="P5" draw:layer="layout" svg:width="0.35cm" svg:height="0.395cm" svg:x="7.327cm" svg:y="18.909cm">
          <draw:text-box>
            <text:p text:style-name="P1"><text:span text:style-name="T6"><text:s/></text:span></text:p>
          </draw:text-box>
        </draw:frame>
        <draw:polygon draw:style-name="gr2" draw:text-style-name="P3" draw:layer="layout" svg:width="0.017cm" svg:height="0.017cm" svg:x="3.081cm" svg:y="16.81cm" svg:viewBox="0 0 18 18" draw:points="0,18 18,18 18,0 0,0">
          <text:p/>
        </draw:polygon>
        <draw:polygon draw:style-name="gr2" draw:text-style-name="P3" draw:layer="layout" svg:width="3.637cm" svg:height="0.017cm" svg:x="3.098cm" svg:y="16.81cm" svg:viewBox="0 0 3638 18" draw:points="0,18 3638,18 3638,0 0,0">
          <text:p/>
        </draw:polygon>
        <draw:polygon draw:style-name="gr2" draw:text-style-name="P3" draw:layer="layout" svg:width="0.017cm" svg:height="0.017cm" svg:x="6.735cm" svg:y="16.81cm" svg:viewBox="0 0 18 18" draw:points="0,18 18,18 18,0 0,0">
          <text:p/>
        </draw:polygon>
        <draw:polygon draw:style-name="gr2" draw:text-style-name="P3" draw:layer="layout" svg:width="10.939cm" svg:height="0.017cm" svg:x="6.752cm" svg:y="16.81cm" svg:viewBox="0 0 10940 18" draw:points="0,18 10940,18 10940,0 0,0">
          <text:p/>
        </draw:polygon>
        <draw:polygon draw:style-name="gr2" draw:text-style-name="P3" draw:layer="layout" svg:width="0.017cm" svg:height="0.017cm" svg:x="17.691cm" svg:y="16.81cm" svg:viewBox="0 0 18 18" draw:points="0,18 18,18 18,0 0,0">
          <text:p/>
        </draw:polygon>
        <draw:polygon draw:style-name="gr2" draw:text-style-name="P3" draw:layer="layout" svg:width="0.017cm" svg:height="2.76cm" svg:x="3.081cm" svg:y="16.827cm" svg:viewBox="0 0 18 2761" draw:points="0,2761 18,2761 18,0 0,0">
          <text:p/>
        </draw:polygon>
        <draw:polygon draw:style-name="gr2" draw:text-style-name="P3" draw:layer="layout" svg:width="0.017cm" svg:height="2.76cm" svg:x="6.735cm" svg:y="16.827cm" svg:viewBox="0 0 18 2761" draw:points="0,2761 18,2761 18,0 0,0">
          <text:p/>
        </draw:polygon>
        <draw:polygon draw:style-name="gr2" draw:text-style-name="P3" draw:layer="layout" svg:width="0.017cm" svg:height="2.76cm" svg:x="17.691cm" svg:y="16.827cm" svg:viewBox="0 0 18 2761" draw:points="0,2761 18,2761 18,0 0,0">
          <text:p/>
        </draw:polygon>
        <draw:frame draw:style-name="gr4" draw:text-style-name="P5" draw:layer="layout" svg:width="2.28cm" svg:height="0.39cm" svg:x="7.569cm" svg:y="18.914cm">
          <draw:text-box>
            <text:p text:style-name="P1"><text:span text:style-name="T5">Margin of sales </text:span></text:p>
          </draw:text-box>
        </draw:frame>
        <draw:frame draw:style-name="gr4" draw:text-style-name="P5" draw:layer="layout" svg:width="3.194cm" svg:height="0.412cm" svg:x="3.7cm" svg:y="21.92cm">
          <draw:text-box>
            <text:p text:style-name="P1"><text:span text:style-name="T4">Communication </text:span></text:p>
          </draw:text-box>
        </draw:frame>
        <draw:frame draw:style-name="gr4" draw:text-style-name="P5" draw:layer="layout" svg:width="0.35cm" svg:height="0.39cm" svg:x="6.934cm" svg:y="19.825cm">
          <draw:text-box>
            <text:p text:style-name="P1"><text:span text:style-name="T5">i)</text:span></text:p>
          </draw:text-box>
        </draw:frame>
        <draw:frame draw:style-name="gr4" draw:text-style-name="P5" draw:layer="layout" svg:width="0.35cm" svg:height="0.395cm" svg:x="7.15cm" svg:y="19.82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895cm" svg:height="0.39cm" svg:x="7.569cm" svg:y="19.825cm">
          <draw:text-box>
            <text:p text:style-name="P1"><text:span text:style-name="T5">Improved communication between customers and software engineers </text:span></text:p>
          </draw:text-box>
        </draw:frame>
        <draw:frame draw:style-name="gr4" draw:text-style-name="P5" draw:layer="layout" svg:width="1.81cm" svg:height="0.39cm" svg:x="7.569cm" svg:y="20.29cm">
          <draw:text-box>
            <text:p text:style-name="P1"><text:span text:style-name="T5">/ developers </text:span></text:p>
          </draw:text-box>
        </draw:frame>
        <draw:frame draw:style-name="gr4" draw:text-style-name="P5" draw:layer="layout" svg:width="0.35cm" svg:height="0.39cm" svg:x="6.934cm" svg:y="20.756cm">
          <draw:text-box>
            <text:p text:style-name="P1"><text:span text:style-name="T5">ii)</text:span></text:p>
          </draw:text-box>
        </draw:frame>
        <draw:frame draw:style-name="gr4" draw:text-style-name="P5" draw:layer="layout" svg:width="0.35cm" svg:height="0.395cm" svg:x="7.248cm" svg:y="20.751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375cm" svg:height="0.39cm" svg:x="7.57cm" svg:y="20.756cm">
          <draw:text-box>
            <text:p text:style-name="P1"><text:span text:style-name="T5">Improved communication between users and software engineers / </text:span></text:p>
          </draw:text-box>
        </draw:frame>
        <draw:frame draw:style-name="gr4" draw:text-style-name="P5" draw:layer="layout" svg:width="1.623cm" svg:height="0.39cm" svg:x="7.57cm" svg:y="21.222cm">
          <draw:text-box>
            <text:p text:style-name="P1"><text:span text:style-name="T5">developers </text:span></text:p>
          </draw:text-box>
        </draw:frame>
        <draw:frame draw:style-name="gr4" draw:text-style-name="P5" draw:layer="layout" svg:width="0.413cm" svg:height="0.39cm" svg:x="6.934cm" svg:y="21.691cm">
          <draw:text-box>
            <text:p text:style-name="P1"><text:span text:style-name="T5">iii)</text:span></text:p>
          </draw:text-box>
        </draw:frame>
        <draw:frame draw:style-name="gr4" draw:text-style-name="P5" draw:layer="layout" svg:width="0.35cm" svg:height="0.395cm" svg:x="7.345cm" svg:y="21.686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9.574cm" svg:height="0.39cm" svg:x="7.57cm" svg:y="21.691cm">
          <draw:text-box>
            <text:p text:style-name="P1"><text:span text:style-name="T5">Improved co-operation between quality assurance and the software </text:span></text:p>
          </draw:text-box>
        </draw:frame>
        <draw:frame draw:style-name="gr4" draw:text-style-name="P5" draw:layer="layout" svg:width="3.253cm" svg:height="0.39cm" svg:x="7.57cm" svg:y="22.157cm">
          <draw:text-box>
            <text:p text:style-name="P1"><text:span text:style-name="T5">engineers / developers </text:span></text:p>
          </draw:text-box>
        </draw:frame>
        <draw:frame draw:style-name="gr4" draw:text-style-name="P5" draw:layer="layout" svg:width="0.396cm" svg:height="0.39cm" svg:x="6.935cm" svg:y="22.622cm">
          <draw:text-box>
            <text:p text:style-name="P1"><text:span text:style-name="T5">iv)</text:span></text:p>
          </draw:text-box>
        </draw:frame>
        <draw:frame draw:style-name="gr4" draw:text-style-name="P5" draw:layer="layout" svg:width="0.35cm" svg:height="0.395cm" svg:x="7.328cm" svg:y="22.618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5.611cm" svg:height="0.39cm" svg:x="7.57cm" svg:y="22.622cm">
          <draw:text-box>
            <text:p text:style-name="P1"><text:span text:style-name="T5">Improved organization communication </text:span></text:p>
          </draw:text-box>
        </draw:frame>
        <draw:polygon draw:style-name="gr5" draw:text-style-name="P6" draw:layer="layout" svg:width="10.507cm" svg:height="0.415cm" svg:x="6.934cm" svg:y="23.537cm" svg:viewBox="0 0 10508 416" draw:points="0,416 10508,416 10508,0 0,0">
          <text:p/>
        </draw:polygon>
        <draw:frame draw:style-name="gr4" draw:text-style-name="P5" draw:layer="layout" svg:width="0.35cm" svg:height="0.39cm" svg:x="6.934cm" svg:y="23.089cm">
          <draw:text-box>
            <text:p text:style-name="P1"><text:span text:style-name="T5"><text:s/></text:span></text:p>
          </draw:text-box>
        </draw:frame>
        <draw:polygon draw:style-name="gr5" draw:text-style-name="P6" draw:layer="layout" svg:width="8.593cm" svg:height="0.415cm" svg:x="6.934cm" svg:y="24.007cm" svg:viewBox="0 0 8594 416" draw:points="0,416 8594,416 8594,0 0,0">
          <text:p/>
        </draw:polygon>
        <draw:frame draw:style-name="gr4" draw:text-style-name="P5" draw:layer="layout" svg:width="10.623cm" svg:height="0.39cm" svg:x="6.934cm" svg:y="23.554cm">
          <draw:text-box>
            <text:p text:style-name="P1"><text:span text:style-name="T5">Note: The above are not really metrics and the usual way of measuring the </text:span></text:p>
          </draw:text-box>
        </draw:frame>
        <draw:polygon draw:style-name="gr2" draw:text-style-name="P3" draw:layer="layout" svg:width="0.017cm" svg:height="0.017cm" svg:x="3.081cm" svg:y="19.587cm" svg:viewBox="0 0 18 18" draw:points="0,18 18,18 18,0 0,0">
          <text:p/>
        </draw:polygon>
        <draw:polygon draw:style-name="gr2" draw:text-style-name="P3" draw:layer="layout" svg:width="3.637cm" svg:height="0.017cm" svg:x="3.098cm" svg:y="19.587cm" svg:viewBox="0 0 3638 18" draw:points="0,18 3638,18 3638,0 0,0">
          <text:p/>
        </draw:polygon>
        <draw:polygon draw:style-name="gr2" draw:text-style-name="P3" draw:layer="layout" svg:width="0.017cm" svg:height="0.017cm" svg:x="6.735cm" svg:y="19.587cm" svg:viewBox="0 0 18 18" draw:points="0,18 18,18 18,0 0,0">
          <text:p/>
        </draw:polygon>
        <draw:polygon draw:style-name="gr2" draw:text-style-name="P3" draw:layer="layout" svg:width="10.939cm" svg:height="0.017cm" svg:x="6.752cm" svg:y="19.587cm" svg:viewBox="0 0 10940 18" draw:points="0,18 10940,18 10940,0 0,0">
          <text:p/>
        </draw:polygon>
        <draw:polygon draw:style-name="gr2" draw:text-style-name="P3" draw:layer="layout" svg:width="0.017cm" svg:height="0.017cm" svg:x="17.691cm" svg:y="19.587cm" svg:viewBox="0 0 18 18" draw:points="0,18 18,18 18,0 0,0">
          <text:p/>
        </draw:polygon>
        <draw:polygon draw:style-name="gr2" draw:text-style-name="P3" draw:layer="layout" svg:width="0.017cm" svg:height="5.089cm" svg:x="3.081cm" svg:y="19.604cm" svg:viewBox="0 0 18 5090" draw:points="0,5090 18,5090 18,0 0,0">
          <text:p/>
        </draw:polygon>
        <draw:polygon draw:style-name="gr2" draw:text-style-name="P3" draw:layer="layout" svg:width="0.017cm" svg:height="0.016cm" svg:x="3.081cm" svg:y="24.693cm" svg:viewBox="0 0 18 17" draw:points="0,17 18,17 18,0 0,0">
          <text:p/>
        </draw:polygon>
        <draw:polygon draw:style-name="gr2" draw:text-style-name="P3" draw:layer="layout" svg:width="0.017cm" svg:height="0.016cm" svg:x="3.081cm" svg:y="24.693cm" svg:viewBox="0 0 18 17" draw:points="0,17 18,17 18,0 0,0">
          <text:p/>
        </draw:polygon>
        <draw:polygon draw:style-name="gr2" draw:text-style-name="P3" draw:layer="layout" svg:width="3.637cm" svg:height="0.016cm" svg:x="3.098cm" svg:y="24.693cm" svg:viewBox="0 0 3638 17" draw:points="0,17 3638,17 3638,0 0,0">
          <text:p/>
        </draw:polygon>
        <draw:polygon draw:style-name="gr2" draw:text-style-name="P3" draw:layer="layout" svg:width="0.017cm" svg:height="5.089cm" svg:x="6.735cm" svg:y="19.604cm" svg:viewBox="0 0 18 5090" draw:points="0,5090 18,5090 18,0 0,0">
          <text:p/>
        </draw:polygon>
        <draw:polygon draw:style-name="gr2" draw:text-style-name="P3" draw:layer="layout" svg:width="0.017cm" svg:height="0.016cm" svg:x="6.735cm" svg:y="24.693cm" svg:viewBox="0 0 18 17" draw:points="0,17 18,17 18,0 0,0">
          <text:p/>
        </draw:polygon>
        <draw:polygon draw:style-name="gr2" draw:text-style-name="P3" draw:layer="layout" svg:width="10.939cm" svg:height="0.016cm" svg:x="6.752cm" svg:y="24.693cm" svg:viewBox="0 0 10940 17" draw:points="0,17 10940,17 10940,0 0,0">
          <text:p/>
        </draw:polygon>
        <draw:polygon draw:style-name="gr2" draw:text-style-name="P3" draw:layer="layout" svg:width="0.017cm" svg:height="5.089cm" svg:x="17.691cm" svg:y="19.604cm" svg:viewBox="0 0 18 5090" draw:points="0,5090 18,5090 18,0 0,0">
          <text:p/>
        </draw:polygon>
        <draw:polygon draw:style-name="gr2" draw:text-style-name="P3" draw:layer="layout" svg:width="0.017cm" svg:height="0.016cm" svg:x="17.691cm" svg:y="24.693cm" svg:viewBox="0 0 18 17" draw:points="0,17 18,17 18,0 0,0">
          <text:p/>
        </draw:polygon>
        <draw:polygon draw:style-name="gr2" draw:text-style-name="P3" draw:layer="layout" svg:width="0.017cm" svg:height="0.016cm" svg:x="17.691cm" svg:y="24.693cm" svg:viewBox="0 0 18 17" draw:points="0,17 18,17 18,0 0,0">
          <text:p/>
        </draw:polygon>
        <draw:frame draw:style-name="gr4" draw:text-style-name="P5" draw:layer="layout" svg:width="8.888cm" svg:height="0.39cm" svg:x="6.934cm" svg:y="24.024cm">
          <draw:text-box>
            <text:p text:style-name="P1"><text:span text:style-name="T5">employee communication is through survey / questionnaires. <text:s text:c="2"/></text:span></text:p>
          </draw:text-box>
        </draw:frame>
        <draw:frame draw:style-name="gr1" draw:text-style-name="P2" draw:layer="layout" svg:width="0.388cm" svg:height="0.433cm" svg:x="3.882cm" svg:y="24.926cm">
          <draw:text-box>
            <text:p text:style-name="P1"><text:span text:style-name="T1"><text:s/></text:span></text:p>
          </draw:text-box>
        </draw:frame>
      </draw:page>
      <draw:page draw:name="page6" draw:style-name="dp1" draw:master-page-name="master-page3">
        <draw:frame draw:style-name="gr1" draw:text-style-name="P2" draw:layer="layout" svg:width="0.388cm" svg:height="0.433cm" svg:x="3.251cm" svg:y="27.98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33cm" svg:x="11.548cm" svg:y="27.98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33cm" svg:x="17.56cm" svg:y="27.991cm">
          <draw:text-box>
            <text:p text:style-name="P1"><text:span text:style-name="T1">6 </text:span></text:p>
          </draw:text-box>
        </draw:frame>
        <draw:polygon draw:style-name="gr2" draw:text-style-name="P3" draw:layer="layout" svg:width="0.182cm" svg:height="0.889cm" svg:x="3.098cm" svg:y="3.801cm" svg:viewBox="0 0 183 890" draw:points="0,890 183,890 183,0 0,0">
          <text:p/>
        </draw:polygon>
        <draw:polygon draw:style-name="gr2" draw:text-style-name="P3" draw:layer="layout" svg:width="0.182cm" svg:height="0.889cm" svg:x="6.553cm" svg:y="3.801cm" svg:viewBox="0 0 183 890" draw:points="0,890 183,890 183,0 0,0">
          <text:p/>
        </draw:polygon>
        <draw:polygon draw:style-name="gr2" draw:text-style-name="P3" draw:layer="layout" svg:width="3.273cm" svg:height="0.889cm" svg:x="3.28cm" svg:y="3.801cm" svg:viewBox="0 0 3274 890" draw:points="0,890 3274,890 3274,0 0,0">
          <text:p/>
        </draw:polygon>
        <draw:frame draw:style-name="gr3" draw:text-style-name="P4" draw:layer="layout" svg:width="7.372cm" svg:height="0.653cm" svg:x="3.251cm" svg:y="2.923cm">
          <draw:text-box>
            <text:p text:style-name="P1"><text:span text:style-name="T2">B5: External measures </text:span></text:p>
          </draw:text-box>
        </draw:frame>
        <draw:polygon draw:style-name="gr2" draw:text-style-name="P3" draw:layer="layout" svg:width="0.182cm" svg:height="0.889cm" svg:x="6.752cm" svg:y="3.801cm" svg:viewBox="0 0 183 890" draw:points="0,890 183,890 183,0 0,0">
          <text:p/>
        </draw:polygon>
        <draw:polygon draw:style-name="gr2" draw:text-style-name="P3" draw:layer="layout" svg:width="0.182cm" svg:height="0.889cm" svg:x="17.504cm" svg:y="3.801cm" svg:viewBox="0 0 183 890" draw:points="0,890 183,890 183,0 0,0">
          <text:p/>
        </draw:polygon>
        <draw:polygon draw:style-name="gr2" draw:text-style-name="P3" draw:layer="layout" svg:width="10.57cm" svg:height="0.889cm" svg:x="6.934cm" svg:y="3.801cm" svg:viewBox="0 0 10571 890" draw:points="0,890 10571,890 10571,0 0,0">
          <text:p/>
        </draw:polygon>
        <draw:frame draw:style-name="gr4" draw:text-style-name="P5" draw:layer="layout" svg:width="3.596cm" svg:height="0.412cm" svg:x="3.594cm" svg:y="4.017cm">
          <draw:text-box>
            <text:p text:style-name="P1"><text:span text:style-name="T3">Success Indicator </text:span></text:p>
          </draw:text-box>
        </draw:frame>
        <draw:polygon draw:style-name="gr2" draw:text-style-name="P3" draw:layer="layout" svg:width="0.017cm" svg:height="0.017cm" svg:x="3.081cm" svg:y="3.784cm" svg:viewBox="0 0 18 18" draw:points="0,18 18,18 18,0 0,0">
          <text:p/>
        </draw:polygon>
        <draw:polygon draw:style-name="gr2" draw:text-style-name="P3" draw:layer="layout" svg:width="0.017cm" svg:height="0.017cm" svg:x="3.081cm" svg:y="3.784cm" svg:viewBox="0 0 18 18" draw:points="0,18 18,18 18,0 0,0">
          <text:p/>
        </draw:polygon>
        <draw:polygon draw:style-name="gr2" draw:text-style-name="P3" draw:layer="layout" svg:width="3.637cm" svg:height="0.017cm" svg:x="3.098cm" svg:y="3.784cm" svg:viewBox="0 0 3638 18" draw:points="0,18 3638,18 3638,0 0,0">
          <text:p/>
        </draw:polygon>
        <draw:polygon draw:style-name="gr2" draw:text-style-name="P3" draw:layer="layout" svg:width="0.017cm" svg:height="0.017cm" svg:x="6.735cm" svg:y="3.784cm" svg:viewBox="0 0 18 18" draw:points="0,18 18,18 18,0 0,0">
          <text:p/>
        </draw:polygon>
        <draw:polygon draw:style-name="gr2" draw:text-style-name="P3" draw:layer="layout" svg:width="10.939cm" svg:height="0.017cm" svg:x="6.752cm" svg:y="3.784cm" svg:viewBox="0 0 10940 18" draw:points="0,18 10940,18 10940,0 0,0">
          <text:p/>
        </draw:polygon>
        <draw:polygon draw:style-name="gr2" draw:text-style-name="P3" draw:layer="layout" svg:width="0.017cm" svg:height="0.017cm" svg:x="17.691cm" svg:y="3.784cm" svg:viewBox="0 0 18 18" draw:points="0,18 18,18 18,0 0,0">
          <text:p/>
        </draw:polygon>
        <draw:polygon draw:style-name="gr2" draw:text-style-name="P3" draw:layer="layout" svg:width="0.017cm" svg:height="0.017cm" svg:x="17.691cm" svg:y="3.784cm" svg:viewBox="0 0 18 18" draw:points="0,18 18,18 18,0 0,0">
          <text:p/>
        </draw:polygon>
        <draw:polygon draw:style-name="gr2" draw:text-style-name="P3" draw:layer="layout" svg:width="0.017cm" svg:height="0.889cm" svg:x="3.081cm" svg:y="3.801cm" svg:viewBox="0 0 18 890" draw:points="0,890 18,890 18,0 0,0">
          <text:p/>
        </draw:polygon>
        <draw:polygon draw:style-name="gr2" draw:text-style-name="P3" draw:layer="layout" svg:width="0.017cm" svg:height="0.889cm" svg:x="6.735cm" svg:y="3.801cm" svg:viewBox="0 0 18 890" draw:points="0,890 18,890 18,0 0,0">
          <text:p/>
        </draw:polygon>
        <draw:polygon draw:style-name="gr2" draw:text-style-name="P3" draw:layer="layout" svg:width="0.017cm" svg:height="0.889cm" svg:x="17.691cm" svg:y="3.801cm" svg:viewBox="0 0 18 890" draw:points="0,890 18,890 18,0 0,0">
          <text:p/>
        </draw:polygon>
        <draw:frame draw:style-name="gr4" draw:text-style-name="P5" draw:layer="layout" svg:width="4.671cm" svg:height="0.412cm" svg:x="10.414cm" svg:y="4.017cm">
          <draw:text-box>
            <text:p text:style-name="P1"><text:span text:style-name="T3">Commonly Used Metric </text:span></text:p>
          </draw:text-box>
        </draw:frame>
        <draw:polygon draw:style-name="gr5" draw:text-style-name="P6" draw:layer="layout" svg:width="0.182cm" svg:height="6.955cm" svg:x="6.752cm" svg:y="4.707cm" svg:viewBox="0 0 183 6956" draw:points="0,6956 183,6956 183,0 0,0">
          <text:p/>
        </draw:polygon>
        <draw:polygon draw:style-name="gr5" draw:text-style-name="P6" draw:layer="layout" svg:width="0.182cm" svg:height="6.955cm" svg:x="17.504cm" svg:y="4.707cm" svg:viewBox="0 0 183 6956" draw:points="0,6956 183,6956 183,0 0,0">
          <text:p/>
        </draw:polygon>
        <draw:polygon draw:style-name="gr5" draw:text-style-name="P6" draw:layer="layout" svg:width="10.57cm" svg:height="0.677cm" svg:x="6.934cm" svg:y="4.707cm" svg:viewBox="0 0 10571 678" draw:points="0,678 10571,678 10571,0 0,0">
          <text:p/>
        </draw:polygon>
        <draw:frame draw:style-name="gr4" draw:text-style-name="P5" draw:layer="layout" svg:width="2.026cm" svg:height="0.412cm" svg:x="4.17cm" svg:y="7.984cm">
          <draw:text-box>
            <text:p text:style-name="P1"><text:span text:style-name="T4">Customer </text:span></text:p>
          </draw:text-box>
        </draw:frame>
        <draw:frame draw:style-name="gr4" draw:text-style-name="P5" draw:layer="layout" svg:width="0.35cm" svg:height="0.39cm" svg:x="6.934cm" svg:y="4.928cm">
          <draw:text-box>
            <text:p text:style-name="P1"><text:span text:style-name="T5">i)</text:span></text:p>
          </draw:text-box>
        </draw:frame>
        <draw:frame draw:style-name="gr4" draw:text-style-name="P5" draw:layer="layout" svg:width="0.35cm" svg:height="0.395cm" svg:x="7.15cm" svg:y="4.923cm">
          <draw:text-box>
            <text:p text:style-name="P1"><text:span text:style-name="T6"><text:s/></text:span></text:p>
          </draw:text-box>
        </draw:frame>
        <draw:polygon draw:style-name="gr5" draw:text-style-name="P6" draw:layer="layout" svg:width="10.57cm" svg:height="0.47cm" svg:x="6.934cm" svg:y="5.384cm" svg:viewBox="0 0 10571 471" draw:points="0,471 10571,471 10571,0 0,0">
          <text:p/>
        </draw:polygon>
        <draw:frame draw:style-name="gr4" draw:text-style-name="P5" draw:layer="layout" svg:width="3.325cm" svg:height="0.39cm" svg:x="7.569cm" svg:y="4.928cm">
          <draw:text-box>
            <text:p text:style-name="P1"><text:span text:style-name="T5">Operation productivity </text:span></text:p>
          </draw:text-box>
        </draw:frame>
        <draw:frame draw:style-name="gr4" draw:text-style-name="P5" draw:layer="layout" svg:width="0.35cm" svg:height="0.39cm" svg:x="6.934cm" svg:y="5.393cm">
          <draw:text-box>
            <text:p text:style-name="P1"><text:span text:style-name="T5">ii)</text:span></text:p>
          </draw:text-box>
        </draw:frame>
        <draw:frame draw:style-name="gr4" draw:text-style-name="P5" draw:layer="layout" svg:width="0.35cm" svg:height="0.395cm" svg:x="7.248cm" svg:y="5.389cm">
          <draw:text-box>
            <text:p text:style-name="P1"><text:span text:style-name="T6"><text:s/></text:span></text:p>
          </draw:text-box>
        </draw:frame>
        <draw:polygon draw:style-name="gr5" draw:text-style-name="P6" draw:layer="layout" svg:width="10.57cm" svg:height="0.466cm" svg:x="6.934cm" svg:y="5.854cm" svg:viewBox="0 0 10571 467" draw:points="0,467 10571,467 10571,0 0,0">
          <text:p/>
        </draw:polygon>
        <draw:frame draw:style-name="gr4" draw:text-style-name="P5" draw:layer="layout" svg:width="2.263cm" svg:height="0.39cm" svg:x="7.569cm" svg:y="5.393cm">
          <draw:text-box>
            <text:p text:style-name="P1"><text:span text:style-name="T5">Product quality </text:span></text:p>
          </draw:text-box>
        </draw:frame>
        <draw:frame draw:style-name="gr4" draw:text-style-name="P5" draw:layer="layout" svg:width="0.413cm" svg:height="0.39cm" svg:x="6.934cm" svg:y="5.863cm">
          <draw:text-box>
            <text:p text:style-name="P1"><text:span text:style-name="T5">iii)</text:span></text:p>
          </draw:text-box>
        </draw:frame>
        <draw:frame draw:style-name="gr4" draw:text-style-name="P5" draw:layer="layout" svg:width="0.35cm" svg:height="0.395cm" svg:x="7.345cm" svg:y="5.858cm">
          <draw:text-box>
            <text:p text:style-name="P1"><text:span text:style-name="T6"><text:s/></text:span></text:p>
          </draw:text-box>
        </draw:frame>
        <draw:polygon draw:style-name="gr5" draw:text-style-name="P6" draw:layer="layout" svg:width="10.57cm" svg:height="0.466cm" svg:x="6.934cm" svg:y="6.32cm" svg:viewBox="0 0 10571 467" draw:points="0,467 10571,467 10571,0 0,0">
          <text:p/>
        </draw:polygon>
        <draw:frame draw:style-name="gr4" draw:text-style-name="P5" draw:layer="layout" svg:width="2.661cm" svg:height="0.39cm" svg:x="7.569cm" svg:y="5.863cm">
          <draw:text-box>
            <text:p text:style-name="P1"><text:span text:style-name="T5">Process efficiency </text:span></text:p>
          </draw:text-box>
        </draw:frame>
        <draw:frame draw:style-name="gr4" draw:text-style-name="P5" draw:layer="layout" svg:width="0.396cm" svg:height="0.39cm" svg:x="6.934cm" svg:y="6.329cm">
          <draw:text-box>
            <text:p text:style-name="P1"><text:span text:style-name="T5">iv)</text:span></text:p>
          </draw:text-box>
        </draw:frame>
        <draw:frame draw:style-name="gr4" draw:text-style-name="P5" draw:layer="layout" svg:width="0.35cm" svg:height="0.395cm" svg:x="7.328cm" svg:y="6.324cm">
          <draw:text-box>
            <text:p text:style-name="P1"><text:span text:style-name="T6"><text:s/></text:span></text:p>
          </draw:text-box>
        </draw:frame>
        <draw:polygon draw:style-name="gr5" draw:text-style-name="P6" draw:layer="layout" svg:width="10.57cm" svg:height="0.465cm" svg:x="6.934cm" svg:y="6.786cm" svg:viewBox="0 0 10571 466" draw:points="0,466 10571,466 10571,0 0,0">
          <text:p/>
        </draw:polygon>
        <draw:frame draw:style-name="gr4" draw:text-style-name="P5" draw:layer="layout" svg:width="3.173cm" svg:height="0.39cm" svg:x="7.569cm" svg:y="6.329cm">
          <draw:text-box>
            <text:p text:style-name="P1"><text:span text:style-name="T5">Product sales revenue </text:span></text:p>
          </draw:text-box>
        </draw:frame>
        <draw:frame draw:style-name="gr4" draw:text-style-name="P5" draw:layer="layout" svg:width="0.35cm" svg:height="0.39cm" svg:x="6.934cm" svg:y="6.795cm">
          <draw:text-box>
            <text:p text:style-name="P1"><text:span text:style-name="T5">v)</text:span></text:p>
          </draw:text-box>
        </draw:frame>
        <draw:frame draw:style-name="gr4" draw:text-style-name="P5" draw:layer="layout" svg:width="0.35cm" svg:height="0.395cm" svg:x="7.226cm" svg:y="6.79cm">
          <draw:text-box>
            <text:p text:style-name="P1"><text:span text:style-name="T6"><text:s/></text:span></text:p>
          </draw:text-box>
        </draw:frame>
        <draw:polygon draw:style-name="gr5" draw:text-style-name="P6" draw:layer="layout" svg:width="10.57cm" svg:height="0.466cm" svg:x="6.934cm" svg:y="7.251cm" svg:viewBox="0 0 10571 467" draw:points="0,467 10571,467 10571,0 0,0">
          <text:p/>
        </draw:polygon>
        <draw:frame draw:style-name="gr4" draw:text-style-name="P5" draw:layer="layout" svg:width="1.475cm" svg:height="0.39cm" svg:x="7.569cm" svg:y="6.795cm">
          <draw:text-box>
            <text:p text:style-name="P1"><text:span text:style-name="T5">Net profit </text:span></text:p>
          </draw:text-box>
        </draw:frame>
        <draw:frame draw:style-name="gr4" draw:text-style-name="P5" draw:layer="layout" svg:width="0.396cm" svg:height="0.39cm" svg:x="6.934cm" svg:y="7.26cm">
          <draw:text-box>
            <text:p text:style-name="P1"><text:span text:style-name="T5">vi)</text:span></text:p>
          </draw:text-box>
        </draw:frame>
        <draw:frame draw:style-name="gr4" draw:text-style-name="P5" draw:layer="layout" svg:width="0.35cm" svg:height="0.395cm" svg:x="7.328cm" svg:y="7.255cm">
          <draw:text-box>
            <text:p text:style-name="P1"><text:span text:style-name="T6"><text:s/></text:span></text:p>
          </draw:text-box>
        </draw:frame>
        <draw:polygon draw:style-name="gr5" draw:text-style-name="P6" draw:layer="layout" svg:width="10.57cm" svg:height="0.47cm" svg:x="6.934cm" svg:y="7.717cm" svg:viewBox="0 0 10571 471" draw:points="0,471 10571,471 10571,0 0,0">
          <text:p/>
        </draw:polygon>
        <draw:frame draw:style-name="gr4" draw:text-style-name="P5" draw:layer="layout" svg:width="4.858cm" svg:height="0.39cm" svg:x="7.569cm" svg:y="7.26cm">
          <draw:text-box>
            <text:p text:style-name="P1"><text:span text:style-name="T5">Improved in business operations* </text:span></text:p>
          </draw:text-box>
        </draw:frame>
        <draw:frame draw:style-name="gr4" draw:text-style-name="P5" draw:layer="layout" svg:width="0.493cm" svg:height="0.39cm" svg:x="6.934cm" svg:y="7.726cm">
          <draw:text-box>
            <text:p text:style-name="P1"><text:span text:style-name="T5">vii)</text:span></text:p>
          </draw:text-box>
        </draw:frame>
        <draw:frame draw:style-name="gr4" draw:text-style-name="P5" draw:layer="layout" svg:width="0.35cm" svg:height="0.395cm" svg:x="7.425cm" svg:y="7.721cm">
          <draw:text-box>
            <text:p text:style-name="P1"><text:span text:style-name="T6"><text:s/></text:span></text:p>
          </draw:text-box>
        </draw:frame>
        <draw:polygon draw:style-name="gr5" draw:text-style-name="P6" draw:layer="layout" svg:width="10.57cm" svg:height="0.465cm" svg:x="6.934cm" svg:y="8.187cm" svg:viewBox="0 0 10571 466" draw:points="0,466 10571,466 10571,0 0,0">
          <text:p/>
        </draw:polygon>
        <draw:frame draw:style-name="gr4" draw:text-style-name="P5" draw:layer="layout" svg:width="5.171cm" svg:height="0.39cm" svg:x="7.569cm" svg:y="7.726cm">
          <draw:text-box>
            <text:p text:style-name="P1"><text:span text:style-name="T5">Improved in employee satisfaction* </text:span></text:p>
          </draw:text-box>
        </draw:frame>
        <draw:polygon draw:style-name="gr5" draw:text-style-name="P6" draw:layer="layout" svg:width="10.57cm" svg:height="0.466cm" svg:x="6.934cm" svg:y="8.652cm" svg:viewBox="0 0 10571 467" draw:points="0,467 10571,467 10571,0 0,0">
          <text:p/>
        </draw:polygon>
        <draw:frame draw:style-name="gr4" draw:text-style-name="P5" draw:layer="layout" svg:width="0.35cm" svg:height="0.39cm" svg:x="6.934cm" svg:y="8.196cm">
          <draw:text-box>
            <text:p text:style-name="P1"><text:span text:style-name="T5"><text:s/></text:span></text:p>
          </draw:text-box>
        </draw:frame>
        <draw:polygon draw:style-name="gr5" draw:text-style-name="P6" draw:layer="layout" svg:width="10.57cm" svg:height="0.466cm" svg:x="6.934cm" svg:y="9.118cm" svg:viewBox="0 0 10571 467" draw:points="0,467 10571,467 10571,0 0,0">
          <text:p/>
        </draw:polygon>
        <draw:frame draw:style-name="gr4" draw:text-style-name="P5" draw:layer="layout" svg:width="10.272cm" svg:height="0.39cm" svg:x="6.934cm" svg:y="8.662cm">
          <draw:text-box>
            <text:p text:style-name="P1"><text:span text:style-name="T5">Note: The above are some general success indicators that can be used to </text:span></text:p>
          </draw:text-box>
        </draw:frame>
        <draw:polygon draw:style-name="gr5" draw:text-style-name="P6" draw:layer="layout" svg:width="10.57cm" svg:height="0.465cm" svg:x="6.934cm" svg:y="9.584cm" svg:viewBox="0 0 10571 466" draw:points="0,466 10571,466 10571,0 0,0">
          <text:p/>
        </draw:polygon>
        <draw:frame draw:style-name="gr4" draw:text-style-name="P5" draw:layer="layout" svg:width="9.785cm" svg:height="0.39cm" svg:x="6.934cm" svg:y="9.127cm">
          <draw:text-box>
            <text:p text:style-name="P1"><text:span text:style-name="T5">measure the impact of SPI on the customer side. In fact, all the other </text:span></text:p>
          </draw:text-box>
        </draw:frame>
        <draw:polygon draw:style-name="gr5" draw:text-style-name="P6" draw:layer="layout" svg:width="10.57cm" svg:height="0.47cm" svg:x="6.934cm" svg:y="10.049cm" svg:viewBox="0 0 10571 471" draw:points="0,471 10571,471 10571,0 0,0">
          <text:p/>
        </draw:polygon>
        <draw:frame draw:style-name="gr4" draw:text-style-name="P5" draw:layer="layout" svg:width="10.509cm" svg:height="0.39cm" svg:x="6.934cm" svg:y="9.593cm">
          <draw:text-box>
            <text:p text:style-name="P1"><text:span text:style-name="T5">success indicators listed in the Process, Project, Product and Organization </text:span></text:p>
          </draw:text-box>
        </draw:frame>
        <draw:polygon draw:style-name="gr5" draw:text-style-name="P6" draw:layer="layout" svg:width="10.57cm" svg:height="0.466cm" svg:x="6.934cm" svg:y="10.519cm" svg:viewBox="0 0 10571 467" draw:points="0,467 10571,467 10571,0 0,0">
          <text:p/>
        </draw:polygon>
        <draw:frame draw:style-name="gr4" draw:text-style-name="P5" draw:layer="layout" svg:width="10.518cm" svg:height="0.39cm" svg:x="6.934cm" svg:y="10.059cm">
          <draw:text-box>
            <text:p text:style-name="P1"><text:span text:style-name="T5">can be used depending on how and where the product is being used in the </text:span></text:p>
          </draw:text-box>
        </draw:frame>
        <draw:polygon draw:style-name="gr5" draw:text-style-name="P6" draw:layer="layout" svg:width="10.57cm" svg:height="0.677cm" svg:x="6.934cm" svg:y="10.985cm" svg:viewBox="0 0 10571 678" draw:points="0,678 10571,678 10571,0 0,0">
          <text:p/>
        </draw:polygon>
        <draw:frame draw:style-name="gr4" draw:text-style-name="P5" draw:layer="layout" svg:width="10.23cm" svg:height="0.39cm" svg:x="6.934cm" svg:y="10.528cm">
          <draw:text-box>
            <text:p text:style-name="P1"><text:span text:style-name="T5">customer’s organization. The ones marked with * not really metrics and </text:span></text:p>
          </draw:text-box>
        </draw:frame>
        <draw:polygon draw:style-name="gr2" draw:text-style-name="P3" draw:layer="layout" svg:width="0.017cm" svg:height="0.017cm" svg:x="3.081cm" svg:y="4.69cm" svg:viewBox="0 0 18 18" draw:points="0,18 18,18 18,0 0,0">
          <text:p/>
        </draw:polygon>
        <draw:polygon draw:style-name="gr2" draw:text-style-name="P3" draw:layer="layout" svg:width="3.637cm" svg:height="0.017cm" svg:x="3.098cm" svg:y="4.69cm" svg:viewBox="0 0 3638 18" draw:points="0,18 3638,18 3638,0 0,0">
          <text:p/>
        </draw:polygon>
        <draw:polygon draw:style-name="gr2" draw:text-style-name="P3" draw:layer="layout" svg:width="0.017cm" svg:height="0.017cm" svg:x="6.735cm" svg:y="4.69cm" svg:viewBox="0 0 18 18" draw:points="0,18 18,18 18,0 0,0">
          <text:p/>
        </draw:polygon>
        <draw:polygon draw:style-name="gr2" draw:text-style-name="P3" draw:layer="layout" svg:width="10.939cm" svg:height="0.017cm" svg:x="6.752cm" svg:y="4.69cm" svg:viewBox="0 0 10940 18" draw:points="0,18 10940,18 10940,0 0,0">
          <text:p/>
        </draw:polygon>
        <draw:polygon draw:style-name="gr2" draw:text-style-name="P3" draw:layer="layout" svg:width="0.017cm" svg:height="0.017cm" svg:x="17.691cm" svg:y="4.69cm" svg:viewBox="0 0 18 18" draw:points="0,18 18,18 18,0 0,0">
          <text:p/>
        </draw:polygon>
        <draw:polygon draw:style-name="gr2" draw:text-style-name="P3" draw:layer="layout" svg:width="0.017cm" svg:height="6.955cm" svg:x="3.081cm" svg:y="4.707cm" svg:viewBox="0 0 18 6956" draw:points="0,6956 18,6956 18,0 0,0">
          <text:p/>
        </draw:polygon>
        <draw:polygon draw:style-name="gr2" draw:text-style-name="P3" draw:layer="layout" svg:width="0.017cm" svg:height="6.955cm" svg:x="6.735cm" svg:y="4.707cm" svg:viewBox="0 0 18 6956" draw:points="0,6956 18,6956 18,0 0,0">
          <text:p/>
        </draw:polygon>
        <draw:polygon draw:style-name="gr2" draw:text-style-name="P3" draw:layer="layout" svg:width="0.017cm" svg:height="6.955cm" svg:x="17.691cm" svg:y="4.707cm" svg:viewBox="0 0 18 6956" draw:points="0,6956 18,6956 18,0 0,0">
          <text:p/>
        </draw:polygon>
        <draw:frame draw:style-name="gr4" draw:text-style-name="P5" draw:layer="layout" svg:width="7.44cm" svg:height="0.39cm" svg:x="6.934cm" svg:y="10.994cm">
          <draw:text-box>
            <text:p text:style-name="P1"><text:span text:style-name="T5">the can be measured using survey / questionnaires. <text:s text:c="2"/></text:span></text:p>
          </draw:text-box>
        </draw:frame>
        <draw:polygon draw:style-name="gr5" draw:text-style-name="P6" draw:layer="layout" svg:width="0.182cm" svg:height="5.089cm" svg:x="6.752cm" svg:y="11.679cm" svg:viewBox="0 0 183 5090" draw:points="0,5090 183,5090 183,0 0,0">
          <text:p/>
        </draw:polygon>
        <draw:polygon draw:style-name="gr5" draw:text-style-name="P6" draw:layer="layout" svg:width="0.182cm" svg:height="5.089cm" svg:x="17.504cm" svg:y="11.679cm" svg:viewBox="0 0 183 5090" draw:points="0,5090 183,5090 183,0 0,0">
          <text:p/>
        </draw:polygon>
        <draw:polygon draw:style-name="gr5" draw:text-style-name="P6" draw:layer="layout" svg:width="10.57cm" svg:height="0.678cm" svg:x="6.934cm" svg:y="11.679cm" svg:viewBox="0 0 10571 679" draw:points="0,679 10571,679 10571,0 0,0">
          <text:p/>
        </draw:polygon>
        <draw:frame draw:style-name="gr4" draw:text-style-name="P5" draw:layer="layout" svg:width="1.581cm" svg:height="0.412cm" svg:x="4.373cm" svg:y="14.021cm">
          <draw:text-box>
            <text:p text:style-name="P1"><text:span text:style-name="T4">Society </text:span></text:p>
          </draw:text-box>
        </draw:frame>
        <draw:frame draw:style-name="gr4" draw:text-style-name="P5" draw:layer="layout" svg:width="0.35cm" svg:height="0.39cm" svg:x="6.934cm" svg:y="11.9cm">
          <draw:text-box>
            <text:p text:style-name="P1"><text:span text:style-name="T5">i)</text:span></text:p>
          </draw:text-box>
        </draw:frame>
        <draw:frame draw:style-name="gr4" draw:text-style-name="P5" draw:layer="layout" svg:width="0.35cm" svg:height="0.395cm" svg:x="7.15cm" svg:y="11.895cm">
          <draw:text-box>
            <text:p text:style-name="P1"><text:span text:style-name="T6"><text:s/></text:span></text:p>
          </draw:text-box>
        </draw:frame>
        <draw:polygon draw:style-name="gr5" draw:text-style-name="P6" draw:layer="layout" svg:width="10.57cm" svg:height="0.47cm" svg:x="6.934cm" svg:y="12.357cm" svg:viewBox="0 0 10571 471" draw:points="0,471 10571,471 10571,0 0,0">
          <text:p/>
        </draw:polygon>
        <draw:frame draw:style-name="gr4" draw:text-style-name="P5" draw:layer="layout" svg:width="5.052cm" svg:height="0.39cm" svg:x="7.569cm" svg:y="11.9cm">
          <draw:text-box>
            <text:p text:style-name="P1"><text:span text:style-name="T5">Environmental pollutions / hazards </text:span></text:p>
          </draw:text-box>
        </draw:frame>
        <draw:frame draw:style-name="gr4" draw:text-style-name="P5" draw:layer="layout" svg:width="0.35cm" svg:height="0.39cm" svg:x="6.934cm" svg:y="12.366cm">
          <draw:text-box>
            <text:p text:style-name="P1"><text:span text:style-name="T5">ii)</text:span></text:p>
          </draw:text-box>
        </draw:frame>
        <draw:frame draw:style-name="gr4" draw:text-style-name="P5" draw:layer="layout" svg:width="0.35cm" svg:height="0.395cm" svg:x="7.248cm" svg:y="12.361cm">
          <draw:text-box>
            <text:p text:style-name="P1"><text:span text:style-name="T6"><text:s/></text:span></text:p>
          </draw:text-box>
        </draw:frame>
        <draw:polygon draw:style-name="gr5" draw:text-style-name="P6" draw:layer="layout" svg:width="10.57cm" svg:height="0.465cm" svg:x="6.934cm" svg:y="12.827cm" svg:viewBox="0 0 10571 466" draw:points="0,466 10571,466 10571,0 0,0">
          <text:p/>
        </draw:polygon>
        <draw:frame draw:style-name="gr4" draw:text-style-name="P5" draw:layer="layout" svg:width="1.924cm" svg:height="0.39cm" svg:x="7.569cm" svg:y="12.366cm">
          <draw:text-box>
            <text:p text:style-name="P1"><text:span text:style-name="T5">Public safety </text:span></text:p>
          </draw:text-box>
        </draw:frame>
        <draw:frame draw:style-name="gr4" draw:text-style-name="P5" draw:layer="layout" svg:width="0.413cm" svg:height="0.39cm" svg:x="6.934cm" svg:y="12.836cm">
          <draw:text-box>
            <text:p text:style-name="P1"><text:span text:style-name="T5">iii)</text:span></text:p>
          </draw:text-box>
        </draw:frame>
        <draw:frame draw:style-name="gr4" draw:text-style-name="P5" draw:layer="layout" svg:width="0.35cm" svg:height="0.395cm" svg:x="7.345cm" svg:y="12.831cm">
          <draw:text-box>
            <text:p text:style-name="P1"><text:span text:style-name="T6"><text:s/></text:span></text:p>
          </draw:text-box>
        </draw:frame>
        <draw:polygon draw:style-name="gr5" draw:text-style-name="P6" draw:layer="layout" svg:width="10.57cm" svg:height="0.466cm" svg:x="6.934cm" svg:y="13.292cm" svg:viewBox="0 0 10571 467" draw:points="0,467 10571,467 10571,0 0,0">
          <text:p/>
        </draw:polygon>
        <draw:frame draw:style-name="gr4" draw:text-style-name="P5" draw:layer="layout" svg:width="1.945cm" svg:height="0.39cm" svg:x="7.569cm" svg:y="12.836cm">
          <draw:text-box>
            <text:p text:style-name="P1"><text:span text:style-name="T5">Public health </text:span></text:p>
          </draw:text-box>
        </draw:frame>
        <draw:frame draw:style-name="gr4" draw:text-style-name="P5" draw:layer="layout" svg:width="0.396cm" svg:height="0.39cm" svg:x="6.934cm" svg:y="13.301cm">
          <draw:text-box>
            <text:p text:style-name="P1"><text:span text:style-name="T5">iv)</text:span></text:p>
          </draw:text-box>
        </draw:frame>
        <draw:frame draw:style-name="gr4" draw:text-style-name="P5" draw:layer="layout" svg:width="0.35cm" svg:height="0.395cm" svg:x="7.328cm" svg:y="13.296cm">
          <draw:text-box>
            <text:p text:style-name="P1"><text:span text:style-name="T6"><text:s/></text:span></text:p>
          </draw:text-box>
        </draw:frame>
        <draw:polygon draw:style-name="gr5" draw:text-style-name="P6" draw:layer="layout" svg:width="10.57cm" svg:height="0.466cm" svg:x="6.934cm" svg:y="13.758cm" svg:viewBox="0 0 10571 467" draw:points="0,467 10571,467 10571,0 0,0">
          <text:p/>
        </draw:polygon>
        <draw:frame draw:style-name="gr4" draw:text-style-name="P5" draw:layer="layout" svg:width="2.538cm" svg:height="0.39cm" svg:x="7.569cm" svg:y="13.301cm">
          <draw:text-box>
            <text:p text:style-name="P1"><text:span text:style-name="T5">Job opportunities </text:span></text:p>
          </draw:text-box>
        </draw:frame>
        <draw:frame draw:style-name="gr4" draw:text-style-name="P5" draw:layer="layout" svg:width="0.35cm" svg:height="0.39cm" svg:x="6.934cm" svg:y="13.767cm">
          <draw:text-box>
            <text:p text:style-name="P1"><text:span text:style-name="T5">v)</text:span></text:p>
          </draw:text-box>
        </draw:frame>
        <draw:frame draw:style-name="gr4" draw:text-style-name="P5" draw:layer="layout" svg:width="0.35cm" svg:height="0.395cm" svg:x="7.226cm" svg:y="13.762cm">
          <draw:text-box>
            <text:p text:style-name="P1"><text:span text:style-name="T6"><text:s/></text:span></text:p>
          </draw:text-box>
        </draw:frame>
        <draw:polygon draw:style-name="gr5" draw:text-style-name="P6" draw:layer="layout" svg:width="10.57cm" svg:height="0.465cm" svg:x="6.934cm" svg:y="14.224cm" svg:viewBox="0 0 10571 466" draw:points="0,466 10571,466 10571,0 0,0">
          <text:p/>
        </draw:polygon>
        <draw:frame draw:style-name="gr4" draw:text-style-name="P5" draw:layer="layout" svg:width="2.093cm" svg:height="0.39cm" svg:x="7.569cm" svg:y="13.767cm">
          <draw:text-box>
            <text:p text:style-name="P1"><text:span text:style-name="T5">Quality of life </text:span></text:p>
          </draw:text-box>
        </draw:frame>
        <draw:frame draw:style-name="gr4" draw:text-style-name="P5" draw:layer="layout" svg:width="0.396cm" svg:height="0.39cm" svg:x="6.934cm" svg:y="14.233cm">
          <draw:text-box>
            <text:p text:style-name="P1"><text:span text:style-name="T5">vi)</text:span></text:p>
          </draw:text-box>
        </draw:frame>
        <draw:frame draw:style-name="gr4" draw:text-style-name="P5" draw:layer="layout" svg:width="0.35cm" svg:height="0.395cm" svg:x="7.328cm" svg:y="14.228cm">
          <draw:text-box>
            <text:p text:style-name="P1"><text:span text:style-name="T6"><text:s/></text:span></text:p>
          </draw:text-box>
        </draw:frame>
        <draw:polygon draw:style-name="gr5" draw:text-style-name="P6" draw:layer="layout" svg:width="10.57cm" svg:height="0.47cm" svg:x="6.934cm" svg:y="14.689cm" svg:viewBox="0 0 10571 471" draw:points="0,471 10571,471 10571,0 0,0">
          <text:p/>
        </draw:polygon>
        <draw:frame draw:style-name="gr4" draw:text-style-name="P5" draw:layer="layout" svg:width="6.5cm" svg:height="0.39cm" svg:x="7.569cm" svg:y="14.233cm">
          <draw:text-box>
            <text:p text:style-name="P1"><text:span text:style-name="T5">Other social, economic and political benefits. </text:span></text:p>
          </draw:text-box>
        </draw:frame>
        <draw:polygon draw:style-name="gr5" draw:text-style-name="P6" draw:layer="layout" svg:width="10.57cm" svg:height="0.466cm" svg:x="6.934cm" svg:y="15.159cm" svg:viewBox="0 0 10571 467" draw:points="0,467 10571,467 10571,0 0,0">
          <text:p/>
        </draw:polygon>
        <draw:frame draw:style-name="gr4" draw:text-style-name="P5" draw:layer="layout" svg:width="0.35cm" svg:height="0.39cm" svg:x="7.569cm" svg:y="14.698cm">
          <draw:text-box>
            <text:p text:style-name="P1"><text:span text:style-name="T5"><text:s/></text:span></text:p>
          </draw:text-box>
        </draw:frame>
        <draw:polygon draw:style-name="gr5" draw:text-style-name="P6" draw:layer="layout" svg:width="10.57cm" svg:height="0.465cm" svg:x="6.934cm" svg:y="15.625cm" svg:viewBox="0 0 10571 466" draw:points="0,466 10571,466 10571,0 0,0">
          <text:p/>
        </draw:polygon>
        <draw:frame draw:style-name="gr4" draw:text-style-name="P5" draw:layer="layout" svg:width="10.657cm" svg:height="0.39cm" svg:x="6.934cm" svg:y="15.168cm">
          <draw:text-box>
            <text:p text:style-name="P1"><text:span text:style-name="T5">Note: The above are some general areas that we can measure the impact of </text:span></text:p>
          </draw:text-box>
        </draw:frame>
        <draw:polygon draw:style-name="gr5" draw:text-style-name="P6" draw:layer="layout" svg:width="10.57cm" svg:height="0.678cm" svg:x="6.934cm" svg:y="16.09cm" svg:viewBox="0 0 10571 679" draw:points="0,679 10571,679 10571,0 0,0">
          <text:p/>
        </draw:polygon>
        <draw:frame draw:style-name="gr4" draw:text-style-name="P5" draw:layer="layout" svg:width="9.984cm" svg:height="0.39cm" svg:x="6.934cm" svg:y="15.634cm">
          <draw:text-box>
            <text:p text:style-name="P1"><text:span text:style-name="T5">the SPI to the society. The exact metrics are depending on the specific </text:span></text:p>
          </draw:text-box>
        </draw:frame>
        <draw:polygon draw:style-name="gr2" draw:text-style-name="P3" draw:layer="layout" svg:width="0.017cm" svg:height="0.017cm" svg:x="3.081cm" svg:y="11.662cm" svg:viewBox="0 0 18 18" draw:points="0,18 18,18 18,0 0,0">
          <text:p/>
        </draw:polygon>
        <draw:polygon draw:style-name="gr2" draw:text-style-name="P3" draw:layer="layout" svg:width="3.637cm" svg:height="0.017cm" svg:x="3.098cm" svg:y="11.662cm" svg:viewBox="0 0 3638 18" draw:points="0,18 3638,18 3638,0 0,0">
          <text:p/>
        </draw:polygon>
        <draw:polygon draw:style-name="gr2" draw:text-style-name="P3" draw:layer="layout" svg:width="0.017cm" svg:height="0.017cm" svg:x="6.735cm" svg:y="11.662cm" svg:viewBox="0 0 18 18" draw:points="0,18 18,18 18,0 0,0">
          <text:p/>
        </draw:polygon>
        <draw:polygon draw:style-name="gr2" draw:text-style-name="P3" draw:layer="layout" svg:width="10.939cm" svg:height="0.017cm" svg:x="6.752cm" svg:y="11.662cm" svg:viewBox="0 0 10940 18" draw:points="0,18 10940,18 10940,0 0,0">
          <text:p/>
        </draw:polygon>
        <draw:polygon draw:style-name="gr2" draw:text-style-name="P3" draw:layer="layout" svg:width="0.017cm" svg:height="0.017cm" svg:x="17.691cm" svg:y="11.662cm" svg:viewBox="0 0 18 18" draw:points="0,18 18,18 18,0 0,0">
          <text:p/>
        </draw:polygon>
        <draw:polygon draw:style-name="gr2" draw:text-style-name="P3" draw:layer="layout" svg:width="0.017cm" svg:height="5.089cm" svg:x="3.081cm" svg:y="11.679cm" svg:viewBox="0 0 18 5090" draw:points="0,5090 18,5090 18,0 0,0">
          <text:p/>
        </draw:polygon>
        <draw:polygon draw:style-name="gr2" draw:text-style-name="P3" draw:layer="layout" svg:width="0.017cm" svg:height="0.017cm" svg:x="3.081cm" svg:y="16.768cm" svg:viewBox="0 0 18 18" draw:points="0,18 18,18 18,0 0,0">
          <text:p/>
        </draw:polygon>
        <draw:polygon draw:style-name="gr2" draw:text-style-name="P3" draw:layer="layout" svg:width="0.017cm" svg:height="0.017cm" svg:x="3.081cm" svg:y="16.768cm" svg:viewBox="0 0 18 18" draw:points="0,18 18,18 18,0 0,0">
          <text:p/>
        </draw:polygon>
        <draw:polygon draw:style-name="gr2" draw:text-style-name="P3" draw:layer="layout" svg:width="3.637cm" svg:height="0.017cm" svg:x="3.098cm" svg:y="16.768cm" svg:viewBox="0 0 3638 18" draw:points="0,18 3638,18 3638,0 0,0">
          <text:p/>
        </draw:polygon>
        <draw:polygon draw:style-name="gr2" draw:text-style-name="P3" draw:layer="layout" svg:width="0.017cm" svg:height="5.089cm" svg:x="6.735cm" svg:y="11.679cm" svg:viewBox="0 0 18 5090" draw:points="0,5090 18,5090 18,0 0,0">
          <text:p/>
        </draw:polygon>
        <draw:polygon draw:style-name="gr2" draw:text-style-name="P3" draw:layer="layout" svg:width="0.017cm" svg:height="0.017cm" svg:x="6.735cm" svg:y="16.768cm" svg:viewBox="0 0 18 18" draw:points="0,18 18,18 18,0 0,0">
          <text:p/>
        </draw:polygon>
        <draw:polygon draw:style-name="gr2" draw:text-style-name="P3" draw:layer="layout" svg:width="10.939cm" svg:height="0.017cm" svg:x="6.752cm" svg:y="16.768cm" svg:viewBox="0 0 10940 18" draw:points="0,18 10940,18 10940,0 0,0">
          <text:p/>
        </draw:polygon>
        <draw:polygon draw:style-name="gr2" draw:text-style-name="P3" draw:layer="layout" svg:width="0.017cm" svg:height="5.089cm" svg:x="17.691cm" svg:y="11.679cm" svg:viewBox="0 0 18 5090" draw:points="0,5090 18,5090 18,0 0,0">
          <text:p/>
        </draw:polygon>
        <draw:polygon draw:style-name="gr2" draw:text-style-name="P3" draw:layer="layout" svg:width="0.017cm" svg:height="0.017cm" svg:x="17.691cm" svg:y="16.768cm" svg:viewBox="0 0 18 18" draw:points="0,18 18,18 18,0 0,0">
          <text:p/>
        </draw:polygon>
        <draw:polygon draw:style-name="gr2" draw:text-style-name="P3" draw:layer="layout" svg:width="0.017cm" svg:height="0.017cm" svg:x="17.691cm" svg:y="16.768cm" svg:viewBox="0 0 18 18" draw:points="0,18 18,18 18,0 0,0">
          <text:p/>
        </draw:polygon>
        <draw:frame draw:style-name="gr4" draw:text-style-name="P5" draw:layer="layout" svg:width="7.736cm" svg:height="0.39cm" svg:x="6.934cm" svg:y="16.1cm">
          <draw:text-box>
            <text:p text:style-name="P1"><text:span text:style-name="T5">product that is directly / indirectly used by the people. </text:span></text:p>
          </draw:text-box>
        </draw:frame>
        <draw:frame draw:style-name="gr1" draw:text-style-name="P2" draw:layer="layout" svg:width="0.388cm" svg:height="0.433cm" svg:x="3.882cm" svg:y="17.001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NewRoman1" svg:font-family="TimesNewRoman"/>
    <style:font-face style:name="TimesNewRomanPS1" svg:font-family="TimesNewRomanP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9cm" fo:margin-bottom="1cm" fo:margin-left="3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5" style:page-layout-name="PM0" draw:style-name="Mdp1"/>
    <style:master-page style:name="master-page3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05T18:19:54.868349711</dc:date>
    <dc:creator>Dani </dc:creator>
    <meta:editing-duration>PT4M41S</meta:editing-duration>
    <meta:editing-cycles>1</meta:editing-cycles>
    <meta:document-statistic meta:object-count="843"/>
    <meta:generator>LibreOffice/5.2.2.2$Linux_X86_64 LibreOffice_project/20m0$Build-2</meta:generator>
  </office:meta>
</office:document-meta>
</file>